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" svg:font-family="&quot;Nimbus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1" table:number-columns-repeated="16371" table:default-cell-style-name="ce1"/>
        <table:table-row table:style-name="ro1">
          <table:table-cell office:value-type="string" table:style-name="ce1">
            <text:p>JAVA</text:p>
          </table:table-cell>
          <table:table-cell office:value-type="string" table:number-columns-spanned="4" table:number-rows-spanned="1" table:style-name="ce3">
            <text:p>Best Case</text:p>
          </table:table-cell>
          <table:covered-table-cell table:number-columns-repeated="3"/>
          <table:table-cell office:value-type="string" table:number-columns-spanned="4" table:number-rows-spanned="1" table:style-name="ce3">
            <text:p>Worse Case</text:p>
          </table:table-cell>
          <table:covered-table-cell table:number-columns-repeated="3"/>
          <table:table-cell office:value-type="string" table:number-columns-spanned="4" table:number-rows-spanned="1" table:style-name="ce3">
            <text:p>Worse Case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office:value-type="string" table:style-name="ce1">
            <text:p>Data size/million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282639999999999" table:style-name="ce1">
            <text:p>2.328264</text:p>
          </table:table-cell>
          <table:table-cell office:value-type="float" office:value="2.3930000000000002E-3" table:style-name="ce2">
            <text:p>2.39E-03</text:p>
          </table:table-cell>
          <table:table-cell office:value-type="float" office:value="9.1500000000000001E-4" table:style-name="ce2">
            <text:p>9.15E-04</text:p>
          </table:table-cell>
          <table:table-cell office:value-type="float" office:value="7.9000000000000001E-4" table:style-name="ce2">
            <text:p>7.90E-04</text:p>
          </table:table-cell>
          <table:table-cell office:value-type="float" office:value="2.6328309999999999" table:style-name="ce1">
            <text:p>2.632831</text:p>
          </table:table-cell>
          <table:table-cell office:value-type="float" office:value="2.3978619999999999" table:style-name="ce1">
            <text:p>2.397862</text:p>
          </table:table-cell>
          <table:table-cell office:value-type="float" office:value="2.1556340000000001" table:style-name="ce1">
            <text:p>2.155634</text:p>
          </table:table-cell>
          <table:table-cell office:value-type="float" office:value="9.9759499999999992" table:style-name="ce1">
            <text:p>9.97595</text:p>
          </table:table-cell>
          <table:table-cell office:value-type="float" office:value="2.1692999999999998" table:style-name="ce1">
            <text:p>2.1693</text:p>
          </table:table-cell>
          <table:table-cell office:value-type="float" office:value="2.0954000000000002" table:style-name="ce1">
            <text:p>2.0954</text:p>
          </table:table-cell>
          <table:table-cell office:value-type="float" office:value="1.8576999999999999" table:style-name="ce1">
            <text:p>1.8577</text:p>
          </table:table-cell>
          <table:table-cell office:value-type="float" office:value="11.9278" table:style-name="ce1">
            <text:p>11.9278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547850000000002" table:style-name="ce1">
            <text:p>2.954785</text:p>
          </table:table-cell>
          <table:table-cell office:value-type="float" office:value="8.8999999999999999E-3" table:style-name="ce2">
            <text:p>8.90E-03</text:p>
          </table:table-cell>
          <table:table-cell office:value-type="float" office:value="2.6570000000000001E-3" table:style-name="ce2">
            <text:p>2.66E-03</text:p>
          </table:table-cell>
          <table:table-cell office:value-type="float" office:value="1.9629999999999999E-3" table:style-name="ce1">
            <text:p>0.001963</text:p>
          </table:table-cell>
          <table:table-cell office:value-type="float" office:value="0.57982999999999996" table:style-name="ce1">
            <text:p>0.57983</text:p>
          </table:table-cell>
          <table:table-cell office:value-type="float" office:value="0.40336899999999998" table:style-name="ce1">
            <text:p>0.403369</text:p>
          </table:table-cell>
          <table:table-cell office:value-type="float" office:value="3.187322" table:style-name="ce1">
            <text:p>3.187322</text:p>
          </table:table-cell>
          <table:table-cell office:value-type="float" office:value="15.560860999999999" table:style-name="ce1">
            <text:p>15.560861</text:p>
          </table:table-cell>
          <table:table-cell office:value-type="float" office:value="4.3136999999999999" table:style-name="ce1">
            <text:p>4.3137</text:p>
          </table:table-cell>
          <table:table-cell office:value-type="float" office:value="4.2862" table:style-name="ce1">
            <text:p>4.2862</text:p>
          </table:table-cell>
          <table:table-cell office:value-type="float" office:value="3.7440000000000002" table:style-name="ce1">
            <text:p>3.744</text:p>
          </table:table-cell>
          <table:table-cell office:value-type="float" office:value="25.100100000000001" table:style-name="ce1">
            <text:p>25.1001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377610000000001" table:style-name="ce1">
            <text:p>1.437761</text:p>
          </table:table-cell>
          <table:table-cell office:value-type="float" office:value="1.676E-3" table:style-name="ce2">
            <text:p>1.68E-03</text:p>
          </table:table-cell>
          <table:table-cell office:value-type="float" office:value="1.0989999999999999E-3" table:style-name="ce2">
            <text:p>1.10E-03</text:p>
          </table:table-cell>
          <table:table-cell office:value-type="float" office:value="1.1169999999999999E-3" table:style-name="ce1">
            <text:p>0.001117</text:p>
          </table:table-cell>
          <table:table-cell office:value-type="float" office:value="1.2095830000000001" table:style-name="ce1">
            <text:p>1.209583</text:p>
          </table:table-cell>
          <table:table-cell office:value-type="float" office:value="0.80879400000000001" table:style-name="ce1">
            <text:p>0.808794</text:p>
          </table:table-cell>
          <table:table-cell office:value-type="float" office:value="0.79574900000000004" table:style-name="ce1">
            <text:p>0.795749</text:p>
          </table:table-cell>
          <table:table-cell office:value-type="float" office:value="24.938931" table:style-name="ce1">
            <text:p>24.938931</text:p>
          </table:table-cell>
          <table:table-cell office:value-type="float" office:value="6.4861000000000004" table:style-name="ce1">
            <text:p>6.4861</text:p>
          </table:table-cell>
          <table:table-cell office:value-type="float" office:value="6.5297000000000001" table:style-name="ce1">
            <text:p>6.5297</text:p>
          </table:table-cell>
          <table:table-cell office:value-type="float" office:value="5.7072000000000003" table:style-name="ce1">
            <text:p>5.7072</text:p>
          </table:table-cell>
          <table:table-cell office:value-type="float" office:value="39.039299999999997" table:style-name="ce1">
            <text:p>39.0393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211780000000001" table:style-name="ce1">
            <text:p>1.721178</text:p>
          </table:table-cell>
          <table:table-cell office:value-type="float" office:value="1.2066E-2" table:style-name="ce2">
            <text:p>1.21E-02</text:p>
          </table:table-cell>
          <table:table-cell office:value-type="float" office:value="1.145E-3" table:style-name="ce2">
            <text:p>1.15E-03</text:p>
          </table:table-cell>
          <table:table-cell office:value-type="float" office:value="4.17E-4" table:style-name="ce2">
            <text:p>4.17E-04</text:p>
          </table:table-cell>
          <table:table-cell office:value-type="float" office:value="1.6169530000000001" table:style-name="ce1">
            <text:p>1.616953</text:p>
          </table:table-cell>
          <table:table-cell office:value-type="float" office:value="1.1331880000000001" table:style-name="ce1">
            <text:p>1.133188</text:p>
          </table:table-cell>
          <table:table-cell office:value-type="float" office:value="1.024076" table:style-name="ce1">
            <text:p>1.024076</text:p>
          </table:table-cell>
          <table:table-cell office:value-type="float" office:value="33.983547999999999" table:style-name="ce1">
            <text:p>33.983548</text:p>
          </table:table-cell>
          <table:table-cell office:value-type="float" office:value="8.6452000000000009" table:style-name="ce1">
            <text:p>8.6452</text:p>
          </table:table-cell>
          <table:table-cell office:value-type="float" office:value="8.6293000000000006" table:style-name="ce1">
            <text:p>8.6293</text:p>
          </table:table-cell>
          <table:table-cell office:value-type="float" office:value="7.5350999999999999" table:style-name="ce1">
            <text:p>7.5351</text:p>
          </table:table-cell>
          <table:table-cell office:value-type="float" office:value="52.462499999999999" table:style-name="ce1">
            <text:p>52.4625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0140440000000002" table:style-name="ce1">
            <text:p>2.014044</text:p>
          </table:table-cell>
          <table:table-cell office:value-type="float" office:value="3.7230000000000002E-3" table:style-name="ce2">
            <text:p>3.72E-03</text:p>
          </table:table-cell>
          <table:table-cell office:value-type="float" office:value="8.9700000000000001E-4" table:style-name="ce2">
            <text:p>8.97E-04</text:p>
          </table:table-cell>
          <table:table-cell office:value-type="float" office:value="9.1799999999999998E-4" table:style-name="ce2">
            <text:p>9.18E-04</text:p>
          </table:table-cell>
          <table:table-cell office:value-type="float" office:value="2.1275140000000001" table:style-name="ce1">
            <text:p>2.127514</text:p>
          </table:table-cell>
          <table:table-cell office:value-type="float" office:value="1.2541119999999999" table:style-name="ce1">
            <text:p>1.254112</text:p>
          </table:table-cell>
          <table:table-cell office:value-type="float" office:value="1.27742" table:style-name="ce1">
            <text:p>1.27742</text:p>
          </table:table-cell>
          <table:table-cell office:value-type="float" office:value="41.172237000000003" table:style-name="ce1">
            <text:p>41.172237</text:p>
          </table:table-cell>
          <table:table-cell office:value-type="float" office:value="10.771699999999999" table:style-name="ce1">
            <text:p>10.7717</text:p>
          </table:table-cell>
          <table:table-cell office:value-type="float" office:value="10.765499999999999" table:style-name="ce1">
            <text:p>10.7655</text:p>
          </table:table-cell>
          <table:table-cell office:value-type="float" office:value="9.3994" table:style-name="ce1">
            <text:p>9.3994</text:p>
          </table:table-cell>
          <table:table-cell office:value-type="float" office:value="65.082599999999999" table:style-name="ce1">
            <text:p>65.0826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96624" table:style-name="ce1">
            <text:p>2.296624</text:p>
          </table:table-cell>
          <table:table-cell office:value-type="float" office:value="4.0400000000000002E-3" table:style-name="ce2">
            <text:p>4.04E-03</text:p>
          </table:table-cell>
          <table:table-cell office:value-type="float" office:value="1.0269999999999999E-3" table:style-name="ce2">
            <text:p>1.03E-03</text:p>
          </table:table-cell>
          <table:table-cell office:value-type="float" office:value="4.4099999999999999E-4" table:style-name="ce2">
            <text:p>4.41E-04</text:p>
          </table:table-cell>
          <table:table-cell office:value-type="float" office:value="2.0905879999999999" table:style-name="ce1">
            <text:p>2.090588</text:p>
          </table:table-cell>
          <table:table-cell office:value-type="float" office:value="1.684723" table:style-name="ce1">
            <text:p>1.684723</text:p>
          </table:table-cell>
          <table:table-cell office:value-type="float" office:value="1.520222" table:style-name="ce1">
            <text:p>1.520222</text:p>
          </table:table-cell>
          <table:table-cell office:value-type="float" office:value="53.180981000000003" table:style-name="ce1">
            <text:p>53.180981</text:p>
          </table:table-cell>
          <table:table-cell office:value-type="float" office:value="12.9292" table:style-name="ce1">
            <text:p>12.9292</text:p>
          </table:table-cell>
          <table:table-cell office:value-type="float" office:value="12.9269" table:style-name="ce1">
            <text:p>12.9269</text:p>
          </table:table-cell>
          <table:table-cell office:value-type="float" office:value="11.2935" table:style-name="ce1">
            <text:p>11.2935</text:p>
          </table:table-cell>
          <table:table-cell office:value-type="float" office:value="79.314800000000005" table:style-name="ce1">
            <text:p>79.3148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6774179999999999" table:style-name="ce1">
            <text:p>2.677418</text:p>
          </table:table-cell>
          <table:table-cell office:value-type="float" office:value="2.7980000000000001E-3" table:style-name="ce2">
            <text:p>2.80E-03</text:p>
          </table:table-cell>
          <table:table-cell office:value-type="float" office:value="1.06E-3" table:style-name="ce2">
            <text:p>1.06E-03</text:p>
          </table:table-cell>
          <table:table-cell office:value-type="float" office:value="3.2400000000000001E-4" table:style-name="ce2">
            <text:p>3.24E-04</text:p>
          </table:table-cell>
          <table:table-cell office:value-type="float" office:value="2.611199" table:style-name="ce1">
            <text:p>2.611199</text:p>
          </table:table-cell>
          <table:table-cell office:value-type="float" office:value="1.8286530000000001" table:style-name="ce1">
            <text:p>1.828653</text:p>
          </table:table-cell>
          <table:table-cell office:value-type="float" office:value="2.08636" table:style-name="ce1">
            <text:p>2.08636</text:p>
          </table:table-cell>
          <table:table-cell office:value-type="float" office:value="64.553740000000005" table:style-name="ce1">
            <text:p>64.55374</text:p>
          </table:table-cell>
          <table:table-cell office:value-type="float" office:value="15.129" table:style-name="ce1">
            <text:p>15.129</text:p>
          </table:table-cell>
          <table:table-cell office:value-type="float" office:value="15.148400000000001" table:style-name="ce1">
            <text:p>15.1484</text:p>
          </table:table-cell>
          <table:table-cell office:value-type="float" office:value="13.353999999999999" table:style-name="ce1">
            <text:p>13.354</text:p>
          </table:table-cell>
          <table:table-cell office:value-type="float" office:value="94.913399999999996" table:style-name="ce1">
            <text:p>94.913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7641179999999999" table:style-name="ce1">
            <text:p>2.764118</text:p>
          </table:table-cell>
          <table:table-cell office:value-type="float" office:value="2.7950000000000002E-3" table:style-name="ce2">
            <text:p>2.80E-03</text:p>
          </table:table-cell>
          <table:table-cell office:value-type="float" office:value="1.47E-3" table:style-name="ce2">
            <text:p>1.47E-03</text:p>
          </table:table-cell>
          <table:table-cell office:value-type="float" office:value="8.2100000000000001E-4" table:style-name="ce2">
            <text:p>8.21E-04</text:p>
          </table:table-cell>
          <table:table-cell office:value-type="float" office:value="2.712885" table:style-name="ce1">
            <text:p>2.712885</text:p>
          </table:table-cell>
          <table:table-cell office:value-type="float" office:value="2.002802" table:style-name="ce1">
            <text:p>2.002802</text:p>
          </table:table-cell>
          <table:table-cell office:value-type="float" office:value="2.2776730000000001" table:style-name="ce1">
            <text:p>2.277673</text:p>
          </table:table-cell>
          <table:table-cell office:value-type="float" office:value="71.579632000000004" table:style-name="ce1">
            <text:p>71.579632</text:p>
          </table:table-cell>
          <table:table-cell office:value-type="float" office:value="17.285299999999999" table:style-name="ce1">
            <text:p>17.2853</text:p>
          </table:table-cell>
          <table:table-cell office:value-type="float" office:value="17.2989" table:style-name="ce1">
            <text:p>17.2989</text:p>
          </table:table-cell>
          <table:table-cell office:value-type="float" office:value="15.123200000000001" table:style-name="ce1">
            <text:p>15.1232</text:p>
          </table:table-cell>
          <table:table-cell office:value-type="float" office:value="108.2282" table:style-name="ce1">
            <text:p>108.2282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3132090000000001" table:style-name="ce1">
            <text:p>3.313209</text:p>
          </table:table-cell>
          <table:table-cell office:value-type="float" office:value="4.0940000000000004E-3" table:style-name="ce2">
            <text:p>4.09E-03</text:p>
          </table:table-cell>
          <table:table-cell office:value-type="float" office:value="9.4499999999999998E-4" table:style-name="ce2">
            <text:p>9.45E-04</text:p>
          </table:table-cell>
          <table:table-cell office:value-type="float" office:value="8.2700000000000004E-4" table:style-name="ce2">
            <text:p>8.27E-04</text:p>
          </table:table-cell>
          <table:table-cell office:value-type="float" office:value="3.1631100000000001" table:style-name="ce1">
            <text:p>3.16311</text:p>
          </table:table-cell>
          <table:table-cell office:value-type="float" office:value="2.3743289999999999" table:style-name="ce1">
            <text:p>2.374329</text:p>
          </table:table-cell>
          <table:table-cell office:value-type="float" office:value="2.2727309999999998" table:style-name="ce1">
            <text:p>2.272731</text:p>
          </table:table-cell>
          <table:table-cell office:value-type="float" office:value="80.731339000000006" table:style-name="ce1">
            <text:p>80.731339</text:p>
          </table:table-cell>
          <table:table-cell office:value-type="float" office:value="19.6111" table:style-name="ce1">
            <text:p>19.6111</text:p>
          </table:table-cell>
          <table:table-cell office:value-type="float" office:value="19.6706" table:style-name="ce1">
            <text:p>19.6706</text:p>
          </table:table-cell>
          <table:table-cell office:value-type="float" office:value="17.213899999999999" table:style-name="ce1">
            <text:p>17.2139</text:p>
          </table:table-cell>
          <table:table-cell office:value-type="float" office:value="122.8553" table:style-name="ce1">
            <text:p>122.8553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7035740000000001" table:style-name="ce1">
            <text:p>3.703574</text:p>
          </table:table-cell>
          <table:table-cell office:value-type="float" office:value="4.1619999999999999E-3" table:style-name="ce2">
            <text:p>4.16E-03</text:p>
          </table:table-cell>
          <table:table-cell office:value-type="float" office:value="1.0989999999999999E-3" table:style-name="ce2">
            <text:p>1.10E-03</text:p>
          </table:table-cell>
          <table:table-cell office:value-type="float" office:value="5.7499999999999999E-4" table:style-name="ce2">
            <text:p>5.75E-04</text:p>
          </table:table-cell>
          <table:table-cell office:value-type="float" office:value="3.2018719999999998" table:style-name="ce1">
            <text:p>3.201872</text:p>
          </table:table-cell>
          <table:table-cell office:value-type="float" office:value="2.4894630000000002" table:style-name="ce1">
            <text:p>2.489463</text:p>
          </table:table-cell>
          <table:table-cell office:value-type="float" office:value="2.882393" table:style-name="ce1">
            <text:p>2.882393</text:p>
          </table:table-cell>
          <table:table-cell office:value-type="float" office:value="90.674993000000001" table:style-name="ce1">
            <text:p>90.674993</text:p>
          </table:table-cell>
          <table:table-cell office:value-type="float" office:value="21.608599999999999" table:style-name="ce1">
            <text:p>21.6086</text:p>
          </table:table-cell>
          <table:table-cell office:value-type="float" office:value="21.753" table:style-name="ce1">
            <text:p>21.753</text:p>
          </table:table-cell>
          <table:table-cell office:value-type="float" office:value="18.905000000000001" table:style-name="ce1">
            <text:p>18.905</text:p>
          </table:table-cell>
          <table:table-cell office:value-type="float" office:value="136.60820000000001" table:style-name="ce1">
            <text:p>136.6082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13170000000002" table:style-name="ce1">
            <text:p>4.001317</text:p>
          </table:table-cell>
          <table:table-cell office:value-type="float" office:value="4.4920000000000003E-3" table:style-name="ce2">
            <text:p>4.49E-03</text:p>
          </table:table-cell>
          <table:table-cell office:value-type="float" office:value="1.101E-3" table:style-name="ce2">
            <text:p>1.10E-03</text:p>
          </table:table-cell>
          <table:table-cell office:value-type="float" office:value="8.7500000000000002E-4" table:style-name="ce2">
            <text:p>8.75E-04</text:p>
          </table:table-cell>
          <table:table-cell office:value-type="float" office:value="3.6607159999999999" table:style-name="ce1">
            <text:p>3.660716</text:p>
          </table:table-cell>
          <table:table-cell office:value-type="float" office:value="2.9261740000000001" table:style-name="ce1">
            <text:p>2.926174</text:p>
          </table:table-cell>
          <table:table-cell office:value-type="float" office:value="2.9209450000000001" table:style-name="ce1">
            <text:p>2.920945</text:p>
          </table:table-cell>
          <table:table-cell office:value-type="float" office:value="99.785450999999995" table:style-name="ce1">
            <text:p>99.785451</text:p>
          </table:table-cell>
          <table:table-cell office:value-type="float" office:value="23.833100000000002" table:style-name="ce1">
            <text:p>23.8331</text:p>
          </table:table-cell>
          <table:table-cell office:value-type="float" office:value="23.787600000000001" table:style-name="ce1">
            <text:p>23.7876</text:p>
          </table:table-cell>
          <table:table-cell office:value-type="float" office:value="20.720600000000001" table:style-name="ce1">
            <text:p>20.7206</text:p>
          </table:table-cell>
          <table:table-cell office:value-type="float" office:value="151.2764" table:style-name="ce1">
            <text:p>151.2764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1407530000000001" table:style-name="ce1">
            <text:p>4.140753</text:p>
          </table:table-cell>
          <table:table-cell office:value-type="float" office:value="3.0739999999999999E-3" table:style-name="ce2">
            <text:p>3.07E-03</text:p>
          </table:table-cell>
          <table:table-cell office:value-type="float" office:value="1.057E-3" table:style-name="ce2">
            <text:p>1.06E-03</text:p>
          </table:table-cell>
          <table:table-cell office:value-type="float" office:value="5.4000000000000001E-4" table:style-name="ce2">
            <text:p>5.40E-04</text:p>
          </table:table-cell>
          <table:table-cell office:value-type="float" office:value="4.7140089999999999" table:style-name="ce1">
            <text:p>4.714009</text:p>
          </table:table-cell>
          <table:table-cell office:value-type="float" office:value="4.2213209999999997" table:style-name="ce1">
            <text:p>4.221321</text:p>
          </table:table-cell>
          <table:table-cell office:value-type="float" office:value="4.3066630000000004" table:style-name="ce1">
            <text:p>4.306663</text:p>
          </table:table-cell>
          <table:table-cell office:value-type="float" office:value="107.71344000000001" table:style-name="ce1">
            <text:p>107.71344</text:p>
          </table:table-cell>
          <table:table-cell office:value-type="float" office:value="25.832100000000001" table:style-name="ce1">
            <text:p>25.8321</text:p>
          </table:table-cell>
          <table:table-cell office:value-type="float" office:value="25.817299999999999" table:style-name="ce1">
            <text:p>25.8173</text:p>
          </table:table-cell>
          <table:table-cell office:value-type="float" office:value="22.529199999999999" table:style-name="ce1">
            <text:p>22.5292</text:p>
          </table:table-cell>
          <table:table-cell office:value-type="float" office:value="161.96860000000001" table:style-name="ce1">
            <text:p>161.9686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3988170000000002" table:style-name="ce1">
            <text:p>5.39881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041E-3" table:style-name="ce2">
            <text:p>1.04E-03</text:p>
          </table:table-cell>
          <table:table-cell office:value-type="float" office:value="5.8200000000000005E-4" table:style-name="ce2">
            <text:p>5.82E-04</text:p>
          </table:table-cell>
          <table:table-cell office:value-type="float" office:value="4.1635330000000002" table:style-name="ce1">
            <text:p>4.163533</text:p>
          </table:table-cell>
          <table:table-cell office:value-type="float" office:value="3.5910899999999999" table:style-name="ce1">
            <text:p>3.59109</text:p>
          </table:table-cell>
          <table:table-cell office:value-type="float" office:value="3.704726" table:style-name="ce1">
            <text:p>3.704726</text:p>
          </table:table-cell>
          <table:table-cell office:value-type="float" office:value="117.398723" table:style-name="ce1">
            <text:p>117.398723</text:p>
          </table:table-cell>
          <table:table-cell office:value-type="float" office:value="28.4239" table:style-name="ce1">
            <text:p>28.4239</text:p>
          </table:table-cell>
          <table:table-cell office:value-type="float" office:value="28.412199999999999" table:style-name="ce1">
            <text:p>28.4122</text:p>
          </table:table-cell>
          <table:table-cell office:value-type="float" office:value="24.916499999999999" table:style-name="ce1">
            <text:p>24.9165</text:p>
          </table:table-cell>
          <table:table-cell office:value-type="float" office:value="178.46350000000001" table:style-name="ce1">
            <text:p>178.4635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8185750000000001" table:style-name="ce1">
            <text:p>4.818575</text:p>
          </table:table-cell>
          <table:table-cell office:value-type="float" office:value="4.3049999999999998E-3" table:style-name="ce1">
            <text:p>0.004305</text:p>
          </table:table-cell>
          <table:table-cell office:value-type="float" office:value="1.0039999999999999E-3" table:style-name="ce2">
            <text:p>1.00E-03</text:p>
          </table:table-cell>
          <table:table-cell office:value-type="float" office:value="4.0200000000000001E-4" table:style-name="ce2">
            <text:p>4.02E-04</text:p>
          </table:table-cell>
          <table:table-cell office:value-type="float" office:value="4.3599629999999996" table:style-name="ce1">
            <text:p>4.359963</text:p>
          </table:table-cell>
          <table:table-cell office:value-type="float" office:value="3.7957830000000001" table:style-name="ce1">
            <text:p>3.795783</text:p>
          </table:table-cell>
          <table:table-cell office:value-type="float" office:value="4.1664450000000004" table:style-name="ce1">
            <text:p>4.166445</text:p>
          </table:table-cell>
          <table:table-cell office:value-type="float" office:value="123.58548399999999" table:style-name="ce1">
            <text:p>123.585484</text:p>
          </table:table-cell>
          <table:table-cell office:value-type="float" office:value="30.542100000000001" table:style-name="ce1">
            <text:p>30.5421</text:p>
          </table:table-cell>
          <table:table-cell office:value-type="float" office:value="30.514800000000001" table:style-name="ce1">
            <text:p>30.5148</text:p>
          </table:table-cell>
          <table:table-cell office:value-type="float" office:value="26.763100000000001" table:style-name="ce1">
            <text:p>26.7631</text:p>
          </table:table-cell>
          <table:table-cell office:value-type="float" office:value="195.85339999999999" table:style-name="ce1">
            <text:p>195.8534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1607200000000004" table:style-name="ce1">
            <text:p>5.16072</text:p>
          </table:table-cell>
          <table:table-cell office:value-type="float" office:value="4.5979999999999997E-3" table:style-name="ce1">
            <text:p>0.004598</text:p>
          </table:table-cell>
          <table:table-cell office:value-type="float" office:value="1.1019999999999999E-3" table:style-name="ce2">
            <text:p>1.10E-03</text:p>
          </table:table-cell>
          <table:table-cell office:value-type="float" office:value="6.9800000000000005E-4" table:style-name="ce2">
            <text:p>6.98E-04</text:p>
          </table:table-cell>
          <table:table-cell office:value-type="float" office:value="4.7295689999999997" table:style-name="ce1">
            <text:p>4.729569</text:p>
          </table:table-cell>
          <table:table-cell office:value-type="float" office:value="4.2118500000000001" table:style-name="ce1">
            <text:p>4.21185</text:p>
          </table:table-cell>
          <table:table-cell office:value-type="float" office:value="4.3669130000000003" table:style-name="ce1">
            <text:p>4.366913</text:p>
          </table:table-cell>
          <table:table-cell office:value-type="float" office:value="135.877398" table:style-name="ce1">
            <text:p>135.877398</text:p>
          </table:table-cell>
          <table:table-cell office:value-type="float" office:value="32.6706" table:style-name="ce1">
            <text:p>32.6706</text:p>
          </table:table-cell>
          <table:table-cell office:value-type="float" office:value="32.744999999999997" table:style-name="ce1">
            <text:p>32.745</text:p>
          </table:table-cell>
          <table:table-cell office:value-type="float" office:value="28.8109" table:style-name="ce1">
            <text:p>28.8109</text:p>
          </table:table-cell>
          <table:table-cell office:value-type="float" office:value="207.053" table:style-name="ce1">
            <text:p>207.053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.4827180000000002" table:style-name="ce1">
            <text:p>5.482718</text:p>
          </table:table-cell>
          <table:table-cell office:value-type="float" office:value="4.0379999999999999E-3" table:style-name="ce1">
            <text:p>0.004038</text:p>
          </table:table-cell>
          <table:table-cell office:value-type="float" office:value="1.054E-3" table:style-name="ce2">
            <text:p>1.05E-03</text:p>
          </table:table-cell>
          <table:table-cell office:value-type="float" office:value="4.8500000000000003E-4" table:style-name="ce2">
            <text:p>4.85E-04</text:p>
          </table:table-cell>
          <table:table-cell office:value-type="float" office:value="5.2940889999999996" table:style-name="ce1">
            <text:p>5.294089</text:p>
          </table:table-cell>
          <table:table-cell office:value-type="float" office:value="4.3981329999999996" table:style-name="ce1">
            <text:p>4.398133</text:p>
          </table:table-cell>
          <table:table-cell office:value-type="float" office:value="4.3839870000000003" table:style-name="ce1">
            <text:p>4.383987</text:p>
          </table:table-cell>
          <table:table-cell office:value-type="float" office:value="143.05685800000001" table:style-name="ce1">
            <text:p>143.056858</text:p>
          </table:table-cell>
          <table:table-cell office:value-type="float" office:value="35.017600000000002" table:style-name="ce1">
            <text:p>35.0176</text:p>
          </table:table-cell>
          <table:table-cell office:value-type="float" office:value="34.963500000000003" table:style-name="ce1">
            <text:p>34.9635</text:p>
          </table:table-cell>
          <table:table-cell office:value-type="float" office:value="30.544599999999999" table:style-name="ce1">
            <text:p>30.5446</text:p>
          </table:table-cell>
          <table:table-cell office:value-type="float" office:value="221.75450000000001" table:style-name="ce1">
            <text:p>221.7545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7330829999999997" table:style-name="ce1">
            <text:p>5.733083</text:p>
          </table:table-cell>
          <table:table-cell office:value-type="float" office:value="4.0280000000000003E-3" table:style-name="ce1">
            <text:p>0.004028</text:p>
          </table:table-cell>
          <table:table-cell office:value-type="float" office:value="1.06E-3" table:style-name="ce2">
            <text:p>1.06E-03</text:p>
          </table:table-cell>
          <table:table-cell office:value-type="float" office:value="3.9899999999999999E-4" table:style-name="ce2">
            <text:p>3.99E-04</text:p>
          </table:table-cell>
          <table:table-cell office:value-type="float" office:value="5.4212870000000004" table:style-name="ce1">
            <text:p>5.421287</text:p>
          </table:table-cell>
          <table:table-cell office:value-type="float" office:value="4.6186870000000004" table:style-name="ce1">
            <text:p>4.618687</text:p>
          </table:table-cell>
          <table:table-cell office:value-type="float" office:value="4.8791419999999999" table:style-name="ce1">
            <text:p>4.879142</text:p>
          </table:table-cell>
          <table:table-cell office:value-type="float" office:value="152.56322700000001" table:style-name="ce1">
            <text:p>152.563227</text:p>
          </table:table-cell>
          <table:table-cell office:value-type="float" office:value="37.595300000000002" table:style-name="ce1">
            <text:p>37.5953</text:p>
          </table:table-cell>
          <table:table-cell office:value-type="float" office:value="37.150300000000001" table:style-name="ce1">
            <text:p>37.1503</text:p>
          </table:table-cell>
          <table:table-cell office:value-type="float" office:value="32.238199999999999" table:style-name="ce1">
            <text:p>32.2382</text:p>
          </table:table-cell>
          <table:table-cell office:value-type="float" office:value="240.91720000000001" table:style-name="ce1">
            <text:p>240.9172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.158639" table:style-name="ce1">
            <text:p>6.158639</text:p>
          </table:table-cell>
          <table:table-cell office:value-type="float" office:value="4.1269999999999996E-3" table:style-name="ce1">
            <text:p>0.004127</text:p>
          </table:table-cell>
          <table:table-cell office:value-type="float" office:value="1.5870000000000001E-3" table:style-name="ce2">
            <text:p>1.59E-03</text:p>
          </table:table-cell>
          <table:table-cell office:value-type="float" office:value="8.9499999999999996E-4" table:style-name="ce2">
            <text:p>8.95E-04</text:p>
          </table:table-cell>
          <table:table-cell office:value-type="float" office:value="5.6770940000000003" table:style-name="ce1">
            <text:p>5.677094</text:p>
          </table:table-cell>
          <table:table-cell office:value-type="float" office:value="5.0949679999999997" table:style-name="ce1">
            <text:p>5.094968</text:p>
          </table:table-cell>
          <table:table-cell office:value-type="float" office:value="4.943956" table:style-name="ce1">
            <text:p>4.943956</text:p>
          </table:table-cell>
          <table:table-cell office:value-type="float" office:value="161.51656800000001" table:style-name="ce1">
            <text:p>161.516568</text:p>
          </table:table-cell>
          <table:table-cell office:value-type="float" office:value="39.3658" table:style-name="ce1">
            <text:p>39.3658</text:p>
          </table:table-cell>
          <table:table-cell office:value-type="float" office:value="39.096899999999998" table:style-name="ce1">
            <text:p>39.0969</text:p>
          </table:table-cell>
          <table:table-cell office:value-type="float" office:value="34.080500000000001" table:style-name="ce1">
            <text:p>34.0805</text:p>
          </table:table-cell>
          <table:table-cell office:value-type="float" office:value="252.46709999999999" table:style-name="ce1">
            <text:p>252.4671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7739050000000001" table:style-name="ce1">
            <text:p>6.773905</text:p>
          </table:table-cell>
          <table:table-cell office:value-type="float" office:value="4.6699999999999997E-3" table:style-name="ce1">
            <text:p>0.00467</text:p>
          </table:table-cell>
          <table:table-cell office:value-type="float" office:value="1.1709999999999999E-3" table:style-name="ce2">
            <text:p>1.17E-03</text:p>
          </table:table-cell>
          <table:table-cell office:value-type="float" office:value="6.9099999999999999E-4" table:style-name="ce2">
            <text:p>6.91E-04</text:p>
          </table:table-cell>
          <table:table-cell office:value-type="float" office:value="5.9675409999999998" table:style-name="ce1">
            <text:p>5.967541</text:p>
          </table:table-cell>
          <table:table-cell office:value-type="float" office:value="5.0037520000000004" table:style-name="ce1">
            <text:p>5.003752</text:p>
          </table:table-cell>
          <table:table-cell office:value-type="float" office:value="5.3471719999999996" table:style-name="ce1">
            <text:p>5.347172</text:p>
          </table:table-cell>
          <table:table-cell office:value-type="float" office:value="169.45231100000001" table:style-name="ce1">
            <text:p>169.452311</text:p>
          </table:table-cell>
          <table:table-cell office:value-type="float" office:value="41.2864" table:style-name="ce1">
            <text:p>41.2864</text:p>
          </table:table-cell>
          <table:table-cell office:value-type="float" office:value="41.177300000000002" table:style-name="ce1">
            <text:p>41.1773</text:p>
          </table:table-cell>
          <table:table-cell office:value-type="float" office:value="35.9529" table:style-name="ce1">
            <text:p>35.9529</text:p>
          </table:table-cell>
          <table:table-cell office:value-type="float" office:value="260.39879999999999" table:style-name="ce1">
            <text:p>260.3988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3945919999999994" table:style-name="ce1">
            <text:p>9.394592</text:p>
          </table:table-cell>
          <table:table-cell office:value-type="float" office:value="4.4980000000000003E-3" table:style-name="ce1">
            <text:p>0.004498</text:p>
          </table:table-cell>
          <table:table-cell office:value-type="float" office:value="1.5380000000000001E-3" table:style-name="ce2">
            <text:p>1.54E-03</text:p>
          </table:table-cell>
          <table:table-cell office:value-type="float" office:value="5.4100000000000003E-4" table:style-name="ce2">
            <text:p>5.41E-04</text:p>
          </table:table-cell>
          <table:table-cell office:value-type="float" office:value="6.3720169999999996" table:style-name="ce1">
            <text:p>6.372017</text:p>
          </table:table-cell>
          <table:table-cell office:value-type="float" office:value="5.4563389999999998" table:style-name="ce1">
            <text:p>5.456339</text:p>
          </table:table-cell>
          <table:table-cell office:value-type="float" office:value="5.3896519999999999" table:style-name="ce1">
            <text:p>5.389652</text:p>
          </table:table-cell>
          <table:table-cell office:value-type="float" office:value="180.57646800000001" table:style-name="ce1">
            <text:p>180.576468</text:p>
          </table:table-cell>
          <table:table-cell office:value-type="float" office:value="43.099800000000002" table:style-name="ce1">
            <text:p>43.0998</text:p>
          </table:table-cell>
          <table:table-cell office:value-type="float" office:value="43.060400000000001" table:style-name="ce1">
            <text:p>43.0604</text:p>
          </table:table-cell>
          <table:table-cell office:value-type="float" office:value="37.563099999999999" table:style-name="ce1">
            <text:p>37.5631</text:p>
          </table:table-cell>
          <table:table-cell office:value-type="float" office:value="272.2534" table:style-name="ce1">
            <text:p>272.2534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2849300000000001" table:style-name="ce1">
            <text:p>7.28493</text:p>
          </table:table-cell>
          <table:table-cell office:value-type="float" office:value="4.3210000000000002E-3" table:style-name="ce1">
            <text:p>0.004321</text:p>
          </table:table-cell>
          <table:table-cell office:value-type="float" office:value="1.395E-3" table:style-name="ce2">
            <text:p>1.40E-03</text:p>
          </table:table-cell>
          <table:table-cell office:value-type="float" office:value="4.3399999999999998E-4" table:style-name="ce2">
            <text:p>4.34E-04</text:p>
          </table:table-cell>
          <table:table-cell office:value-type="float" office:value="6.5143890000000004" table:style-name="ce1">
            <text:p>6.514389</text:p>
          </table:table-cell>
          <table:table-cell office:value-type="float" office:value="5.6826109999999996" table:style-name="ce1">
            <text:p>5.682611</text:p>
          </table:table-cell>
          <table:table-cell office:value-type="float" office:value="6.026942" table:style-name="ce1">
            <text:p>6.026942</text:p>
          </table:table-cell>
          <table:table-cell office:value-type="float" office:value="189.54893300000001" table:style-name="ce1">
            <text:p>189.548933</text:p>
          </table:table-cell>
          <table:table-cell office:value-type="float" office:value="45.946800000000003" table:style-name="ce1">
            <text:p>45.9468</text:p>
          </table:table-cell>
          <table:table-cell office:value-type="float" office:value="45.774000000000001" table:style-name="ce1">
            <text:p>45.774</text:p>
          </table:table-cell>
          <table:table-cell office:value-type="float" office:value="39.848999999999997" table:style-name="ce1">
            <text:p>39.849</text:p>
          </table:table-cell>
          <table:table-cell office:value-type="float" office:value="287.02260000000001" table:style-name="ce1">
            <text:p>287.0226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0803820000000002" table:style-name="ce1">
            <text:p>7.080382</text:p>
          </table:table-cell>
          <table:table-cell office:value-type="float" office:value="3.7450000000000001E-3" table:style-name="ce1">
            <text:p>0.003745</text:p>
          </table:table-cell>
          <table:table-cell office:value-type="float" office:value="1.1310000000000001E-3" table:style-name="ce2">
            <text:p>1.13E-03</text:p>
          </table:table-cell>
          <table:table-cell office:value-type="float" office:value="8.8500000000000004E-4" table:style-name="ce2">
            <text:p>8.85E-04</text:p>
          </table:table-cell>
          <table:table-cell office:value-type="float" office:value="6.6508419999999999" table:style-name="ce1">
            <text:p>6.650842</text:p>
          </table:table-cell>
          <table:table-cell office:value-type="float" office:value="5.9300620000000004" table:style-name="ce1">
            <text:p>5.930062</text:p>
          </table:table-cell>
          <table:table-cell office:value-type="float" office:value="5.9248690000000002" table:style-name="ce1">
            <text:p>5.924869</text:p>
          </table:table-cell>
          <table:table-cell office:value-type="float" office:value="195.00869700000001" table:style-name="ce1">
            <text:p>195.008697</text:p>
          </table:table-cell>
          <table:table-cell office:value-type="float" office:value="47.451300000000003" table:style-name="ce1">
            <text:p>47.4513</text:p>
          </table:table-cell>
          <table:table-cell office:value-type="float" office:value="47.512799999999999" table:style-name="ce1">
            <text:p>47.5128</text:p>
          </table:table-cell>
          <table:table-cell office:value-type="float" office:value="41.3643" table:style-name="ce1">
            <text:p>41.3643</text:p>
          </table:table-cell>
          <table:table-cell office:value-type="float" office:value="300.07130000000001" table:style-name="ce1">
            <text:p>300.0713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6962950000000001" table:style-name="ce1">
            <text:p>7.696295</text:p>
          </table:table-cell>
          <table:table-cell office:value-type="float" office:value="4.9500000000000004E-3" table:style-name="ce1">
            <text:p>0.00495</text:p>
          </table:table-cell>
          <table:table-cell office:value-type="float" office:value="1.103E-3" table:style-name="ce2">
            <text:p>1.10E-03</text:p>
          </table:table-cell>
          <table:table-cell office:value-type="float" office:value="4.1599999999999997E-4" table:style-name="ce2">
            <text:p>4.16E-04</text:p>
          </table:table-cell>
          <table:table-cell office:value-type="float" office:value="7.250127" table:style-name="ce1">
            <text:p>7.250127</text:p>
          </table:table-cell>
          <table:table-cell office:value-type="float" office:value="6.6519680000000001" table:style-name="ce1">
            <text:p>6.651968</text:p>
          </table:table-cell>
          <table:table-cell office:value-type="float" office:value="6.6470859999999998" table:style-name="ce1">
            <text:p>6.647086</text:p>
          </table:table-cell>
          <table:table-cell office:value-type="float" office:value="207.06133399999999" table:style-name="ce1">
            <text:p>207.061334</text:p>
          </table:table-cell>
          <table:table-cell office:value-type="float" office:value="49.895099999999999" table:style-name="ce1">
            <text:p>49.8951</text:p>
          </table:table-cell>
          <table:table-cell office:value-type="float" office:value="49.850499999999997" table:style-name="ce1">
            <text:p>49.8505</text:p>
          </table:table-cell>
          <table:table-cell office:value-type="float" office:value="43.328400000000002" table:style-name="ce1">
            <text:p>43.3284</text:p>
          </table:table-cell>
          <table:table-cell office:value-type="float" office:value="317.28460000000001" table:style-name="ce1">
            <text:p>317.2846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.0162510000000005" table:style-name="ce1">
            <text:p>8.016251</text:p>
          </table:table-cell>
          <table:table-cell office:value-type="float" office:value="4.2059999999999997E-3" table:style-name="ce1">
            <text:p>0.004206</text:p>
          </table:table-cell>
          <table:table-cell office:value-type="float" office:value="1.134E-3" table:style-name="ce2">
            <text:p>1.13E-03</text:p>
          </table:table-cell>
          <table:table-cell office:value-type="float" office:value="5.2099999999999998E-4" table:style-name="ce2">
            <text:p>5.21E-04</text:p>
          </table:table-cell>
          <table:table-cell office:value-type="float" office:value="7.1601419999999996" table:style-name="ce1">
            <text:p>7.160142</text:p>
          </table:table-cell>
          <table:table-cell office:value-type="float" office:value="6.5089459999999999" table:style-name="ce1">
            <text:p>6.508946</text:p>
          </table:table-cell>
          <table:table-cell office:value-type="float" office:value="6.6295339999999996" table:style-name="ce1">
            <text:p>6.629534</text:p>
          </table:table-cell>
          <table:table-cell office:value-type="float" office:value="219.52446699999999" table:style-name="ce1">
            <text:p>219.524467</text:p>
          </table:table-cell>
          <table:table-cell office:value-type="float" office:value="52.151699999999998" table:style-name="ce1">
            <text:p>52.1517</text:p>
          </table:table-cell>
          <table:table-cell office:value-type="float" office:value="52.061700000000002" table:style-name="ce1">
            <text:p>52.0617</text:p>
          </table:table-cell>
          <table:table-cell office:value-type="float" office:value="45.620800000000003" table:style-name="ce1">
            <text:p>45.6208</text:p>
          </table:table-cell>
          <table:table-cell office:value-type="float" office:value="337.3818" table:style-name="ce1">
            <text:p>337.3818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.389936000000001" table:style-name="ce1">
            <text:p>10.389936</text:p>
          </table:table-cell>
          <table:table-cell office:value-type="float" office:value="3.8860000000000001E-3" table:style-name="ce1">
            <text:p>0.003886</text:p>
          </table:table-cell>
          <table:table-cell office:value-type="float" office:value="1.088E-3" table:style-name="ce2">
            <text:p>1.09E-03</text:p>
          </table:table-cell>
          <table:table-cell office:value-type="float" office:value="5.4000000000000001E-4" table:style-name="ce2">
            <text:p>5.40E-04</text:p>
          </table:table-cell>
          <table:table-cell office:value-type="float" office:value="7.6104450000000003" table:style-name="ce1">
            <text:p>7.610445</text:p>
          </table:table-cell>
          <table:table-cell office:value-type="float" office:value="6.9685480000000002" table:style-name="ce1">
            <text:p>6.968548</text:p>
          </table:table-cell>
          <table:table-cell office:value-type="float" office:value="7.1661570000000001" table:style-name="ce1">
            <text:p>7.166157</text:p>
          </table:table-cell>
          <table:table-cell office:value-type="float" office:value="226.51996299999999" table:style-name="ce1">
            <text:p>226.519963</text:p>
          </table:table-cell>
          <table:table-cell office:value-type="float" office:value="54.959000000000003" table:style-name="ce1">
            <text:p>54.959</text:p>
          </table:table-cell>
          <table:table-cell office:value-type="float" office:value="54.412199999999999" table:style-name="ce1">
            <text:p>54.4122</text:p>
          </table:table-cell>
          <table:table-cell office:value-type="float" office:value="47.7239" table:style-name="ce1">
            <text:p>47.7239</text:p>
          </table:table-cell>
          <table:table-cell office:value-type="float" office:value="351.89440000000002" table:style-name="ce1">
            <text:p>351.8944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6156579999999998" table:style-name="ce1">
            <text:p>8.615658</text:p>
          </table:table-cell>
          <table:table-cell office:value-type="float" office:value="4.0540000000000003E-3" table:style-name="ce1">
            <text:p>0.004054</text:p>
          </table:table-cell>
          <table:table-cell office:value-type="float" office:value="1.024E-3" table:style-name="ce2">
            <text:p>1.02E-03</text:p>
          </table:table-cell>
          <table:table-cell office:value-type="float" office:value="9.8900000000000008E-4" table:style-name="ce2">
            <text:p>9.89E-04</text:p>
          </table:table-cell>
          <table:table-cell office:value-type="float" office:value="7.9856590000000001" table:style-name="ce1">
            <text:p>7.985659</text:p>
          </table:table-cell>
          <table:table-cell office:value-type="float" office:value="7.0434599999999996" table:style-name="ce1">
            <text:p>7.04346</text:p>
          </table:table-cell>
          <table:table-cell office:value-type="float" office:value="7.236745" table:style-name="ce1">
            <text:p>7.236745</text:p>
          </table:table-cell>
          <table:table-cell office:value-type="float" office:value="237.425918" table:style-name="ce1">
            <text:p>237.425918</text:p>
          </table:table-cell>
          <table:table-cell office:value-type="float" office:value="56.290700000000001" table:style-name="ce1">
            <text:p>56.2907</text:p>
          </table:table-cell>
          <table:table-cell office:value-type="float" office:value="56.128399999999999" table:style-name="ce1">
            <text:p>56.1284</text:p>
          </table:table-cell>
          <table:table-cell office:value-type="float" office:value="49.0242" table:style-name="ce1">
            <text:p>49.0242</text:p>
          </table:table-cell>
          <table:table-cell office:value-type="float" office:value="356.10919999999999" table:style-name="ce1">
            <text:p>356.1092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9161289999999997" table:style-name="ce1">
            <text:p>8.916129</text:p>
          </table:table-cell>
          <table:table-cell office:value-type="float" office:value="4.594E-3" table:style-name="ce1">
            <text:p>0.004594</text:p>
          </table:table-cell>
          <table:table-cell office:value-type="float" office:value="1.1670000000000001E-3" table:style-name="ce1">
            <text:p>0.001167</text:p>
          </table:table-cell>
          <table:table-cell office:value-type="float" office:value="4.3100000000000001E-4" table:style-name="ce2">
            <text:p>4.31E-04</text:p>
          </table:table-cell>
          <table:table-cell office:value-type="float" office:value="8.4852900000000009" table:style-name="ce1">
            <text:p>8.48529</text:p>
          </table:table-cell>
          <table:table-cell office:value-type="float" office:value="7.6111680000000002" table:style-name="ce1">
            <text:p>7.611168</text:p>
          </table:table-cell>
          <table:table-cell office:value-type="float" office:value="7.6261320000000001" table:style-name="ce1">
            <text:p>7.626132</text:p>
          </table:table-cell>
          <table:table-cell office:value-type="float" office:value="245.87697800000001" table:style-name="ce1">
            <text:p>245.876978</text:p>
          </table:table-cell>
          <table:table-cell office:value-type="float" office:value="59.2166" table:style-name="ce1">
            <text:p>59.2166</text:p>
          </table:table-cell>
          <table:table-cell office:value-type="float" office:value="58.945799999999998" table:style-name="ce1">
            <text:p>58.9458</text:p>
          </table:table-cell>
          <table:table-cell office:value-type="float" office:value="51.621099999999998" table:style-name="ce1">
            <text:p>51.6211</text:p>
          </table:table-cell>
          <table:table-cell office:value-type="float" office:value="415.08409999999998" table:style-name="ce1">
            <text:p>415.0841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1762890000000006" table:style-name="ce1">
            <text:p>9.176289</text:p>
          </table:table-cell>
          <table:table-cell office:value-type="float" office:value="4.1380000000000002E-3" table:style-name="ce1">
            <text:p>0.004138</text:p>
          </table:table-cell>
          <table:table-cell office:value-type="float" office:value="9.0499999999999999E-4" table:style-name="ce2">
            <text:p>9.05E-04</text:p>
          </table:table-cell>
          <table:table-cell office:value-type="float" office:value="4.7899999999999999E-4" table:style-name="ce2">
            <text:p>4.79E-04</text:p>
          </table:table-cell>
          <table:table-cell office:value-type="float" office:value="8.6727480000000003" table:style-name="ce1">
            <text:p>8.672748</text:p>
          </table:table-cell>
          <table:table-cell office:value-type="float" office:value="7.6725779999999997" table:style-name="ce1">
            <text:p>7.672578</text:p>
          </table:table-cell>
          <table:table-cell office:value-type="float" office:value="7.9726140000000001" table:style-name="ce1">
            <text:p>7.972614</text:p>
          </table:table-cell>
          <table:table-cell office:value-type="float" office:value="255.32414299999999" table:style-name="ce1">
            <text:p>255.324143</text:p>
          </table:table-cell>
          <table:table-cell office:value-type="float" office:value="60.960700000000003" table:style-name="ce1">
            <text:p>60.9607</text:p>
          </table:table-cell>
          <table:table-cell office:value-type="float" office:value="61.029699999999998" table:style-name="ce1">
            <text:p>61.0297</text:p>
          </table:table-cell>
          <table:table-cell office:value-type="float" office:value="53.002400000000002" table:style-name="ce1">
            <text:p>53.0024</text:p>
          </table:table-cell>
          <table:table-cell office:value-type="float" office:value="385.57150000000001" table:style-name="ce1">
            <text:p>385.5715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9649459999999994" table:style-name="ce1">
            <text:p>9.964946</text:p>
          </table:table-cell>
          <table:table-cell office:value-type="float" office:value="4.4790000000000003E-3" table:style-name="ce1">
            <text:p>0.004479</text:p>
          </table:table-cell>
          <table:table-cell office:value-type="float" office:value="1.1509999999999999E-3" table:style-name="ce1">
            <text:p>0.001151</text:p>
          </table:table-cell>
          <table:table-cell office:value-type="float" office:value="8.7600000000000004E-4" table:style-name="ce2">
            <text:p>8.76E-04</text:p>
          </table:table-cell>
          <table:table-cell office:value-type="float" office:value="8.7646700000000006" table:style-name="ce1">
            <text:p>8.76467</text:p>
          </table:table-cell>
          <table:table-cell office:value-type="float" office:value="8.3506520000000002" table:style-name="ce1">
            <text:p>8.350652</text:p>
          </table:table-cell>
          <table:table-cell office:value-type="float" office:value="8.1432339999999996" table:style-name="ce1">
            <text:p>8.143234</text:p>
          </table:table-cell>
          <table:table-cell office:value-type="float" office:value="262.19737600000002" table:style-name="ce1">
            <text:p>262.197376</text:p>
          </table:table-cell>
          <table:table-cell office:value-type="float" office:value="63.4133" table:style-name="ce1">
            <text:p>63.4133</text:p>
          </table:table-cell>
          <table:table-cell office:value-type="float" office:value="63.529600000000002" table:style-name="ce1">
            <text:p>63.5296</text:p>
          </table:table-cell>
          <table:table-cell office:value-type="float" office:value="55.3979" table:style-name="ce1">
            <text:p>55.3979</text:p>
          </table:table-cell>
          <table:table-cell office:value-type="float" office:value="408.83980000000003" table:style-name="ce1">
            <text:p>408.8398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.9194820000000004" table:style-name="ce1">
            <text:p>9.919482</text:p>
          </table:table-cell>
          <table:table-cell office:value-type="float" office:value="3.4619999999999998E-3" table:style-name="ce1">
            <text:p>0.003462</text:p>
          </table:table-cell>
          <table:table-cell office:value-type="float" office:value="9.810000000000001E-4" table:style-name="ce2">
            <text:p>9.81E-04</text:p>
          </table:table-cell>
          <table:table-cell office:value-type="float" office:value="4.5899999999999999E-4" table:style-name="ce2">
            <text:p>4.59E-04</text:p>
          </table:table-cell>
          <table:table-cell office:value-type="float" office:value="8.8236620000000006" table:style-name="ce1">
            <text:p>8.823662</text:p>
          </table:table-cell>
          <table:table-cell office:value-type="float" office:value="8.6288219999999995" table:style-name="ce1">
            <text:p>8.628822</text:p>
          </table:table-cell>
          <table:table-cell office:value-type="float" office:value="8.7067979999999991" table:style-name="ce1">
            <text:p>8.706798</text:p>
          </table:table-cell>
          <table:table-cell office:value-type="float" office:value="274.08091200000001" table:style-name="ce1">
            <text:p>274.080912</text:p>
          </table:table-cell>
          <table:table-cell office:value-type="float" office:value="68.249899999999997" table:style-name="ce1">
            <text:p>68.2499</text:p>
          </table:table-cell>
          <table:table-cell office:value-type="float" office:value="68.166799999999995" table:style-name="ce1">
            <text:p>68.1668</text:p>
          </table:table-cell>
          <table:table-cell office:value-type="float" office:value="59.823099999999997" table:style-name="ce1">
            <text:p>59.8231</text:p>
          </table:table-cell>
          <table:table-cell office:value-type="float" office:value="469.44310000000002" table:style-name="ce1">
            <text:p>469.4431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.254944" table:style-name="ce1">
            <text:p>10.254944</text:p>
          </table:table-cell>
          <table:table-cell office:value-type="float" office:value="3.8089999999999999E-3" table:style-name="ce1">
            <text:p>0.003809</text:p>
          </table:table-cell>
          <table:table-cell office:value-type="float" office:value="9.3300000000000002E-4" table:style-name="ce2">
            <text:p>9.33E-04</text:p>
          </table:table-cell>
          <table:table-cell office:value-type="float" office:value="4.2900000000000002E-4" table:style-name="ce2">
            <text:p>4.29E-04</text:p>
          </table:table-cell>
          <table:table-cell office:value-type="float" office:value="9.628247" table:style-name="ce1">
            <text:p>9.628247</text:p>
          </table:table-cell>
          <table:table-cell office:value-type="float" office:value="8.8985230000000008" table:style-name="ce1">
            <text:p>8.898523</text:p>
          </table:table-cell>
          <table:table-cell office:value-type="float" office:value="8.9072669999999992" table:style-name="ce1">
            <text:p>8.907267</text:p>
          </table:table-cell>
          <table:table-cell office:value-type="float" office:value="287.99647900000002" table:style-name="ce1">
            <text:p>287.996479</text:p>
          </table:table-cell>
          <table:table-cell office:value-type="float" office:value="66.982600000000005" table:style-name="ce1">
            <text:p>66.9826</text:p>
          </table:table-cell>
          <table:table-cell office:value-type="float" office:value="67.855599999999995" table:style-name="ce1">
            <text:p>67.8556</text:p>
          </table:table-cell>
          <table:table-cell office:value-type="float" office:value="59.073700000000002" table:style-name="ce1">
            <text:p>59.0737</text:p>
          </table:table-cell>
          <table:table-cell office:value-type="float" office:value="424.6551" table:style-name="ce1">
            <text:p>424.6551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.616227" table:style-name="ce1">
            <text:p>10.616227</text:p>
          </table:table-cell>
          <table:table-cell office:value-type="float" office:value="4.3220000000000003E-3" table:style-name="ce1">
            <text:p>0.004322</text:p>
          </table:table-cell>
          <table:table-cell office:value-type="float" office:value="1.681E-3" table:style-name="ce1">
            <text:p>0.001681</text:p>
          </table:table-cell>
          <table:table-cell office:value-type="float" office:value="8.8099999999999995E-4" table:style-name="ce2">
            <text:p>8.81E-04</text:p>
          </table:table-cell>
          <table:table-cell office:value-type="float" office:value="9.7809229999999996" table:style-name="ce1">
            <text:p>9.780923</text:p>
          </table:table-cell>
          <table:table-cell office:value-type="float" office:value="9.1546780000000005" table:style-name="ce1">
            <text:p>9.154678</text:p>
          </table:table-cell>
          <table:table-cell office:value-type="float" office:value="9.7248900000000003" table:style-name="ce1">
            <text:p>9.72489</text:p>
          </table:table-cell>
          <table:table-cell office:value-type="float" office:value="297.56599" table:style-name="ce1">
            <text:p>297.56599</text:p>
          </table:table-cell>
          <table:table-cell office:value-type="float" office:value="68.961699999999993" table:style-name="ce1">
            <text:p>68.9617</text:p>
          </table:table-cell>
          <table:table-cell office:value-type="float" office:value="68.896299999999997" table:style-name="ce1">
            <text:p>68.8963</text:p>
          </table:table-cell>
          <table:table-cell office:value-type="float" office:value="60.249000000000002" table:style-name="ce1">
            <text:p>60.249</text:p>
          </table:table-cell>
          <table:table-cell office:value-type="float" office:value="437.32319999999999" table:style-name="ce1">
            <text:p>437.3232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.880658" table:style-name="ce1">
            <text:p>10.880658</text:p>
          </table:table-cell>
          <table:table-cell office:value-type="float" office:value="4.0530000000000002E-3" table:style-name="ce1">
            <text:p>0.004053</text:p>
          </table:table-cell>
          <table:table-cell office:value-type="float" office:value="1.586E-3" table:style-name="ce1">
            <text:p>0.001586</text:p>
          </table:table-cell>
          <table:table-cell office:value-type="float" office:value="4.1599999999999997E-4" table:style-name="ce2">
            <text:p>4.16E-04</text:p>
          </table:table-cell>
          <table:table-cell office:value-type="float" office:value="10.851729000000001" table:style-name="ce1">
            <text:p>10.851729</text:p>
          </table:table-cell>
          <table:table-cell office:value-type="float" office:value="9.9038719999999998" table:style-name="ce1">
            <text:p>9.903872</text:p>
          </table:table-cell>
          <table:table-cell office:value-type="float" office:value="10.073288" table:style-name="ce1">
            <text:p>10.073288</text:p>
          </table:table-cell>
          <table:table-cell office:value-type="float" office:value="306.08722799999998" table:style-name="ce1">
            <text:p>306.087228</text:p>
          </table:table-cell>
          <table:table-cell office:value-type="float" office:value="71.610699999999994" table:style-name="ce1">
            <text:p>71.6107</text:p>
          </table:table-cell>
          <table:table-cell office:value-type="float" office:value="71.687700000000007" table:style-name="ce1">
            <text:p>71.6877</text:p>
          </table:table-cell>
          <table:table-cell office:value-type="float" office:value="63.093000000000004" table:style-name="ce1">
            <text:p>63.093</text:p>
          </table:table-cell>
          <table:table-cell office:value-type="float" office:value="455.99700000000001" table:style-name="ce1">
            <text:p>455.997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.683341" table:style-name="ce1">
            <text:p>11.683341</text:p>
          </table:table-cell>
          <table:table-cell office:value-type="float" office:value="4.5469999999999998E-3" table:style-name="ce1">
            <text:p>0.004547</text:p>
          </table:table-cell>
          <table:table-cell office:value-type="float" office:value="8.83E-4" table:style-name="ce2">
            <text:p>8.83E-04</text:p>
          </table:table-cell>
          <table:table-cell office:value-type="float" office:value="4.0099999999999999E-4" table:style-name="ce2">
            <text:p>4.01E-04</text:p>
          </table:table-cell>
          <table:table-cell office:value-type="float" office:value="10.864895000000001" table:style-name="ce1">
            <text:p>10.864895</text:p>
          </table:table-cell>
          <table:table-cell office:value-type="float" office:value="10.333280999999999" table:style-name="ce1">
            <text:p>10.333281</text:p>
          </table:table-cell>
          <table:table-cell office:value-type="float" office:value="10.597657999999999" table:style-name="ce1">
            <text:p>10.597658</text:p>
          </table:table-cell>
          <table:table-cell office:value-type="float" office:value="315.520442" table:style-name="ce1">
            <text:p>315.520442</text:p>
          </table:table-cell>
          <table:table-cell office:value-type="float" office:value="74.011899999999997" table:style-name="ce1">
            <text:p>74.0119</text:p>
          </table:table-cell>
          <table:table-cell office:value-type="float" office:value="73.545500000000004" table:style-name="ce1">
            <text:p>73.5455</text:p>
          </table:table-cell>
          <table:table-cell office:value-type="float" office:value="64.179100000000005" table:style-name="ce1">
            <text:p>64.1791</text:p>
          </table:table-cell>
          <table:table-cell office:value-type="float" office:value="468.51060000000001" table:style-name="ce1">
            <text:p>468.5106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.33944" table:style-name="ce1">
            <text:p>11.33944</text:p>
          </table:table-cell>
          <table:table-cell office:value-type="float" office:value="4.4840000000000001E-3" table:style-name="ce1">
            <text:p>0.004484</text:p>
          </table:table-cell>
          <table:table-cell office:value-type="float" office:value="1.0039999999999999E-3" table:style-name="ce1">
            <text:p>0.001004</text:p>
          </table:table-cell>
          <table:table-cell office:value-type="float" office:value="4.3100000000000001E-4" table:style-name="ce2">
            <text:p>4.31E-04</text:p>
          </table:table-cell>
          <table:table-cell office:value-type="float" office:value="11.314492" table:style-name="ce1">
            <text:p>11.314492</text:p>
          </table:table-cell>
          <table:table-cell office:value-type="float" office:value="10.436858000000001" table:style-name="ce1">
            <text:p>10.436858</text:p>
          </table:table-cell>
          <table:table-cell office:value-type="float" office:value="10.697761" table:style-name="ce1">
            <text:p>10.697761</text:p>
          </table:table-cell>
          <table:table-cell office:value-type="float" office:value="323.95624900000001" table:style-name="ce1">
            <text:p>323.956249</text:p>
          </table:table-cell>
          <table:table-cell office:value-type="float" office:value="75.5334" table:style-name="ce1">
            <text:p>75.5334</text:p>
          </table:table-cell>
          <table:table-cell office:value-type="float" office:value="75.498500000000007" table:style-name="ce1">
            <text:p>75.4985</text:p>
          </table:table-cell>
          <table:table-cell office:value-type="float" office:value="66.066999999999993" table:style-name="ce1">
            <text:p>66.067</text:p>
          </table:table-cell>
          <table:table-cell office:value-type="float" office:value="478.12299999999999" table:style-name="ce1">
            <text:p>478.123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.803288" table:style-name="ce1">
            <text:p>11.803288</text:p>
          </table:table-cell>
          <table:table-cell office:value-type="float" office:value="3.2880000000000001E-3" table:style-name="ce1">
            <text:p>0.003288</text:p>
          </table:table-cell>
          <table:table-cell office:value-type="float" office:value="9.9200000000000004E-4" table:style-name="ce2">
            <text:p>9.92E-04</text:p>
          </table:table-cell>
          <table:table-cell office:value-type="float" office:value="4.6099999999999998E-4" table:style-name="ce2">
            <text:p>4.61E-04</text:p>
          </table:table-cell>
          <table:table-cell office:value-type="float" office:value="11.792491" table:style-name="ce1">
            <text:p>11.792491</text:p>
          </table:table-cell>
          <table:table-cell office:value-type="float" office:value="10.852622" table:style-name="ce1">
            <text:p>10.852622</text:p>
          </table:table-cell>
          <table:table-cell office:value-type="float" office:value="11.180515" table:style-name="ce1">
            <text:p>11.180515</text:p>
          </table:table-cell>
          <table:table-cell office:value-type="float" office:value="335.150893" table:style-name="ce1">
            <text:p>335.150893</text:p>
          </table:table-cell>
          <table:table-cell office:value-type="float" office:value="77.599199999999996" table:style-name="ce1">
            <text:p>77.5992</text:p>
          </table:table-cell>
          <table:table-cell office:value-type="float" office:value="77.740899999999996" table:style-name="ce1">
            <text:p>77.7409</text:p>
          </table:table-cell>
          <table:table-cell office:value-type="float" office:value="67.779499999999999" table:style-name="ce1">
            <text:p>67.7795</text:p>
          </table:table-cell>
          <table:table-cell office:value-type="float" office:value="490.68990000000002" table:style-name="ce1">
            <text:p>490.6899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.786198000000001" table:style-name="ce1">
            <text:p>11.786198</text:p>
          </table:table-cell>
          <table:table-cell office:value-type="float" office:value="4.2180000000000004E-3" table:style-name="ce1">
            <text:p>0.004218</text:p>
          </table:table-cell>
          <table:table-cell office:value-type="float" office:value="9.9200000000000004E-4" table:style-name="ce2">
            <text:p>9.92E-04</text:p>
          </table:table-cell>
          <table:table-cell office:value-type="float" office:value="5.4699999999999996E-4" table:style-name="ce2">
            <text:p>5.47E-04</text:p>
          </table:table-cell>
          <table:table-cell office:value-type="float" office:value="12.100929000000001" table:style-name="ce1">
            <text:p>12.100929</text:p>
          </table:table-cell>
          <table:table-cell office:value-type="float" office:value="11.274100000000001" table:style-name="ce1">
            <text:p>11.2741</text:p>
          </table:table-cell>
          <table:table-cell office:value-type="float" office:value="11.76749" table:style-name="ce1">
            <text:p>11.76749</text:p>
          </table:table-cell>
          <table:table-cell office:value-type="float" office:value="346.09510299999999" table:style-name="ce1">
            <text:p>346.095103</text:p>
          </table:table-cell>
          <table:table-cell office:value-type="float" office:value="79.972499999999997" table:style-name="ce1">
            <text:p>79.9725</text:p>
          </table:table-cell>
          <table:table-cell office:value-type="float" office:value="79.712100000000007" table:style-name="ce1">
            <text:p>79.7121</text:p>
          </table:table-cell>
          <table:table-cell office:value-type="float" office:value="69.681100000000001" table:style-name="ce1">
            <text:p>69.6811</text:p>
          </table:table-cell>
          <table:table-cell office:value-type="float" office:value="504.75779999999997" table:style-name="ce1">
            <text:p>504.7578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.440008000000001" table:style-name="ce1">
            <text:p>12.440008</text:p>
          </table:table-cell>
          <table:table-cell office:value-type="float" office:value="3.8909999999999999E-3" table:style-name="ce1">
            <text:p>0.003891</text:p>
          </table:table-cell>
          <table:table-cell office:value-type="float" office:value="9.6599999999999995E-4" table:style-name="ce2">
            <text:p>9.66E-04</text:p>
          </table:table-cell>
          <table:table-cell office:value-type="float" office:value="3.4400000000000001E-4" table:style-name="ce2">
            <text:p>3.44E-04</text:p>
          </table:table-cell>
          <table:table-cell office:value-type="float" office:value="11.468928" table:style-name="ce1">
            <text:p>11.468928</text:p>
          </table:table-cell>
          <table:table-cell office:value-type="float" office:value="10.845803999999999" table:style-name="ce1">
            <text:p>10.845804</text:p>
          </table:table-cell>
          <table:table-cell office:value-type="float" office:value="10.942747000000001" table:style-name="ce1">
            <text:p>10.942747</text:p>
          </table:table-cell>
          <table:table-cell office:value-type="float" office:value="349.39119599999998" table:style-name="ce1">
            <text:p>349.391196</text:p>
          </table:table-cell>
          <table:table-cell office:value-type="float" office:value="81.714399999999998" table:style-name="ce1">
            <text:p>81.7144</text:p>
          </table:table-cell>
          <table:table-cell office:value-type="float" office:value="81.660799999999995" table:style-name="ce1">
            <text:p>81.6608</text:p>
          </table:table-cell>
          <table:table-cell office:value-type="float" office:value="71.561999999999998" table:style-name="ce1">
            <text:p>71.562</text:p>
          </table:table-cell>
          <table:table-cell office:value-type="float" office:value="519.25070000000005" table:style-name="ce1">
            <text:p>519.2507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.655664" table:style-name="ce1">
            <text:p>12.655664</text:p>
          </table:table-cell>
          <table:table-cell office:value-type="float" office:value="3.418E-3" table:style-name="ce1">
            <text:p>0.003418</text:p>
          </table:table-cell>
          <table:table-cell office:value-type="float" office:value="1.049E-3" table:style-name="ce1">
            <text:p>0.001049</text:p>
          </table:table-cell>
          <table:table-cell office:value-type="float" office:value="4.17E-4" table:style-name="ce2">
            <text:p>4.17E-04</text:p>
          </table:table-cell>
          <table:table-cell office:value-type="float" office:value="11.451568" table:style-name="ce1">
            <text:p>11.451568</text:p>
          </table:table-cell>
          <table:table-cell office:value-type="float" office:value="10.889211" table:style-name="ce1">
            <text:p>10.889211</text:p>
          </table:table-cell>
          <table:table-cell office:value-type="float" office:value="11.456261" table:style-name="ce1">
            <text:p>11.456261</text:p>
          </table:table-cell>
          <table:table-cell office:value-type="float" office:value="360.58225399999998" table:style-name="ce1">
            <text:p>360.582254</text:p>
          </table:table-cell>
          <table:table-cell office:value-type="float" office:value="83.961299999999994" table:style-name="ce1">
            <text:p>83.9613</text:p>
          </table:table-cell>
          <table:table-cell office:value-type="float" office:value="83.821100000000001" table:style-name="ce1">
            <text:p>83.8211</text:p>
          </table:table-cell>
          <table:table-cell office:value-type="float" office:value="73.290700000000001" table:style-name="ce1">
            <text:p>73.2907</text:p>
          </table:table-cell>
          <table:table-cell office:value-type="float" office:value="530.23360000000002" table:style-name="ce1">
            <text:p>530.2336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.994141000000001" table:style-name="ce1">
            <text:p>12.994141</text:p>
          </table:table-cell>
          <table:table-cell office:value-type="float" office:value="2.1878999999999999E-2" table:style-name="ce1">
            <text:p>0.021879</text:p>
          </table:table-cell>
          <table:table-cell office:value-type="float" office:value="3.3279999999999998E-3" table:style-name="ce1">
            <text:p>0.003328</text:p>
          </table:table-cell>
          <table:table-cell office:value-type="float" office:value="2.1210000000000001E-3" table:style-name="ce1">
            <text:p>0.002121</text:p>
          </table:table-cell>
          <table:table-cell office:value-type="float" office:value="11.853116" table:style-name="ce1">
            <text:p>11.853116</text:p>
          </table:table-cell>
          <table:table-cell office:value-type="float" office:value="11.271037" table:style-name="ce1">
            <text:p>11.271037</text:p>
          </table:table-cell>
          <table:table-cell office:value-type="float" office:value="11.220981" table:style-name="ce1">
            <text:p>11.220981</text:p>
          </table:table-cell>
          <table:table-cell office:value-type="float" office:value="365.61509100000001" table:style-name="ce1">
            <text:p>365.615091</text:p>
          </table:table-cell>
          <table:table-cell office:value-type="float" office:value="86.739500000000007" table:style-name="ce1">
            <text:p>86.7395</text:p>
          </table:table-cell>
          <table:table-cell office:value-type="float" office:value="87.180099999999996" table:style-name="ce1">
            <text:p>87.1801</text:p>
          </table:table-cell>
          <table:table-cell office:value-type="float" office:value="77.042299999999997" table:style-name="ce1">
            <text:p>77.0423</text:p>
          </table:table-cell>
          <table:table-cell office:value-type="float" office:value="553.12249999999995" table:style-name="ce1">
            <text:p>553.1225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.326575999999999" table:style-name="ce1">
            <text:p>13.326576</text:p>
          </table:table-cell>
          <table:table-cell office:value-type="float" office:value="4.2199999999999998E-3" table:style-name="ce1">
            <text:p>0.00422</text:p>
          </table:table-cell>
          <table:table-cell office:value-type="float" office:value="9.5100000000000002E-4" table:style-name="ce2">
            <text:p>9.51E-04</text:p>
          </table:table-cell>
          <table:table-cell office:value-type="float" office:value="4.8000000000000001E-4" table:style-name="ce2">
            <text:p>4.80E-04</text:p>
          </table:table-cell>
          <table:table-cell office:value-type="float" office:value="14.266902" table:style-name="ce1">
            <text:p>14.266902</text:p>
          </table:table-cell>
          <table:table-cell office:value-type="float" office:value="13.340009" table:style-name="ce1">
            <text:p>13.340009</text:p>
          </table:table-cell>
          <table:table-cell office:value-type="float" office:value="12.476876000000001" table:style-name="ce1">
            <text:p>12.476876</text:p>
          </table:table-cell>
          <table:table-cell office:value-type="float" office:value="378.40175900000003" table:style-name="ce1">
            <text:p>378.401759</text:p>
          </table:table-cell>
          <table:table-cell office:value-type="float" office:value="88.133099999999999" table:style-name="ce1">
            <text:p>88.1331</text:p>
          </table:table-cell>
          <table:table-cell office:value-type="float" office:value="87.968500000000006" table:style-name="ce1">
            <text:p>87.9685</text:p>
          </table:table-cell>
          <table:table-cell office:value-type="float" office:value="76.963700000000003" table:style-name="ce1">
            <text:p>76.9637</text:p>
          </table:table-cell>
          <table:table-cell office:value-type="float" office:value="559.6431" table:style-name="ce1">
            <text:p>559.6431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593012" table:style-name="ce1">
            <text:p>13.593012</text:p>
          </table:table-cell>
          <table:table-cell office:value-type="float" office:value="4.5269999999999998E-3" table:style-name="ce1">
            <text:p>0.004527</text:p>
          </table:table-cell>
          <table:table-cell office:value-type="float" office:value="1.111E-3" table:style-name="ce1">
            <text:p>0.001111</text:p>
          </table:table-cell>
          <table:table-cell office:value-type="float" office:value="6.8599999999999998E-4" table:style-name="ce2">
            <text:p>6.86E-04</text:p>
          </table:table-cell>
          <table:table-cell office:value-type="float" office:value="12.483853999999999" table:style-name="ce1">
            <text:p>12.483854</text:p>
          </table:table-cell>
          <table:table-cell office:value-type="float" office:value="11.780882999999999" table:style-name="ce1">
            <text:p>11.780883</text:p>
          </table:table-cell>
          <table:table-cell office:value-type="float" office:value="12.054149000000001" table:style-name="ce1">
            <text:p>12.054149</text:p>
          </table:table-cell>
          <table:table-cell office:value-type="float" office:value="388.10692399999999" table:style-name="ce1">
            <text:p>388.106924</text:p>
          </table:table-cell>
          <table:table-cell office:value-type="float" office:value="90.373199999999997" table:style-name="ce1">
            <text:p>90.3732</text:p>
          </table:table-cell>
          <table:table-cell office:value-type="float" office:value="90.163899999999998" table:style-name="ce1">
            <text:p>90.1639</text:p>
          </table:table-cell>
          <table:table-cell office:value-type="float" office:value="78.921300000000002" table:style-name="ce1">
            <text:p>78.9213</text:p>
          </table:table-cell>
          <table:table-cell office:value-type="float" office:value="571.5779" table:style-name="ce1">
            <text:p>571.5779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.965721" table:style-name="ce1">
            <text:p>13.965721</text:p>
          </table:table-cell>
          <table:table-cell office:value-type="float" office:value="3.7169999999999998E-3" table:style-name="ce1">
            <text:p>0.003717</text:p>
          </table:table-cell>
          <table:table-cell office:value-type="float" office:value="1.0280000000000001E-3" table:style-name="ce1">
            <text:p>0.001028</text:p>
          </table:table-cell>
          <table:table-cell office:value-type="float" office:value="4.15E-4" table:style-name="ce2">
            <text:p>4.15E-04</text:p>
          </table:table-cell>
          <table:table-cell office:value-type="float" office:value="12.737707" table:style-name="ce1">
            <text:p>12.737707</text:p>
          </table:table-cell>
          <table:table-cell office:value-type="float" office:value="12.173382" table:style-name="ce1">
            <text:p>12.173382</text:p>
          </table:table-cell>
          <table:table-cell office:value-type="float" office:value="12.500024" table:style-name="ce1">
            <text:p>12.500024</text:p>
          </table:table-cell>
          <table:table-cell office:value-type="float" office:value="393.734848" table:style-name="ce1">
            <text:p>393.734848</text:p>
          </table:table-cell>
          <table:table-cell office:value-type="float" office:value="92.877300000000005" table:style-name="ce1">
            <text:p>92.8773</text:p>
          </table:table-cell>
          <table:table-cell office:value-type="float" office:value="92.876800000000003" table:style-name="ce1">
            <text:p>92.8768</text:p>
          </table:table-cell>
          <table:table-cell office:value-type="float" office:value="81.127099999999999" table:style-name="ce1">
            <text:p>81.1271</text:p>
          </table:table-cell>
          <table:table-cell office:value-type="float" office:value="586.20309999999995" table:style-name="ce1">
            <text:p>586.2031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.267099999999999" table:style-name="ce1">
            <text:p>14.2671</text:p>
          </table:table-cell>
          <table:table-cell office:value-type="float" office:value="4.3249999999999999E-3" table:style-name="ce1">
            <text:p>0.004325</text:p>
          </table:table-cell>
          <table:table-cell office:value-type="float" office:value="1.003E-3" table:style-name="ce1">
            <text:p>0.001003</text:p>
          </table:table-cell>
          <table:table-cell office:value-type="float" office:value="4.4799999999999999E-4" table:style-name="ce2">
            <text:p>4.48E-04</text:p>
          </table:table-cell>
          <table:table-cell office:value-type="float" office:value="13.203099999999999" table:style-name="ce1">
            <text:p>13.2031</text:p>
          </table:table-cell>
          <table:table-cell office:value-type="float" office:value="12.499511999999999" table:style-name="ce1">
            <text:p>12.499512</text:p>
          </table:table-cell>
          <table:table-cell office:value-type="float" office:value="12.805892999999999" table:style-name="ce1">
            <text:p>12.805893</text:p>
          </table:table-cell>
          <table:table-cell office:value-type="float" office:value="403.305205" table:style-name="ce1">
            <text:p>403.305205</text:p>
          </table:table-cell>
          <table:table-cell office:value-type="float" office:value="94.873000000000005" table:style-name="ce1">
            <text:p>94.873</text:p>
          </table:table-cell>
          <table:table-cell office:value-type="float" office:value="94.814999999999998" table:style-name="ce1">
            <text:p>94.815</text:p>
          </table:table-cell>
          <table:table-cell office:value-type="float" office:value="82.955399999999997" table:style-name="ce1">
            <text:p>82.9554</text:p>
          </table:table-cell>
          <table:table-cell office:value-type="float" office:value="599.62199999999996" table:style-name="ce1">
            <text:p>599.622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.585293999999999" table:style-name="ce1">
            <text:p>14.585294</text:p>
          </table:table-cell>
          <table:table-cell office:value-type="float" office:value="4.1180000000000001E-3" table:style-name="ce1">
            <text:p>0.004118</text:p>
          </table:table-cell>
          <table:table-cell office:value-type="float" office:value="1.0020000000000001E-3" table:style-name="ce1">
            <text:p>0.001002</text:p>
          </table:table-cell>
          <table:table-cell office:value-type="float" office:value="4.1599999999999997E-4" table:style-name="ce2">
            <text:p>4.16E-04</text:p>
          </table:table-cell>
          <table:table-cell office:value-type="float" office:value="13.404591999999999" table:style-name="ce1">
            <text:p>13.404592</text:p>
          </table:table-cell>
          <table:table-cell office:value-type="float" office:value="12.611340999999999" table:style-name="ce1">
            <text:p>12.611341</text:p>
          </table:table-cell>
          <table:table-cell office:value-type="float" office:value="12.720583" table:style-name="ce1">
            <text:p>12.720583</text:p>
          </table:table-cell>
          <table:table-cell office:value-type="float" office:value="415.79188799999997" table:style-name="ce1">
            <text:p>415.791888</text:p>
          </table:table-cell>
          <table:table-cell office:value-type="float" office:value="96.688599999999994" table:style-name="ce1">
            <text:p>96.6886</text:p>
          </table:table-cell>
          <table:table-cell office:value-type="float" office:value="96.778700000000001" table:style-name="ce1">
            <text:p>96.7787</text:p>
          </table:table-cell>
          <table:table-cell office:value-type="float" office:value="84.591700000000003" table:style-name="ce1">
            <text:p>84.5917</text:p>
          </table:table-cell>
          <table:table-cell office:value-type="float" office:value="612.75729999999999" table:style-name="ce1">
            <text:p>612.7573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.891980999999999" table:style-name="ce1">
            <text:p>15.891981</text:p>
          </table:table-cell>
          <table:table-cell office:value-type="float" office:value="3.6819999999999999E-3" table:style-name="ce1">
            <text:p>0.003682</text:p>
          </table:table-cell>
          <table:table-cell office:value-type="float" office:value="9.859999999999999E-4" table:style-name="ce2">
            <text:p>9.86E-04</text:p>
          </table:table-cell>
          <table:table-cell office:value-type="float" office:value="8.2700000000000004E-4" table:style-name="ce2">
            <text:p>8.27E-04</text:p>
          </table:table-cell>
          <table:table-cell office:value-type="float" office:value="13.596969" table:style-name="ce1">
            <text:p>13.596969</text:p>
          </table:table-cell>
          <table:table-cell office:value-type="float" office:value="12.903167" table:style-name="ce1">
            <text:p>12.903167</text:p>
          </table:table-cell>
          <table:table-cell office:value-type="float" office:value="13.113588999999999" table:style-name="ce1">
            <text:p>13.113589</text:p>
          </table:table-cell>
          <table:table-cell office:value-type="float" office:value="423.82158299999998" table:style-name="ce1">
            <text:p>423.821583</text:p>
          </table:table-cell>
          <table:table-cell office:value-type="float" office:value="99.266999999999996" table:style-name="ce1">
            <text:p>99.267</text:p>
          </table:table-cell>
          <table:table-cell office:value-type="float" office:value="99.181100000000001" table:style-name="ce1">
            <text:p>99.1811</text:p>
          </table:table-cell>
          <table:table-cell office:value-type="float" office:value="86.567499999999995" table:style-name="ce1">
            <text:p>86.5675</text:p>
          </table:table-cell>
          <table:table-cell office:value-type="float" office:value="626.12310000000002" table:style-name="ce1">
            <text:p>626.1231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.240304999999999" table:style-name="ce1">
            <text:p>15.240305</text:p>
          </table:table-cell>
          <table:table-cell office:value-type="float" office:value="5.1669999999999997E-3" table:style-name="ce1">
            <text:p>0.005167</text:p>
          </table:table-cell>
          <table:table-cell office:value-type="float" office:value="1.3649999999999999E-3" table:style-name="ce1">
            <text:p>0.001365</text:p>
          </table:table-cell>
          <table:table-cell office:value-type="float" office:value="7.4200000000000004E-4" table:style-name="ce2">
            <text:p>7.42E-04</text:p>
          </table:table-cell>
          <table:table-cell office:value-type="float" office:value="14.960098" table:style-name="ce1">
            <text:p>14.960098</text:p>
          </table:table-cell>
          <table:table-cell office:value-type="float" office:value="13.810741999999999" table:style-name="ce1">
            <text:p>13.810742</text:p>
          </table:table-cell>
          <table:table-cell office:value-type="float" office:value="14.443457" table:style-name="ce1">
            <text:p>14.443457</text:p>
          </table:table-cell>
          <table:table-cell office:value-type="float" office:value="440.642968" table:style-name="ce1">
            <text:p>440.642968</text:p>
          </table:table-cell>
          <table:table-cell office:value-type="float" office:value="101.8113" table:style-name="ce1">
            <text:p>101.8113</text:p>
          </table:table-cell>
          <table:table-cell office:value-type="float" office:value="101.26260000000001" table:style-name="ce1">
            <text:p>101.2626</text:p>
          </table:table-cell>
          <table:table-cell office:value-type="float" office:value="90.300600000000003" table:style-name="ce1">
            <text:p>90.3006</text:p>
          </table:table-cell>
          <table:table-cell office:value-type="float" office:value="649.3886" table:style-name="ce1">
            <text:p>649.3886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.553502" table:style-name="ce1">
            <text:p>15.553502</text:p>
          </table:table-cell>
          <table:table-cell office:value-type="float" office:value="4.3870000000000003E-3" table:style-name="ce1">
            <text:p>0.004387</text:p>
          </table:table-cell>
          <table:table-cell office:value-type="float" office:value="1.003E-3" table:style-name="ce1">
            <text:p>0.001003</text:p>
          </table:table-cell>
          <table:table-cell office:value-type="float" office:value="4.0099999999999999E-4" table:style-name="ce2">
            <text:p>4.01E-04</text:p>
          </table:table-cell>
          <table:table-cell office:value-type="float" office:value="15.987072" table:style-name="ce1">
            <text:p>15.987072</text:p>
          </table:table-cell>
          <table:table-cell office:value-type="float" office:value="15.148717" table:style-name="ce1">
            <text:p>15.148717</text:p>
          </table:table-cell>
          <table:table-cell office:value-type="float" office:value="15.122873" table:style-name="ce1">
            <text:p>15.122873</text:p>
          </table:table-cell>
          <table:table-cell office:value-type="float" office:value="449.75226900000001" table:style-name="ce1">
            <text:p>449.752269</text:p>
          </table:table-cell>
          <table:table-cell office:value-type="float" office:value="103.5946" table:style-name="ce1">
            <text:p>103.5946</text:p>
          </table:table-cell>
          <table:table-cell office:value-type="float" office:value="103.7629" table:style-name="ce1">
            <text:p>103.7629</text:p>
          </table:table-cell>
          <table:table-cell office:value-type="float" office:value="91.472700000000003" table:style-name="ce1">
            <text:p>91.4727</text:p>
          </table:table-cell>
          <table:table-cell office:value-type="float" office:value="659.07640000000004" table:style-name="ce1">
            <text:p>659.0764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.061805" table:style-name="ce1">
            <text:p>16.061805</text:p>
          </table:table-cell>
          <table:table-cell office:value-type="float" office:value="4.607E-3" table:style-name="ce1">
            <text:p>0.004607</text:p>
          </table:table-cell>
          <table:table-cell office:value-type="float" office:value="1.06E-3" table:style-name="ce1">
            <text:p>0.00106</text:p>
          </table:table-cell>
          <table:table-cell office:value-type="float" office:value="6.1399999999999996E-4" table:style-name="ce2">
            <text:p>6.14E-04</text:p>
          </table:table-cell>
          <table:table-cell office:value-type="float" office:value="16.147852" table:style-name="ce1">
            <text:p>16.147852</text:p>
          </table:table-cell>
          <table:table-cell office:value-type="float" office:value="15.548631" table:style-name="ce1">
            <text:p>15.548631</text:p>
          </table:table-cell>
          <table:table-cell office:value-type="float" office:value="15.894408" table:style-name="ce1">
            <text:p>15.894408</text:p>
          </table:table-cell>
          <table:table-cell office:value-type="float" office:value="462.20234900000003" table:style-name="ce1">
            <text:p>462.202349</text:p>
          </table:table-cell>
          <table:table-cell office:value-type="float" office:value="105.6931" table:style-name="ce1">
            <text:p>105.6931</text:p>
          </table:table-cell>
          <table:table-cell office:value-type="float" office:value="106.4298" table:style-name="ce1">
            <text:p>106.4298</text:p>
          </table:table-cell>
          <table:table-cell office:value-type="float" office:value="92.604600000000005" table:style-name="ce1">
            <text:p>92.6046</text:p>
          </table:table-cell>
          <table:table-cell office:value-type="float" office:value="671.92470000000003" table:style-name="ce1">
            <text:p>671.9247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.320592000000001" table:style-name="ce1">
            <text:p>16.320592</text:p>
          </table:table-cell>
          <table:table-cell office:value-type="float" office:value="4.2180000000000004E-3" table:style-name="ce1">
            <text:p>0.004218</text:p>
          </table:table-cell>
          <table:table-cell office:value-type="float" office:value="9.2199999999999997E-4" table:style-name="ce2">
            <text:p>9.22E-04</text:p>
          </table:table-cell>
          <table:table-cell office:value-type="float" office:value="4.44E-4" table:style-name="ce2">
            <text:p>4.44E-04</text:p>
          </table:table-cell>
          <table:table-cell office:value-type="float" office:value="19.375568999999999" table:style-name="ce1">
            <text:p>19.375569</text:p>
          </table:table-cell>
          <table:table-cell office:value-type="float" office:value="18.812626999999999" table:style-name="ce1">
            <text:p>18.812627</text:p>
          </table:table-cell>
          <table:table-cell office:value-type="float" office:value="20.780645" table:style-name="ce1">
            <text:p>20.780645</text:p>
          </table:table-cell>
          <table:table-cell office:value-type="float" office:value="483.854871" table:style-name="ce1">
            <text:p>483.854871</text:p>
          </table:table-cell>
          <table:table-cell office:value-type="float" office:value="108.7509" table:style-name="ce1">
            <text:p>108.7509</text:p>
          </table:table-cell>
          <table:table-cell office:value-type="float" office:value="108.8248" table:style-name="ce1">
            <text:p>108.8248</text:p>
          </table:table-cell>
          <table:table-cell office:value-type="float" office:value="94.860500000000002" table:style-name="ce1">
            <text:p>94.8605</text:p>
          </table:table-cell>
          <table:table-cell office:value-type="float" office:value="688.6277" table:style-name="ce1">
            <text:p>688.627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number-columns-spanned="4" table:number-rows-spanned="1" table:style-name="ce3">
            <text:p>Best Case</text:p>
          </table:table-cell>
          <table:covered-table-cell table:number-columns-repeated="3"/>
          <table:table-cell office:value-type="string" table:number-columns-spanned="4" table:number-rows-spanned="1" table:style-name="ce3">
            <text:p>Worse Case</text:p>
          </table:table-cell>
          <table:covered-table-cell table:number-columns-repeated="3"/>
          <table:table-cell office:value-type="string" table:number-columns-spanned="4" table:number-rows-spanned="1" table:style-name="ce3">
            <text:p>Average Case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office:value-type="string" table:style-name="ce1">
            <text:p>Data size/million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950000000000002" table:style-name="ce1">
            <text:p>2.095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2.1692999999999998" table:style-name="ce1">
            <text:p>2.1693</text:p>
          </table:table-cell>
          <table:table-cell office:value-type="float" office:value="2.0954000000000002" table:style-name="ce1">
            <text:p>2.0954</text:p>
          </table:table-cell>
          <table:table-cell office:value-type="float" office:value="1.8576999999999999" table:style-name="ce1">
            <text:p>1.8577</text:p>
          </table:table-cell>
          <table:table-cell office:value-type="float" office:value="11.9278" table:style-name="ce1">
            <text:p>11.9278</text:p>
          </table:table-cell>
          <table:table-cell office:value-type="float" office:value="2.1505000000000001" table:style-name="ce1">
            <text:p>2.1505</text:p>
          </table:table-cell>
          <table:table-cell office:value-type="float" office:value="1.6827000000000001" table:style-name="ce1">
            <text:p>1.6827</text:p>
          </table:table-cell>
          <table:table-cell office:value-type="float" office:value="1.4911000000000001" table:style-name="ce1">
            <text:p>1.4911</text:p>
          </table:table-cell>
          <table:table-cell office:value-type="float" office:value="9.5836000000000006" table:style-name="ce1">
            <text:p>9.5836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37" table:style-name="ce1">
            <text:p>4.37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4.3136999999999999" table:style-name="ce1">
            <text:p>4.3137</text:p>
          </table:table-cell>
          <table:table-cell office:value-type="float" office:value="4.2862" table:style-name="ce1">
            <text:p>4.2862</text:p>
          </table:table-cell>
          <table:table-cell office:value-type="float" office:value="3.7440000000000002" table:style-name="ce1">
            <text:p>3.744</text:p>
          </table:table-cell>
          <table:table-cell office:value-type="float" office:value="25.100100000000001" table:style-name="ce1">
            <text:p>25.1001</text:p>
          </table:table-cell>
          <table:table-cell office:value-type="float" office:value="4.2885999999999997" table:style-name="ce1">
            <text:p>4.2886</text:p>
          </table:table-cell>
          <table:table-cell office:value-type="float" office:value="2.0836000000000001" table:style-name="ce1">
            <text:p>2.0836</text:p>
          </table:table-cell>
          <table:table-cell office:value-type="float" office:value="1.8326" table:style-name="ce1">
            <text:p>1.8326</text:p>
          </table:table-cell>
          <table:table-cell office:value-type="float" office:value="12.321199999999999" table:style-name="ce1">
            <text:p>12.3212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4880000000000004" table:style-name="ce1">
            <text:p>6.48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.4861000000000004" table:style-name="ce1">
            <text:p>6.4861</text:p>
          </table:table-cell>
          <table:table-cell office:value-type="float" office:value="6.5297000000000001" table:style-name="ce1">
            <text:p>6.5297</text:p>
          </table:table-cell>
          <table:table-cell office:value-type="float" office:value="5.7072000000000003" table:style-name="ce1">
            <text:p>5.7072</text:p>
          </table:table-cell>
          <table:table-cell office:value-type="float" office:value="39.039299999999997" table:style-name="ce1">
            <text:p>39.0393</text:p>
          </table:table-cell>
          <table:table-cell office:value-type="float" office:value="6.4417999999999997" table:style-name="ce1">
            <text:p>6.4418</text:p>
          </table:table-cell>
          <table:table-cell office:value-type="float" office:value="4.8384" table:style-name="ce1">
            <text:p>4.8384</text:p>
          </table:table-cell>
          <table:table-cell office:value-type="float" office:value="4.2323000000000004" table:style-name="ce1">
            <text:p>4.2323</text:p>
          </table:table-cell>
          <table:table-cell office:value-type="float" office:value="28.579000000000001" table:style-name="ce1">
            <text:p>28.579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709999999999994" table:style-name="ce1">
            <text:p>8.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8.6452000000000009" table:style-name="ce1">
            <text:p>8.6452</text:p>
          </table:table-cell>
          <table:table-cell office:value-type="float" office:value="8.6293000000000006" table:style-name="ce1">
            <text:p>8.6293</text:p>
          </table:table-cell>
          <table:table-cell office:value-type="float" office:value="7.5350999999999999" table:style-name="ce1">
            <text:p>7.5351</text:p>
          </table:table-cell>
          <table:table-cell office:value-type="float" office:value="52.462499999999999" table:style-name="ce1">
            <text:p>52.4625</text:p>
          </table:table-cell>
          <table:table-cell office:value-type="float" office:value="8.6699000000000002" table:style-name="ce1">
            <text:p>8.6699</text:p>
          </table:table-cell>
          <table:table-cell office:value-type="float" office:value="6.0628000000000002" table:style-name="ce1">
            <text:p>6.0628</text:p>
          </table:table-cell>
          <table:table-cell office:value-type="float" office:value="5.3159000000000001" table:style-name="ce1">
            <text:p>5.3159</text:p>
          </table:table-cell>
          <table:table-cell office:value-type="float" office:value="36.5426" table:style-name="ce1">
            <text:p>36.5426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.784000000000001" table:style-name="ce1">
            <text:p>10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0.771699999999999" table:style-name="ce1">
            <text:p>10.7717</text:p>
          </table:table-cell>
          <table:table-cell office:value-type="float" office:value="10.765499999999999" table:style-name="ce1">
            <text:p>10.7655</text:p>
          </table:table-cell>
          <table:table-cell office:value-type="float" office:value="9.3994" table:style-name="ce1">
            <text:p>9.3994</text:p>
          </table:table-cell>
          <table:table-cell office:value-type="float" office:value="65.082599999999999" table:style-name="ce1">
            <text:p>65.0826</text:p>
          </table:table-cell>
          <table:table-cell office:value-type="float" office:value="10.8591" table:style-name="ce1">
            <text:p>10.8591</text:p>
          </table:table-cell>
          <table:table-cell office:value-type="float" office:value="7.2121000000000004" table:style-name="ce1">
            <text:p>7.2121</text:p>
          </table:table-cell>
          <table:table-cell office:value-type="float" office:value="6.3331" table:style-name="ce1">
            <text:p>6.3331</text:p>
          </table:table-cell>
          <table:table-cell office:value-type="float" office:value="43.468299999999999" table:style-name="ce1">
            <text:p>43.4683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.906000000000001" table:style-name="ce1">
            <text:p>12.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2.9292" table:style-name="ce1">
            <text:p>12.9292</text:p>
          </table:table-cell>
          <table:table-cell office:value-type="float" office:value="12.9269" table:style-name="ce1">
            <text:p>12.9269</text:p>
          </table:table-cell>
          <table:table-cell office:value-type="float" office:value="11.2935" table:style-name="ce1">
            <text:p>11.2935</text:p>
          </table:table-cell>
          <table:table-cell office:value-type="float" office:value="79.314800000000005" table:style-name="ce1">
            <text:p>79.3148</text:p>
          </table:table-cell>
          <table:table-cell office:value-type="float" office:value="12.8886" table:style-name="ce1">
            <text:p>12.8886</text:p>
          </table:table-cell>
          <table:table-cell office:value-type="float" office:value="9.7565000000000008" table:style-name="ce1">
            <text:p>9.7565</text:p>
          </table:table-cell>
          <table:table-cell office:value-type="float" office:value="8.5427" table:style-name="ce1">
            <text:p>8.5427</text:p>
          </table:table-cell>
          <table:table-cell office:value-type="float" office:value="58.847499999999997" table:style-name="ce1">
            <text:p>58.8475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.095000000000001" table:style-name="ce1">
            <text:p>15.09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5.129" table:style-name="ce1">
            <text:p>15.129</text:p>
          </table:table-cell>
          <table:table-cell office:value-type="float" office:value="15.148400000000001" table:style-name="ce1">
            <text:p>15.1484</text:p>
          </table:table-cell>
          <table:table-cell office:value-type="float" office:value="13.353999999999999" table:style-name="ce1">
            <text:p>13.354</text:p>
          </table:table-cell>
          <table:table-cell office:value-type="float" office:value="94.913399999999996" table:style-name="ce1">
            <text:p>94.9134</text:p>
          </table:table-cell>
          <table:table-cell office:value-type="float" office:value="15.062900000000001" table:style-name="ce1">
            <text:p>15.0629</text:p>
          </table:table-cell>
          <table:table-cell office:value-type="float" office:value="11.6335" table:style-name="ce1">
            <text:p>11.6335</text:p>
          </table:table-cell>
          <table:table-cell office:value-type="float" office:value="10.1823" table:style-name="ce1">
            <text:p>10.1823</text:p>
          </table:table-cell>
          <table:table-cell office:value-type="float" office:value="71.450999999999993" table:style-name="ce1">
            <text:p>71.451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.026" table:style-name="ce1">
            <text:p>18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285299999999999" table:style-name="ce1">
            <text:p>17.2853</text:p>
          </table:table-cell>
          <table:table-cell office:value-type="float" office:value="17.2989" table:style-name="ce1">
            <text:p>17.2989</text:p>
          </table:table-cell>
          <table:table-cell office:value-type="float" office:value="15.123200000000001" table:style-name="ce1">
            <text:p>15.1232</text:p>
          </table:table-cell>
          <table:table-cell office:value-type="float" office:value="108.2282" table:style-name="ce1">
            <text:p>108.2282</text:p>
          </table:table-cell>
          <table:table-cell office:value-type="float" office:value="17.186599999999999" table:style-name="ce1">
            <text:p>17.1866</text:p>
          </table:table-cell>
          <table:table-cell office:value-type="float" office:value="11.367000000000001" table:style-name="ce1">
            <text:p>11.367</text:p>
          </table:table-cell>
          <table:table-cell office:value-type="float" office:value="10.035399999999999" table:style-name="ce1">
            <text:p>10.0354</text:p>
          </table:table-cell>
          <table:table-cell office:value-type="float" office:value="69.959299999999999" table:style-name="ce1">
            <text:p>69.9593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512" table:style-name="ce1">
            <text:p>19.512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9.6111" table:style-name="ce1">
            <text:p>19.6111</text:p>
          </table:table-cell>
          <table:table-cell office:value-type="float" office:value="19.6706" table:style-name="ce1">
            <text:p>19.6706</text:p>
          </table:table-cell>
          <table:table-cell office:value-type="float" office:value="17.213899999999999" table:style-name="ce1">
            <text:p>17.2139</text:p>
          </table:table-cell>
          <table:table-cell office:value-type="float" office:value="122.8553" table:style-name="ce1">
            <text:p>122.8553</text:p>
          </table:table-cell>
          <table:table-cell office:value-type="float" office:value="19.3504" table:style-name="ce1">
            <text:p>19.3504</text:p>
          </table:table-cell>
          <table:table-cell office:value-type="float" office:value="14.6966" table:style-name="ce1">
            <text:p>14.6966</text:p>
          </table:table-cell>
          <table:table-cell office:value-type="float" office:value="12.8584" table:style-name="ce1">
            <text:p>12.8584</text:p>
          </table:table-cell>
          <table:table-cell office:value-type="float" office:value="90.635400000000004" table:style-name="ce1">
            <text:p>90.635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21.608599999999999" table:style-name="ce1">
            <text:p>21.6086</text:p>
          </table:table-cell>
          <table:table-cell office:value-type="float" office:value="21.753" table:style-name="ce1">
            <text:p>21.753</text:p>
          </table:table-cell>
          <table:table-cell office:value-type="float" office:value="18.905000000000001" table:style-name="ce1">
            <text:p>18.905</text:p>
          </table:table-cell>
          <table:table-cell office:value-type="float" office:value="136.60820000000001" table:style-name="ce1">
            <text:p>136.6082</text:p>
          </table:table-cell>
          <table:table-cell office:value-type="float" office:value="21.4801" table:style-name="ce1">
            <text:p>21.4801</text:p>
          </table:table-cell>
          <table:table-cell office:value-type="float" office:value="13.6836" table:style-name="ce1">
            <text:p>13.6836</text:p>
          </table:table-cell>
          <table:table-cell office:value-type="float" office:value="11.9597" table:style-name="ce1">
            <text:p>11.9597</text:p>
          </table:table-cell>
          <table:table-cell office:value-type="float" office:value="84.153599999999997" table:style-name="ce1">
            <text:p>84.1536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.738" table:style-name="ce1">
            <text:p>23.73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3.833100000000002" table:style-name="ce1">
            <text:p>23.8331</text:p>
          </table:table-cell>
          <table:table-cell office:value-type="float" office:value="23.787600000000001" table:style-name="ce1">
            <text:p>23.7876</text:p>
          </table:table-cell>
          <table:table-cell office:value-type="float" office:value="20.720600000000001" table:style-name="ce1">
            <text:p>20.7206</text:p>
          </table:table-cell>
          <table:table-cell office:value-type="float" office:value="151.2764" table:style-name="ce1">
            <text:p>151.2764</text:p>
          </table:table-cell>
          <table:table-cell office:value-type="float" office:value="23.611499999999999" table:style-name="ce1">
            <text:p>23.6115</text:p>
          </table:table-cell>
          <table:table-cell office:value-type="float" office:value="16.431100000000001" table:style-name="ce1">
            <text:p>16.4311</text:p>
          </table:table-cell>
          <table:table-cell office:value-type="float" office:value="14.3636" table:style-name="ce1">
            <text:p>14.3636</text:p>
          </table:table-cell>
          <table:table-cell office:value-type="float" office:value="102.01309999999999" table:style-name="ce1">
            <text:p>102.0131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.863" table:style-name="ce1">
            <text:p>25.863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5.832100000000001" table:style-name="ce1">
            <text:p>25.8321</text:p>
          </table:table-cell>
          <table:table-cell office:value-type="float" office:value="25.817299999999999" table:style-name="ce1">
            <text:p>25.8173</text:p>
          </table:table-cell>
          <table:table-cell office:value-type="float" office:value="22.529199999999999" table:style-name="ce1">
            <text:p>22.5292</text:p>
          </table:table-cell>
          <table:table-cell office:value-type="float" office:value="161.96860000000001" table:style-name="ce1">
            <text:p>161.9686</text:p>
          </table:table-cell>
          <table:table-cell office:value-type="float" office:value="25.857500000000002" table:style-name="ce1">
            <text:p>25.8575</text:p>
          </table:table-cell>
          <table:table-cell office:value-type="float" office:value="19.8795" table:style-name="ce1">
            <text:p>19.8795</text:p>
          </table:table-cell>
          <table:table-cell office:value-type="float" office:value="17.352900000000002" table:style-name="ce1">
            <text:p>17.3529</text:p>
          </table:table-cell>
          <table:table-cell office:value-type="float" office:value="124.40779999999999" table:style-name="ce1">
            <text:p>124.4078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.963999999999999" table:style-name="ce1">
            <text:p>27.96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8.4239" table:style-name="ce1">
            <text:p>28.4239</text:p>
          </table:table-cell>
          <table:table-cell office:value-type="float" office:value="28.412199999999999" table:style-name="ce1">
            <text:p>28.4122</text:p>
          </table:table-cell>
          <table:table-cell office:value-type="float" office:value="24.916499999999999" table:style-name="ce1">
            <text:p>24.9165</text:p>
          </table:table-cell>
          <table:table-cell office:value-type="float" office:value="178.46350000000001" table:style-name="ce1">
            <text:p>178.4635</text:p>
          </table:table-cell>
          <table:table-cell office:value-type="float" office:value="28.062200000000001" table:style-name="ce1">
            <text:p>28.0622</text:p>
          </table:table-cell>
          <table:table-cell office:value-type="float" office:value="14.2959" table:style-name="ce1">
            <text:p>14.2959</text:p>
          </table:table-cell>
          <table:table-cell office:value-type="float" office:value="12.6394" table:style-name="ce1">
            <text:p>12.6394</text:p>
          </table:table-cell>
          <table:table-cell office:value-type="float" office:value="88.798699999999997" table:style-name="ce1">
            <text:p>88.7987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.183" table:style-name="ce1">
            <text:p>30.18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0.542100000000001" table:style-name="ce1">
            <text:p>30.5421</text:p>
          </table:table-cell>
          <table:table-cell office:value-type="float" office:value="30.514800000000001" table:style-name="ce1">
            <text:p>30.5148</text:p>
          </table:table-cell>
          <table:table-cell office:value-type="float" office:value="26.763100000000001" table:style-name="ce1">
            <text:p>26.7631</text:p>
          </table:table-cell>
          <table:table-cell office:value-type="float" office:value="195.85339999999999" table:style-name="ce1">
            <text:p>195.8534</text:p>
          </table:table-cell>
          <table:table-cell office:value-type="float" office:value="30.080400000000001" table:style-name="ce1">
            <text:p>30.0804</text:p>
          </table:table-cell>
          <table:table-cell office:value-type="float" office:value="21.939800000000002" table:style-name="ce1">
            <text:p>21.9398</text:p>
          </table:table-cell>
          <table:table-cell office:value-type="float" office:value="19.1328" table:style-name="ce1">
            <text:p>19.1328</text:p>
          </table:table-cell>
          <table:table-cell office:value-type="float" office:value="137.00899999999999" table:style-name="ce1">
            <text:p>137.009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.313000000000002" table:style-name="ce1">
            <text:p>32.3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2.6706" table:style-name="ce1">
            <text:p>32.6706</text:p>
          </table:table-cell>
          <table:table-cell office:value-type="float" office:value="32.744999999999997" table:style-name="ce1">
            <text:p>32.745</text:p>
          </table:table-cell>
          <table:table-cell office:value-type="float" office:value="28.8109" table:style-name="ce1">
            <text:p>28.8109</text:p>
          </table:table-cell>
          <table:table-cell office:value-type="float" office:value="207.053" table:style-name="ce1">
            <text:p>207.053</text:p>
          </table:table-cell>
          <table:table-cell office:value-type="float" office:value="32.195500000000003" table:style-name="ce1">
            <text:p>32.1955</text:p>
          </table:table-cell>
          <table:table-cell office:value-type="float" office:value="20.992799999999999" table:style-name="ce1">
            <text:p>20.9928</text:p>
          </table:table-cell>
          <table:table-cell office:value-type="float" office:value="18.346299999999999" table:style-name="ce1">
            <text:p>18.3463</text:p>
          </table:table-cell>
          <table:table-cell office:value-type="float" office:value="131.52869999999999" table:style-name="ce1">
            <text:p>131.5287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.414999999999999" table:style-name="ce1">
            <text:p>34.415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017600000000002" table:style-name="ce1">
            <text:p>35.0176</text:p>
          </table:table-cell>
          <table:table-cell office:value-type="float" office:value="34.963500000000003" table:style-name="ce1">
            <text:p>34.9635</text:p>
          </table:table-cell>
          <table:table-cell office:value-type="float" office:value="30.544599999999999" table:style-name="ce1">
            <text:p>30.5446</text:p>
          </table:table-cell>
          <table:table-cell office:value-type="float" office:value="221.75450000000001" table:style-name="ce1">
            <text:p>221.7545</text:p>
          </table:table-cell>
          <table:table-cell office:value-type="float" office:value="35.0886" table:style-name="ce1">
            <text:p>35.0886</text:p>
          </table:table-cell>
          <table:table-cell office:value-type="float" office:value="30.341799999999999" table:style-name="ce1">
            <text:p>30.3418</text:p>
          </table:table-cell>
          <table:table-cell office:value-type="float" office:value="26.492100000000001" table:style-name="ce1">
            <text:p>26.4921</text:p>
          </table:table-cell>
          <table:table-cell office:value-type="float" office:value="192.142" table:style-name="ce1">
            <text:p>192.142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.601999999999997" table:style-name="ce1">
            <text:p>36.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595300000000002" table:style-name="ce1">
            <text:p>37.5953</text:p>
          </table:table-cell>
          <table:table-cell office:value-type="float" office:value="37.150300000000001" table:style-name="ce1">
            <text:p>37.1503</text:p>
          </table:table-cell>
          <table:table-cell office:value-type="float" office:value="32.238199999999999" table:style-name="ce1">
            <text:p>32.2382</text:p>
          </table:table-cell>
          <table:table-cell office:value-type="float" office:value="240.91720000000001" table:style-name="ce1">
            <text:p>240.9172</text:p>
          </table:table-cell>
          <table:table-cell office:value-type="float" office:value="36.575200000000002" table:style-name="ce1">
            <text:p>36.5752</text:p>
          </table:table-cell>
          <table:table-cell office:value-type="float" office:value="21.668800000000001" table:style-name="ce1">
            <text:p>21.6688</text:p>
          </table:table-cell>
          <table:table-cell office:value-type="float" office:value="18.990200000000002" table:style-name="ce1">
            <text:p>18.9902</text:p>
          </table:table-cell>
          <table:table-cell office:value-type="float" office:value="136.38419999999999" table:style-name="ce1">
            <text:p>136.3842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.844000000000001" table:style-name="ce1">
            <text:p>38.84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39.3658" table:style-name="ce1">
            <text:p>39.3658</text:p>
          </table:table-cell>
          <table:table-cell office:value-type="float" office:value="39.096899999999998" table:style-name="ce1">
            <text:p>39.0969</text:p>
          </table:table-cell>
          <table:table-cell office:value-type="float" office:value="34.080500000000001" table:style-name="ce1">
            <text:p>34.0805</text:p>
          </table:table-cell>
          <table:table-cell office:value-type="float" office:value="252.46709999999999" table:style-name="ce1">
            <text:p>252.4671</text:p>
          </table:table-cell>
          <table:table-cell office:value-type="float" office:value="38.691000000000003" table:style-name="ce1">
            <text:p>38.691</text:p>
          </table:table-cell>
          <table:table-cell office:value-type="float" office:value="24.187200000000001" table:style-name="ce1">
            <text:p>24.1872</text:p>
          </table:table-cell>
          <table:table-cell office:value-type="float" office:value="21.142099999999999" table:style-name="ce1">
            <text:p>21.1421</text:p>
          </table:table-cell>
          <table:table-cell office:value-type="float" office:value="152.13730000000001" table:style-name="ce1">
            <text:p>152.1373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.011000000000003" table:style-name="ce1">
            <text:p>41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41.2864" table:style-name="ce1">
            <text:p>41.2864</text:p>
          </table:table-cell>
          <table:table-cell office:value-type="float" office:value="41.177300000000002" table:style-name="ce1">
            <text:p>41.1773</text:p>
          </table:table-cell>
          <table:table-cell office:value-type="float" office:value="35.9529" table:style-name="ce1">
            <text:p>35.9529</text:p>
          </table:table-cell>
          <table:table-cell office:value-type="float" office:value="260.39879999999999" table:style-name="ce1">
            <text:p>260.3988</text:p>
          </table:table-cell>
          <table:table-cell office:value-type="float" office:value="40.713999999999999" table:style-name="ce1">
            <text:p>40.714</text:p>
          </table:table-cell>
          <table:table-cell office:value-type="float" office:value="30.845099999999999" table:style-name="ce1">
            <text:p>30.8451</text:p>
          </table:table-cell>
          <table:table-cell office:value-type="float" office:value="26.986899999999999" table:style-name="ce1">
            <text:p>26.9869</text:p>
          </table:table-cell>
          <table:table-cell office:value-type="float" office:value="194.74690000000001" table:style-name="ce1">
            <text:p>194.7469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142000000000003" table:style-name="ce1">
            <text:p>43.14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43.099800000000002" table:style-name="ce1">
            <text:p>43.0998</text:p>
          </table:table-cell>
          <table:table-cell office:value-type="float" office:value="43.060400000000001" table:style-name="ce1">
            <text:p>43.0604</text:p>
          </table:table-cell>
          <table:table-cell office:value-type="float" office:value="37.563099999999999" table:style-name="ce1">
            <text:p>37.5631</text:p>
          </table:table-cell>
          <table:table-cell office:value-type="float" office:value="272.2534" table:style-name="ce1">
            <text:p>272.2534</text:p>
          </table:table-cell>
          <table:table-cell office:value-type="float" office:value="42.8934" table:style-name="ce1">
            <text:p>42.8934</text:p>
          </table:table-cell>
          <table:table-cell office:value-type="float" office:value="34.7791" table:style-name="ce1">
            <text:p>34.7791</text:p>
          </table:table-cell>
          <table:table-cell office:value-type="float" office:value="30.3675" table:style-name="ce1">
            <text:p>30.3675</text:p>
          </table:table-cell>
          <table:table-cell office:value-type="float" office:value="220.4658" table:style-name="ce1">
            <text:p>220.4658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.246000000000002" table:style-name="ce1">
            <text:p>45.246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45.946800000000003" table:style-name="ce1">
            <text:p>45.9468</text:p>
          </table:table-cell>
          <table:table-cell office:value-type="float" office:value="45.774000000000001" table:style-name="ce1">
            <text:p>45.774</text:p>
          </table:table-cell>
          <table:table-cell office:value-type="float" office:value="39.848999999999997" table:style-name="ce1">
            <text:p>39.849</text:p>
          </table:table-cell>
          <table:table-cell office:value-type="float" office:value="287.02260000000001" table:style-name="ce1">
            <text:p>287.0226</text:p>
          </table:table-cell>
          <table:table-cell office:value-type="float" office:value="45.154200000000003" table:style-name="ce1">
            <text:p>45.1542</text:p>
          </table:table-cell>
          <table:table-cell office:value-type="float" office:value="33.091900000000003" table:style-name="ce1">
            <text:p>33.0919</text:p>
          </table:table-cell>
          <table:table-cell office:value-type="float" office:value="28.8215" table:style-name="ce1">
            <text:p>28.8215</text:p>
          </table:table-cell>
          <table:table-cell office:value-type="float" office:value="208.81790000000001" table:style-name="ce1">
            <text:p>208.8179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7.335000000000001" table:style-name="ce1">
            <text:p>47.3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47.451300000000003" table:style-name="ce1">
            <text:p>47.4513</text:p>
          </table:table-cell>
          <table:table-cell office:value-type="float" office:value="47.512799999999999" table:style-name="ce1">
            <text:p>47.5128</text:p>
          </table:table-cell>
          <table:table-cell office:value-type="float" office:value="41.3643" table:style-name="ce1">
            <text:p>41.3643</text:p>
          </table:table-cell>
          <table:table-cell office:value-type="float" office:value="300.07130000000001" table:style-name="ce1">
            <text:p>300.0713</text:p>
          </table:table-cell>
          <table:table-cell office:value-type="float" office:value="47.228000000000002" table:style-name="ce1">
            <text:p>47.228</text:p>
          </table:table-cell>
          <table:table-cell office:value-type="float" office:value="36.1965" table:style-name="ce1">
            <text:p>36.1965</text:p>
          </table:table-cell>
          <table:table-cell office:value-type="float" office:value="31.5717" table:style-name="ce1">
            <text:p>31.5717</text:p>
          </table:table-cell>
          <table:table-cell office:value-type="float" office:value="229.31469999999999" table:style-name="ce1">
            <text:p>229.3147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.631" table:style-name="ce1">
            <text:p>49.63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.895099999999999" table:style-name="ce1">
            <text:p>49.8951</text:p>
          </table:table-cell>
          <table:table-cell office:value-type="float" office:value="49.850499999999997" table:style-name="ce1">
            <text:p>49.8505</text:p>
          </table:table-cell>
          <table:table-cell office:value-type="float" office:value="43.328400000000002" table:style-name="ce1">
            <text:p>43.3284</text:p>
          </table:table-cell>
          <table:table-cell office:value-type="float" office:value="317.28460000000001" table:style-name="ce1">
            <text:p>317.2846</text:p>
          </table:table-cell>
          <table:table-cell office:value-type="float" office:value="49.3645" table:style-name="ce1">
            <text:p>49.3645</text:p>
          </table:table-cell>
          <table:table-cell office:value-type="float" office:value="42.466000000000001" table:style-name="ce1">
            <text:p>42.466</text:p>
          </table:table-cell>
          <table:table-cell office:value-type="float" office:value="37.110399999999998" table:style-name="ce1">
            <text:p>37.1104</text:p>
          </table:table-cell>
          <table:table-cell office:value-type="float" office:value="268.60520000000002" table:style-name="ce1">
            <text:p>268.6052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.991999999999997" table:style-name="ce1">
            <text:p>51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52.151699999999998" table:style-name="ce1">
            <text:p>52.1517</text:p>
          </table:table-cell>
          <table:table-cell office:value-type="float" office:value="52.061700000000002" table:style-name="ce1">
            <text:p>52.0617</text:p>
          </table:table-cell>
          <table:table-cell office:value-type="float" office:value="45.620800000000003" table:style-name="ce1">
            <text:p>45.6208</text:p>
          </table:table-cell>
          <table:table-cell office:value-type="float" office:value="337.3818" table:style-name="ce1">
            <text:p>337.3818</text:p>
          </table:table-cell>
          <table:table-cell office:value-type="float" office:value="51.553899999999999" table:style-name="ce1">
            <text:p>51.5539</text:p>
          </table:table-cell>
          <table:table-cell office:value-type="float" office:value="27.104299999999999" table:style-name="ce1">
            <text:p>27.1043</text:p>
          </table:table-cell>
          <table:table-cell office:value-type="float" office:value="24.020199999999999" table:style-name="ce1">
            <text:p>24.0202</text:p>
          </table:table-cell>
          <table:table-cell office:value-type="float" office:value="170.9786" table:style-name="ce1">
            <text:p>170.9786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.281999999999996" table:style-name="ce1">
            <text:p>54.28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54.959000000000003" table:style-name="ce1">
            <text:p>54.959</text:p>
          </table:table-cell>
          <table:table-cell office:value-type="float" office:value="54.412199999999999" table:style-name="ce1">
            <text:p>54.4122</text:p>
          </table:table-cell>
          <table:table-cell office:value-type="float" office:value="47.7239" table:style-name="ce1">
            <text:p>47.7239</text:p>
          </table:table-cell>
          <table:table-cell office:value-type="float" office:value="351.89440000000002" table:style-name="ce1">
            <text:p>351.8944</text:p>
          </table:table-cell>
          <table:table-cell office:value-type="float" office:value="53.638800000000003" table:style-name="ce1">
            <text:p>53.6388</text:p>
          </table:table-cell>
          <table:table-cell office:value-type="float" office:value="41.161299999999997" table:style-name="ce1">
            <text:p>41.1613</text:p>
          </table:table-cell>
          <table:table-cell office:value-type="float" office:value="36.049500000000002" table:style-name="ce1">
            <text:p>36.0495</text:p>
          </table:table-cell>
          <table:table-cell office:value-type="float" office:value="260.65629999999999" table:style-name="ce1">
            <text:p>260.6563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6.084000000000003" table:style-name="ce1">
            <text:p>56.08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56.290700000000001" table:style-name="ce1">
            <text:p>56.2907</text:p>
          </table:table-cell>
          <table:table-cell office:value-type="float" office:value="56.128399999999999" table:style-name="ce1">
            <text:p>56.1284</text:p>
          </table:table-cell>
          <table:table-cell office:value-type="float" office:value="49.0242" table:style-name="ce1">
            <text:p>49.0242</text:p>
          </table:table-cell>
          <table:table-cell office:value-type="float" office:value="356.10919999999999" table:style-name="ce1">
            <text:p>356.1092</text:p>
          </table:table-cell>
          <table:table-cell office:value-type="float" office:value="55.905299999999997" table:style-name="ce1">
            <text:p>55.9053</text:p>
          </table:table-cell>
          <table:table-cell office:value-type="float" office:value="33.651600000000002" table:style-name="ce1">
            <text:p>33.6516</text:p>
          </table:table-cell>
          <table:table-cell office:value-type="float" office:value="29.400600000000001" table:style-name="ce1">
            <text:p>29.4006</text:p>
          </table:table-cell>
          <table:table-cell office:value-type="float" office:value="212.42930000000001" table:style-name="ce1">
            <text:p>212.4293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.094000000000001" table:style-name="ce1">
            <text:p>58.094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59.2166" table:style-name="ce1">
            <text:p>59.2166</text:p>
          </table:table-cell>
          <table:table-cell office:value-type="float" office:value="58.945799999999998" table:style-name="ce1">
            <text:p>58.9458</text:p>
          </table:table-cell>
          <table:table-cell office:value-type="float" office:value="51.621099999999998" table:style-name="ce1">
            <text:p>51.6211</text:p>
          </table:table-cell>
          <table:table-cell office:value-type="float" office:value="415.08409999999998" table:style-name="ce1">
            <text:p>415.0841</text:p>
          </table:table-cell>
          <table:table-cell office:value-type="float" office:value="57.923000000000002" table:style-name="ce1">
            <text:p>57.923</text:p>
          </table:table-cell>
          <table:table-cell office:value-type="float" office:value="47.343600000000002" table:style-name="ce1">
            <text:p>47.3436</text:p>
          </table:table-cell>
          <table:table-cell office:value-type="float" office:value="41.4101" table:style-name="ce1">
            <text:p>41.4101</text:p>
          </table:table-cell>
          <table:table-cell office:value-type="float" office:value="300.86619999999999" table:style-name="ce1">
            <text:p>300.8662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.283000000000001" table:style-name="ce1">
            <text:p>60.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60.960700000000003" table:style-name="ce1">
            <text:p>60.9607</text:p>
          </table:table-cell>
          <table:table-cell office:value-type="float" office:value="61.029699999999998" table:style-name="ce1">
            <text:p>61.0297</text:p>
          </table:table-cell>
          <table:table-cell office:value-type="float" office:value="53.002400000000002" table:style-name="ce1">
            <text:p>53.0024</text:p>
          </table:table-cell>
          <table:table-cell office:value-type="float" office:value="385.57150000000001" table:style-name="ce1">
            <text:p>385.5715</text:p>
          </table:table-cell>
          <table:table-cell office:value-type="float" office:value="60.003599999999999" table:style-name="ce1">
            <text:p>60.0036</text:p>
          </table:table-cell>
          <table:table-cell office:value-type="float" office:value="50.026899999999998" table:style-name="ce1">
            <text:p>50.0269</text:p>
          </table:table-cell>
          <table:table-cell office:value-type="float" office:value="43.685000000000002" table:style-name="ce1">
            <text:p>43.685</text:p>
          </table:table-cell>
          <table:table-cell office:value-type="float" office:value="317.54000000000002" table:style-name="ce1">
            <text:p>317.54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.377000000000002" table:style-name="ce1">
            <text:p>63.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.4133" table:style-name="ce1">
            <text:p>63.4133</text:p>
          </table:table-cell>
          <table:table-cell office:value-type="float" office:value="63.529600000000002" table:style-name="ce1">
            <text:p>63.5296</text:p>
          </table:table-cell>
          <table:table-cell office:value-type="float" office:value="55.3979" table:style-name="ce1">
            <text:p>55.3979</text:p>
          </table:table-cell>
          <table:table-cell office:value-type="float" office:value="408.83980000000003" table:style-name="ce1">
            <text:p>408.8398</text:p>
          </table:table-cell>
          <table:table-cell office:value-type="float" office:value="62.410699999999999" table:style-name="ce1">
            <text:p>62.4107</text:p>
          </table:table-cell>
          <table:table-cell office:value-type="float" office:value="43.095199999999998" table:style-name="ce1">
            <text:p>43.0952</text:p>
          </table:table-cell>
          <table:table-cell office:value-type="float" office:value="37.605499999999999" table:style-name="ce1">
            <text:p>37.6055</text:p>
          </table:table-cell>
          <table:table-cell office:value-type="float" office:value="273.0052" table:style-name="ce1">
            <text:p>273.0052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.72" table:style-name="ce1">
            <text:p>64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249899999999997" table:style-name="ce1">
            <text:p>68.2499</text:p>
          </table:table-cell>
          <table:table-cell office:value-type="float" office:value="68.166799999999995" table:style-name="ce1">
            <text:p>68.1668</text:p>
          </table:table-cell>
          <table:table-cell office:value-type="float" office:value="59.823099999999997" table:style-name="ce1">
            <text:p>59.8231</text:p>
          </table:table-cell>
          <table:table-cell office:value-type="float" office:value="469.44310000000002" table:style-name="ce1">
            <text:p>469.4431</text:p>
          </table:table-cell>
          <table:table-cell office:value-type="float" office:value="64.485399999999998" table:style-name="ce1">
            <text:p>64.4854</text:p>
          </table:table-cell>
          <table:table-cell office:value-type="float" office:value="57.627099999999999" table:style-name="ce1">
            <text:p>57.6271</text:p>
          </table:table-cell>
          <table:table-cell office:value-type="float" office:value="50.215899999999998" table:style-name="ce1">
            <text:p>50.2159</text:p>
          </table:table-cell>
          <table:table-cell office:value-type="float" office:value="366.3125" table:style-name="ce1">
            <text:p>366.3125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6.679000000000002" table:style-name="ce1">
            <text:p>66.67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.982600000000005" table:style-name="ce1">
            <text:p>66.9826</text:p>
          </table:table-cell>
          <table:table-cell office:value-type="float" office:value="67.855599999999995" table:style-name="ce1">
            <text:p>67.8556</text:p>
          </table:table-cell>
          <table:table-cell office:value-type="float" office:value="59.073700000000002" table:style-name="ce1">
            <text:p>59.0737</text:p>
          </table:table-cell>
          <table:table-cell office:value-type="float" office:value="424.6551" table:style-name="ce1">
            <text:p>424.6551</text:p>
          </table:table-cell>
          <table:table-cell office:value-type="float" office:value="66.574700000000007" table:style-name="ce1">
            <text:p>66.5747</text:p>
          </table:table-cell>
          <table:table-cell office:value-type="float" office:value="43.675199999999997" table:style-name="ce1">
            <text:p>43.6752</text:p>
          </table:table-cell>
          <table:table-cell office:value-type="float" office:value="38.1723" table:style-name="ce1">
            <text:p>38.1723</text:p>
          </table:table-cell>
          <table:table-cell office:value-type="float" office:value="276.3048" table:style-name="ce1">
            <text:p>276.3048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.992000000000004" table:style-name="ce1">
            <text:p>68.99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8.961699999999993" table:style-name="ce1">
            <text:p>68.9617</text:p>
          </table:table-cell>
          <table:table-cell office:value-type="float" office:value="68.896299999999997" table:style-name="ce1">
            <text:p>68.8963</text:p>
          </table:table-cell>
          <table:table-cell office:value-type="float" office:value="60.249000000000002" table:style-name="ce1">
            <text:p>60.249</text:p>
          </table:table-cell>
          <table:table-cell office:value-type="float" office:value="437.32319999999999" table:style-name="ce1">
            <text:p>437.3232</text:p>
          </table:table-cell>
          <table:table-cell office:value-type="float" office:value="68.781199999999998" table:style-name="ce1">
            <text:p>68.7812</text:p>
          </table:table-cell>
          <table:table-cell office:value-type="float" office:value="65.743499999999997" table:style-name="ce1">
            <text:p>65.7435</text:p>
          </table:table-cell>
          <table:table-cell office:value-type="float" office:value="57.478700000000003" table:style-name="ce1">
            <text:p>57.4787</text:p>
          </table:table-cell>
          <table:table-cell office:value-type="float" office:value="420.07600000000002" table:style-name="ce1">
            <text:p>420.076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.174000000000007" table:style-name="ce1">
            <text:p>71.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71.610699999999994" table:style-name="ce1">
            <text:p>71.6107</text:p>
          </table:table-cell>
          <table:table-cell office:value-type="float" office:value="71.687700000000007" table:style-name="ce1">
            <text:p>71.6877</text:p>
          </table:table-cell>
          <table:table-cell office:value-type="float" office:value="63.093000000000004" table:style-name="ce1">
            <text:p>63.093</text:p>
          </table:table-cell>
          <table:table-cell office:value-type="float" office:value="455.99700000000001" table:style-name="ce1">
            <text:p>455.997</text:p>
          </table:table-cell>
          <table:table-cell office:value-type="float" office:value="70.919799999999995" table:style-name="ce1">
            <text:p>70.9198</text:p>
          </table:table-cell>
          <table:table-cell office:value-type="float" office:value="45.724600000000002" table:style-name="ce1">
            <text:p>45.7246</text:p>
          </table:table-cell>
          <table:table-cell office:value-type="float" office:value="39.897399999999998" table:style-name="ce1">
            <text:p>39.8974</text:p>
          </table:table-cell>
          <table:table-cell office:value-type="float" office:value="291.5455" table:style-name="ce1">
            <text:p>291.5455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3.411000000000001" table:style-name="ce1">
            <text:p>73.41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  <draw:frame xmlns:presentation="urn:oasis:names:tc:opendocument:xmlns:presentation:1.0" draw:z-index="1" draw:id="id0" draw:style-name="a0" draw:name="图表 1" svg:x="1.38542in" svg:y="0.08333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office:value-type="float" office:value="0" table:style-name="ce1">
            <text:p>0</text:p>
          </table:table-cell>
          <table:table-cell office:value-type="float" office:value="74.011899999999997" table:style-name="ce1">
            <text:p>74.0119</text:p>
          </table:table-cell>
          <table:table-cell office:value-type="float" office:value="73.545500000000004" table:style-name="ce1">
            <text:p>73.5455</text:p>
          </table:table-cell>
          <table:table-cell office:value-type="float" office:value="64.179100000000005" table:style-name="ce1">
            <text:p>64.1791</text:p>
          </table:table-cell>
          <table:table-cell office:value-type="float" office:value="468.51060000000001" table:style-name="ce1">
            <text:p>468.5106</text:p>
          </table:table-cell>
          <table:table-cell office:value-type="float" office:value="73.084599999999995" table:style-name="ce1">
            <text:p>73.0846</text:p>
          </table:table-cell>
          <table:table-cell office:value-type="float" office:value="63.177399999999999" table:style-name="ce1">
            <text:p>63.1774</text:p>
          </table:table-cell>
          <table:table-cell office:value-type="float" office:value="55.464500000000001" table:style-name="ce1">
            <text:p>55.4645</text:p>
          </table:table-cell>
          <table:table-cell office:value-type="float" office:value="406.6814" table:style-name="ce1">
            <text:p>406.6814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5.600999999999999" table:style-name="ce1">
            <text:p>75.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5334" table:style-name="ce1">
            <text:p>75.5334</text:p>
          </table:table-cell>
          <table:table-cell office:value-type="float" office:value="75.498500000000007" table:style-name="ce1">
            <text:p>75.4985</text:p>
          </table:table-cell>
          <table:table-cell office:value-type="float" office:value="66.066999999999993" table:style-name="ce1">
            <text:p>66.067</text:p>
          </table:table-cell>
          <table:table-cell office:value-type="float" office:value="478.12299999999999" table:style-name="ce1">
            <text:p>478.123</text:p>
          </table:table-cell>
          <table:table-cell office:value-type="float" office:value="75.267300000000006" table:style-name="ce1">
            <text:p>75.2673</text:p>
          </table:table-cell>
          <table:table-cell office:value-type="float" office:value="65.684600000000003" table:style-name="ce1">
            <text:p>65.6846</text:p>
          </table:table-cell>
          <table:table-cell office:value-type="float" office:value="57.366799999999998" table:style-name="ce1">
            <text:p>57.3668</text:p>
          </table:table-cell>
          <table:table-cell office:value-type="float" office:value="416.65530000000001" table:style-name="ce1">
            <text:p>416.6553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.759" table:style-name="ce1">
            <text:p>77.75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77.599199999999996" table:style-name="ce1">
            <text:p>77.5992</text:p>
          </table:table-cell>
          <table:table-cell office:value-type="float" office:value="77.740899999999996" table:style-name="ce1">
            <text:p>77.7409</text:p>
          </table:table-cell>
          <table:table-cell office:value-type="float" office:value="67.779499999999999" table:style-name="ce1">
            <text:p>67.7795</text:p>
          </table:table-cell>
          <table:table-cell office:value-type="float" office:value="490.68990000000002" table:style-name="ce1">
            <text:p>490.6899</text:p>
          </table:table-cell>
          <table:table-cell office:value-type="float" office:value="77.400400000000005" table:style-name="ce1">
            <text:p>77.4004</text:p>
          </table:table-cell>
          <table:table-cell office:value-type="float" office:value="76.674700000000001" table:style-name="ce1">
            <text:p>76.6747</text:p>
          </table:table-cell>
          <table:table-cell office:value-type="float" office:value="66.990399999999994" table:style-name="ce1">
            <text:p>66.9904</text:p>
          </table:table-cell>
          <table:table-cell office:value-type="float" office:value="486.44150000000002" table:style-name="ce1">
            <text:p>486.4415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9.813999999999993" table:style-name="ce1">
            <text:p>79.81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79.972499999999997" table:style-name="ce1">
            <text:p>79.9725</text:p>
          </table:table-cell>
          <table:table-cell office:value-type="float" office:value="79.712100000000007" table:style-name="ce1">
            <text:p>79.7121</text:p>
          </table:table-cell>
          <table:table-cell office:value-type="float" office:value="69.681100000000001" table:style-name="ce1">
            <text:p>69.6811</text:p>
          </table:table-cell>
          <table:table-cell office:value-type="float" office:value="504.75779999999997" table:style-name="ce1">
            <text:p>504.7578</text:p>
          </table:table-cell>
          <table:table-cell office:value-type="float" office:value="80.013000000000005" table:style-name="ce1">
            <text:p>80.013</text:p>
          </table:table-cell>
          <table:table-cell office:value-type="float" office:value="50.283299999999997" table:style-name="ce1">
            <text:p>50.2833</text:p>
          </table:table-cell>
          <table:table-cell office:value-type="float" office:value="43.846800000000002" table:style-name="ce1">
            <text:p>43.8468</text:p>
          </table:table-cell>
          <table:table-cell office:value-type="float" office:value="319.38249999999999" table:style-name="ce1">
            <text:p>319.3825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1.808999999999997" table:style-name="ce1">
            <text:p>81.8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81.714399999999998" table:style-name="ce1">
            <text:p>81.7144</text:p>
          </table:table-cell>
          <table:table-cell office:value-type="float" office:value="81.660799999999995" table:style-name="ce1">
            <text:p>81.6608</text:p>
          </table:table-cell>
          <table:table-cell office:value-type="float" office:value="71.561999999999998" table:style-name="ce1">
            <text:p>71.562</text:p>
          </table:table-cell>
          <table:table-cell office:value-type="float" office:value="519.25070000000005" table:style-name="ce1">
            <text:p>519.2507</text:p>
            <draw:frame xmlns:presentation="urn:oasis:names:tc:opendocument:xmlns:presentation:1.0" draw:z-index="2" draw:id="id1" draw:style-name="a1" draw:name="图表 2" svg:x="0in" svg:y="0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office:value-type="float" office:value="81.616600000000005" table:style-name="ce1">
            <text:p>81.6166</text:p>
          </table:table-cell>
          <table:table-cell office:value-type="float" office:value="54.2087" table:style-name="ce1">
            <text:p>54.2087</text:p>
          </table:table-cell>
          <table:table-cell office:value-type="float" office:value="47.378100000000003" table:style-name="ce1">
            <text:p>47.3781</text:p>
          </table:table-cell>
          <table:table-cell office:value-type="float" office:value="344.77379999999999" table:style-name="ce1">
            <text:p>344.7738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4.159000000000006" table:style-name="ce1">
            <text:p>84.15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83.961299999999994" table:style-name="ce1">
            <text:p>83.9613</text:p>
          </table:table-cell>
          <table:table-cell office:value-type="float" office:value="83.821100000000001" table:style-name="ce1">
            <text:p>83.8211</text:p>
          </table:table-cell>
          <table:table-cell office:value-type="float" office:value="73.290700000000001" table:style-name="ce1">
            <text:p>73.2907</text:p>
          </table:table-cell>
          <table:table-cell office:value-type="float" office:value="530.23360000000002" table:style-name="ce1">
            <text:p>530.2336</text:p>
          </table:table-cell>
          <table:table-cell office:value-type="float" office:value="83.883300000000006" table:style-name="ce1">
            <text:p>83.8833</text:p>
          </table:table-cell>
          <table:table-cell office:value-type="float" office:value="73.211799999999997" table:style-name="ce1">
            <text:p>73.2118</text:p>
          </table:table-cell>
          <table:table-cell office:value-type="float" office:value="63.986600000000003" table:style-name="ce1">
            <text:p>63.9866</text:p>
          </table:table-cell>
          <table:table-cell office:value-type="float" office:value="465.04610000000002" table:style-name="ce1">
            <text:p>465.0461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.046999999999997" table:style-name="ce1">
            <text:p>86.047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.739500000000007" table:style-name="ce1">
            <text:p>86.7395</text:p>
          </table:table-cell>
          <table:table-cell office:value-type="float" office:value="87.180099999999996" table:style-name="ce1">
            <text:p>87.1801</text:p>
          </table:table-cell>
          <table:table-cell office:value-type="float" office:value="77.042299999999997" table:style-name="ce1">
            <text:p>77.0423</text:p>
          </table:table-cell>
          <table:table-cell office:value-type="float" office:value="553.12249999999995" table:style-name="ce1">
            <text:p>553.1225</text:p>
          </table:table-cell>
          <table:table-cell office:value-type="float" office:value="85.939800000000005" table:style-name="ce1">
            <text:p>85.9398</text:p>
          </table:table-cell>
          <table:table-cell office:value-type="float" office:value="48.435699999999997" table:style-name="ce1">
            <text:p>48.4357</text:p>
          </table:table-cell>
          <table:table-cell office:value-type="float" office:value="42.951500000000003" table:style-name="ce1">
            <text:p>42.9515</text:p>
          </table:table-cell>
          <table:table-cell office:value-type="float" office:value="306.57819999999998" table:style-name="ce1">
            <text:p>306.5782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.527000000000001" table:style-name="ce1">
            <text:p>88.527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88.133099999999999" table:style-name="ce1">
            <text:p>88.1331</text:p>
          </table:table-cell>
          <table:table-cell office:value-type="float" office:value="87.968500000000006" table:style-name="ce1">
            <text:p>87.9685</text:p>
          </table:table-cell>
          <table:table-cell office:value-type="float" office:value="76.963700000000003" table:style-name="ce1">
            <text:p>76.9637</text:p>
          </table:table-cell>
          <table:table-cell office:value-type="float" office:value="559.6431" table:style-name="ce1">
            <text:p>559.6431</text:p>
          </table:table-cell>
          <table:table-cell office:value-type="float" office:value="88.124899999999997" table:style-name="ce1">
            <text:p>88.1249</text:p>
          </table:table-cell>
          <table:table-cell office:value-type="float" office:value="67.468100000000007" table:style-name="ce1">
            <text:p>67.4681</text:p>
          </table:table-cell>
          <table:table-cell office:value-type="float" office:value="59.036099999999998" table:style-name="ce1">
            <text:p>59.0361</text:p>
          </table:table-cell>
          <table:table-cell office:value-type="float" office:value="430.27179999999998" table:style-name="ce1">
            <text:p>430.2718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0.578999999999994" table:style-name="ce1">
            <text:p>90.57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90.373199999999997" table:style-name="ce1">
            <text:p>90.3732</text:p>
          </table:table-cell>
          <table:table-cell office:value-type="float" office:value="90.163899999999998" table:style-name="ce1">
            <text:p>90.1639</text:p>
          </table:table-cell>
          <table:table-cell office:value-type="float" office:value="78.921300000000002" table:style-name="ce1">
            <text:p>78.9213</text:p>
          </table:table-cell>
          <table:table-cell office:value-type="float" office:value="571.5779" table:style-name="ce1">
            <text:p>571.5779</text:p>
          </table:table-cell>
          <table:table-cell office:value-type="float" office:value="90.319400000000002" table:style-name="ce1">
            <text:p>90.3194</text:p>
          </table:table-cell>
          <table:table-cell office:value-type="float" office:value="67.108500000000006" table:style-name="ce1">
            <text:p>67.1085</text:p>
          </table:table-cell>
          <table:table-cell office:value-type="float" office:value="58.799599999999998" table:style-name="ce1">
            <text:p>58.7996</text:p>
          </table:table-cell>
          <table:table-cell office:value-type="float" office:value="425.3854" table:style-name="ce1">
            <text:p>425.3854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2.617000000000004" table:style-name="ce1">
            <text:p>92.617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92.877300000000005" table:style-name="ce1">
            <text:p>92.8773</text:p>
          </table:table-cell>
          <table:table-cell office:value-type="float" office:value="92.876800000000003" table:style-name="ce1">
            <text:p>92.8768</text:p>
          </table:table-cell>
          <table:table-cell office:value-type="float" office:value="81.127099999999999" table:style-name="ce1">
            <text:p>81.1271</text:p>
          </table:table-cell>
          <table:table-cell office:value-type="float" office:value="586.20309999999995" table:style-name="ce1">
            <text:p>586.2031</text:p>
          </table:table-cell>
          <table:table-cell office:value-type="float" office:value="92.316100000000006" table:style-name="ce1">
            <text:p>92.3161</text:p>
          </table:table-cell>
          <table:table-cell office:value-type="float" office:value="62.273200000000003" table:style-name="ce1">
            <text:p>62.2732</text:p>
          </table:table-cell>
          <table:table-cell office:value-type="float" office:value="54.390999999999998" table:style-name="ce1">
            <text:p>54.391</text:p>
          </table:table-cell>
          <table:table-cell office:value-type="float" office:value="394.79770000000002" table:style-name="ce1">
            <text:p>394.7977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.863" table:style-name="ce1">
            <text:p>94.86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.873000000000005" table:style-name="ce1">
            <text:p>94.873</text:p>
          </table:table-cell>
          <table:table-cell office:value-type="float" office:value="94.814999999999998" table:style-name="ce1">
            <text:p>94.815</text:p>
          </table:table-cell>
          <table:table-cell office:value-type="float" office:value="82.955399999999997" table:style-name="ce1">
            <text:p>82.9554</text:p>
          </table:table-cell>
          <table:table-cell office:value-type="float" office:value="599.62199999999996" table:style-name="ce1">
            <text:p>599.622</text:p>
          </table:table-cell>
          <table:table-cell office:value-type="float" office:value="94.249700000000004" table:style-name="ce1">
            <text:p>94.2497</text:p>
          </table:table-cell>
          <table:table-cell office:value-type="float" office:value="74.4268" table:style-name="ce1">
            <text:p>74.4268</text:p>
          </table:table-cell>
          <table:table-cell office:value-type="float" office:value="65.122299999999996" table:style-name="ce1">
            <text:p>65.1223</text:p>
          </table:table-cell>
          <table:table-cell office:value-type="float" office:value="473.29509999999999" table:style-name="ce1">
            <text:p>473.2951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6.872" table:style-name="ce1">
            <text:p>96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96.688599999999994" table:style-name="ce1">
            <text:p>96.6886</text:p>
          </table:table-cell>
          <table:table-cell office:value-type="float" office:value="96.778700000000001" table:style-name="ce1">
            <text:p>96.7787</text:p>
          </table:table-cell>
          <table:table-cell office:value-type="float" office:value="84.591700000000003" table:style-name="ce1">
            <text:p>84.5917</text:p>
          </table:table-cell>
          <table:table-cell office:value-type="float" office:value="612.75729999999999" table:style-name="ce1">
            <text:p>612.7573</text:p>
          </table:table-cell>
          <table:table-cell office:value-type="float" office:value="96.646600000000007" table:style-name="ce1">
            <text:p>96.6466</text:p>
          </table:table-cell>
          <table:table-cell office:value-type="float" office:value="62.675800000000002" table:style-name="ce1">
            <text:p>62.6758</text:p>
          </table:table-cell>
          <table:table-cell office:value-type="float" office:value="54.745800000000003" table:style-name="ce1">
            <text:p>54.7458</text:p>
          </table:table-cell>
          <table:table-cell office:value-type="float" office:value="397.92309999999998" table:style-name="ce1">
            <text:p>397.9231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  <draw:frame xmlns:presentation="urn:oasis:names:tc:opendocument:xmlns:presentation:1.0" draw:z-index="3" draw:id="id2" draw:style-name="a2" draw:name="图表 3" svg:x="0.44792in" svg:y="0.19792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office:value-type="float" office:value="99.245000000000005" table:style-name="ce1">
            <text:p>99.245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266999999999996" table:style-name="ce1">
            <text:p>99.267</text:p>
          </table:table-cell>
          <table:table-cell office:value-type="float" office:value="99.181100000000001" table:style-name="ce1">
            <text:p>99.1811</text:p>
          </table:table-cell>
          <table:table-cell office:value-type="float" office:value="86.567499999999995" table:style-name="ce1">
            <text:p>86.5675</text:p>
          </table:table-cell>
          <table:table-cell office:value-type="float" office:value="626.12310000000002" table:style-name="ce1">
            <text:p>626.1231</text:p>
          </table:table-cell>
          <table:table-cell office:value-type="float" office:value="99.735299999999995" table:style-name="ce1">
            <text:p>99.7353</text:p>
          </table:table-cell>
          <table:table-cell office:value-type="float" office:value="73.225300000000004" table:style-name="ce1">
            <text:p>73.2253</text:p>
          </table:table-cell>
          <table:table-cell office:value-type="float" office:value="63.745100000000001" table:style-name="ce1">
            <text:p>63.7451</text:p>
          </table:table-cell>
          <table:table-cell office:value-type="float" office:value="463.19459999999998" table:style-name="ce1">
            <text:p>463.1946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1.003" table:style-name="ce1">
            <text:p>101.003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01.8113" table:style-name="ce1">
            <text:p>101.8113</text:p>
          </table:table-cell>
          <table:table-cell office:value-type="float" office:value="101.26260000000001" table:style-name="ce1">
            <text:p>101.2626</text:p>
          </table:table-cell>
          <table:table-cell office:value-type="float" office:value="90.300600000000003" table:style-name="ce1">
            <text:p>90.3006</text:p>
          </table:table-cell>
          <table:table-cell office:value-type="float" office:value="649.3886" table:style-name="ce1">
            <text:p>649.3886</text:p>
          </table:table-cell>
          <table:table-cell office:value-type="float" office:value="101.1083" table:style-name="ce1">
            <text:p>101.1083</text:p>
          </table:table-cell>
          <table:table-cell office:value-type="float" office:value="50.270400000000002" table:style-name="ce1">
            <text:p>50.2704</text:p>
          </table:table-cell>
          <table:table-cell office:value-type="float" office:value="44.021099999999997" table:style-name="ce1">
            <text:p>44.0211</text:p>
          </table:table-cell>
          <table:table-cell office:value-type="float" office:value="320.03109999999998" table:style-name="ce1">
            <text:p>320.0311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3.297" table:style-name="ce1">
            <text:p>103.2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.5946" table:style-name="ce1">
            <text:p>103.5946</text:p>
          </table:table-cell>
          <table:table-cell office:value-type="float" office:value="103.7629" table:style-name="ce1">
            <text:p>103.7629</text:p>
          </table:table-cell>
          <table:table-cell office:value-type="float" office:value="91.472700000000003" table:style-name="ce1">
            <text:p>91.4727</text:p>
          </table:table-cell>
          <table:table-cell office:value-type="float" office:value="659.07640000000004" table:style-name="ce1">
            <text:p>659.0764</text:p>
          </table:table-cell>
          <table:table-cell office:value-type="float" office:value="103.1955" table:style-name="ce1">
            <text:p>103.1955</text:p>
          </table:table-cell>
          <table:table-cell office:value-type="float" office:value="67.223699999999994" table:style-name="ce1">
            <text:p>67.2237</text:p>
          </table:table-cell>
          <table:table-cell office:value-type="float" office:value="58.813499999999998" table:style-name="ce1">
            <text:p>58.8135</text:p>
          </table:table-cell>
          <table:table-cell office:value-type="float" office:value="426.42790000000002" table:style-name="ce1">
            <text:p>426.4279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5.58" table:style-name="ce1">
            <text:p>105.5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05.6931" table:style-name="ce1">
            <text:p>105.6931</text:p>
          </table:table-cell>
          <table:table-cell office:value-type="float" office:value="106.4298" table:style-name="ce1">
            <text:p>106.4298</text:p>
          </table:table-cell>
          <table:table-cell office:value-type="float" office:value="92.604600000000005" table:style-name="ce1">
            <text:p>92.6046</text:p>
          </table:table-cell>
          <table:table-cell office:value-type="float" office:value="671.92470000000003" table:style-name="ce1">
            <text:p>671.9247</text:p>
          </table:table-cell>
          <table:table-cell office:value-type="float" office:value="105.2157" table:style-name="ce1">
            <text:p>105.2157</text:p>
          </table:table-cell>
          <table:table-cell office:value-type="float" office:value="90.221299999999999" table:style-name="ce1">
            <text:p>90.2213</text:p>
          </table:table-cell>
          <table:table-cell office:value-type="float" office:value="78.896199999999993" table:style-name="ce1">
            <text:p>78.8962</text:p>
          </table:table-cell>
          <table:table-cell office:value-type="float" office:value="572.78909999999996" table:style-name="ce1">
            <text:p>572.7891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7.977" table:style-name="ce1">
            <text:p>107.977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.7509" table:style-name="ce1">
            <text:p>108.7509</text:p>
          </table:table-cell>
          <table:table-cell office:value-type="float" office:value="108.8248" table:style-name="ce1">
            <text:p>108.8248</text:p>
          </table:table-cell>
          <table:table-cell office:value-type="float" office:value="94.860500000000002" table:style-name="ce1">
            <text:p>94.8605</text:p>
          </table:table-cell>
          <table:table-cell office:value-type="float" office:value="688.6277" table:style-name="ce1">
            <text:p>688.6277</text:p>
          </table:table-cell>
          <table:table-cell office:value-type="float" office:value="107.4277" table:style-name="ce1">
            <text:p>107.4277</text:p>
          </table:table-cell>
          <table:table-cell office:value-type="float" office:value="73.189800000000005" table:style-name="ce1">
            <text:p>73.1898</text:p>
          </table:table-cell>
          <table:table-cell office:value-type="float" office:value="63.893799999999999" table:style-name="ce1">
            <text:p>63.8938</text:p>
          </table:table-cell>
          <table:table-cell office:value-type="float" office:value="464.51650000000001" table:style-name="ce1">
            <text:p>464.5165</text:p>
          </table:table-cell>
          <table:table-cell table:number-columns-repeated="16371"/>
        </table:table-row>
        <table:table-row table:number-rows-repeated="1048471" table:style-name="ro1">
          <table:table-cell table:number-columns-repeated="16384"/>
        </table:table-row>
      </table:table>
      <table:table table:name="Sheet2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office:value-type="string" table:style-name="ce1">
            <text:p>Linear Search</text:p>
          </table:table-cell>
          <table:table-cell office:value-type="string" table:style-name="ce1">
            <text:p>Better Search</text:p>
          </table:table-cell>
          <table:table-cell office:value-type="string" table:style-name="ce1">
            <text:p>Sentinel Linear Search</text:p>
          </table:table-cell>
          <table:table-cell office:value-type="string" table:style-name="ce1">
            <text:p>Recursive Linear Search</text:p>
          </table:table-cell>
          <table:table-cell table:number-columns-repeated="2" table:style-name="ce1"/>
          <table:table-cell office:value-type="string" table:style-name="ce1">
            <text:p>JAV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C</text:p>
          </table:table-cell>
          <table:table-cell table:number-columns-repeated="16366"/>
        </table:table-row>
        <table:table-row table:style-name="ro1">
          <table:table-cell office:value-type="float" office:value="2.6328309999999999" table:style-name="ce1">
            <text:p>2.632831</text:p>
          </table:table-cell>
          <table:table-cell office:value-type="float" office:value="2.3978619999999999" table:style-name="ce1">
            <text:p>2.397862</text:p>
          </table:table-cell>
          <table:table-cell office:value-type="float" office:value="2.1556340000000001" table:style-name="ce1">
            <text:p>2.155634</text:p>
          </table:table-cell>
          <table:table-cell office:value-type="float" office:value="9.9759499999999992" table:style-name="ce1">
            <text:p>9.97595</text:p>
          </table:table-cell>
          <table:table-cell office:value-type="float" office:value="2.1692999999999998" table:style-name="ce1">
            <text:p>2.1693</text:p>
          </table:table-cell>
          <table:table-cell office:value-type="float" office:value="2.0954000000000002" table:style-name="ce1">
            <text:p>2.0954</text:p>
          </table:table-cell>
          <table:table-cell office:value-type="float" office:value="1.8576999999999999" table:style-name="ce1">
            <text:p>1.8577</text:p>
          </table:table-cell>
          <table:table-cell office:value-type="float" office:value="11.9278" table:style-name="ce1">
            <text:p>11.92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.6328309999999999" table:style-name="ce1">
            <text:p>2.632831</text:p>
          </table:table-cell>
          <table:table-cell office:value-type="float" office:value="2.1692999999999998" table:style-name="ce1">
            <text:p>2.1693</text:p>
          </table:table-cell>
          <table:table-cell office:value-type="float" office:value="2.3978619999999999" table:style-name="ce1">
            <text:p>2.397862</text:p>
          </table:table-cell>
          <table:table-cell office:value-type="float" office:value="2.0954000000000002" table:style-name="ce1">
            <text:p>2.0954</text:p>
          </table:table-cell>
          <table:table-cell office:value-type="float" office:value="2.1556340000000001" table:style-name="ce1">
            <text:p>2.155634</text:p>
          </table:table-cell>
          <table:table-cell office:value-type="float" office:value="1.8576999999999999" table:style-name="ce1">
            <text:p>1.8577</text:p>
          </table:table-cell>
          <table:table-cell office:value-type="float" office:value="9.9759499999999992" table:style-name="ce1">
            <text:p>9.97595</text:p>
          </table:table-cell>
          <table:table-cell office:value-type="float" office:value="11.9278" table:style-name="ce1">
            <text:p>11.9278</text:p>
          </table:table-cell>
          <table:table-cell table:number-columns-repeated="16366"/>
        </table:table-row>
        <table:table-row table:style-name="ro1">
          <table:table-cell office:value-type="float" office:value="0.57982999999999996" table:style-name="ce1">
            <text:p>0.57983</text:p>
          </table:table-cell>
          <table:table-cell office:value-type="float" office:value="0.40336899999999998" table:style-name="ce1">
            <text:p>0.403369</text:p>
          </table:table-cell>
          <table:table-cell office:value-type="float" office:value="3.187322" table:style-name="ce1">
            <text:p>3.187322</text:p>
          </table:table-cell>
          <table:table-cell office:value-type="float" office:value="15.560860999999999" table:style-name="ce1">
            <text:p>15.560861</text:p>
          </table:table-cell>
          <table:table-cell office:value-type="float" office:value="4.3136999999999999" table:style-name="ce1">
            <text:p>4.3137</text:p>
          </table:table-cell>
          <table:table-cell office:value-type="float" office:value="4.2862" table:style-name="ce1">
            <text:p>4.2862</text:p>
          </table:table-cell>
          <table:table-cell office:value-type="float" office:value="3.7440000000000002" table:style-name="ce1">
            <text:p>3.744</text:p>
          </table:table-cell>
          <table:table-cell office:value-type="float" office:value="25.100100000000001" table:style-name="ce1">
            <text:p>25.100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57982999999999996" table:style-name="ce1">
            <text:p>0.57983</text:p>
          </table:table-cell>
          <table:table-cell office:value-type="float" office:value="4.3136999999999999" table:style-name="ce1">
            <text:p>4.3137</text:p>
          </table:table-cell>
          <table:table-cell office:value-type="float" office:value="0.40336899999999998" table:style-name="ce1">
            <text:p>0.403369</text:p>
          </table:table-cell>
          <table:table-cell office:value-type="float" office:value="4.2862" table:style-name="ce1">
            <text:p>4.2862</text:p>
          </table:table-cell>
          <table:table-cell office:value-type="float" office:value="3.187322" table:style-name="ce1">
            <text:p>3.187322</text:p>
          </table:table-cell>
          <table:table-cell office:value-type="float" office:value="3.7440000000000002" table:style-name="ce1">
            <text:p>3.744</text:p>
          </table:table-cell>
          <table:table-cell office:value-type="float" office:value="15.560860999999999" table:style-name="ce1">
            <text:p>15.560861</text:p>
          </table:table-cell>
          <table:table-cell office:value-type="float" office:value="25.100100000000001" table:style-name="ce1">
            <text:p>25.1001</text:p>
          </table:table-cell>
          <table:table-cell table:number-columns-repeated="16366"/>
        </table:table-row>
        <table:table-row table:style-name="ro1">
          <table:table-cell office:value-type="float" office:value="1.2095830000000001" table:style-name="ce1">
            <text:p>1.209583</text:p>
          </table:table-cell>
          <table:table-cell office:value-type="float" office:value="0.80879400000000001" table:style-name="ce1">
            <text:p>0.808794</text:p>
          </table:table-cell>
          <table:table-cell office:value-type="float" office:value="0.79574900000000004" table:style-name="ce1">
            <text:p>0.795749</text:p>
          </table:table-cell>
          <table:table-cell office:value-type="float" office:value="24.938931" table:style-name="ce1">
            <text:p>24.938931</text:p>
          </table:table-cell>
          <table:table-cell office:value-type="float" office:value="6.4861000000000004" table:style-name="ce1">
            <text:p>6.4861</text:p>
          </table:table-cell>
          <table:table-cell office:value-type="float" office:value="6.5297000000000001" table:style-name="ce1">
            <text:p>6.5297</text:p>
          </table:table-cell>
          <table:table-cell office:value-type="float" office:value="5.7072000000000003" table:style-name="ce1">
            <text:p>5.7072</text:p>
          </table:table-cell>
          <table:table-cell office:value-type="float" office:value="39.039299999999997" table:style-name="ce1">
            <text:p>39.039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2095830000000001" table:style-name="ce1">
            <text:p>1.209583</text:p>
          </table:table-cell>
          <table:table-cell office:value-type="float" office:value="6.4861000000000004" table:style-name="ce1">
            <text:p>6.4861</text:p>
          </table:table-cell>
          <table:table-cell office:value-type="float" office:value="0.80879400000000001" table:style-name="ce1">
            <text:p>0.808794</text:p>
          </table:table-cell>
          <table:table-cell office:value-type="float" office:value="6.5297000000000001" table:style-name="ce1">
            <text:p>6.5297</text:p>
          </table:table-cell>
          <table:table-cell office:value-type="float" office:value="0.79574900000000004" table:style-name="ce1">
            <text:p>0.795749</text:p>
          </table:table-cell>
          <table:table-cell office:value-type="float" office:value="5.7072000000000003" table:style-name="ce1">
            <text:p>5.7072</text:p>
          </table:table-cell>
          <table:table-cell office:value-type="float" office:value="24.938931" table:style-name="ce1">
            <text:p>24.938931</text:p>
          </table:table-cell>
          <table:table-cell office:value-type="float" office:value="39.039299999999997" table:style-name="ce1">
            <text:p>39.0393</text:p>
          </table:table-cell>
          <table:table-cell table:number-columns-repeated="16366"/>
        </table:table-row>
        <table:table-row table:style-name="ro1">
          <table:table-cell office:value-type="float" office:value="1.6169530000000001" table:style-name="ce1">
            <text:p>1.616953</text:p>
          </table:table-cell>
          <table:table-cell office:value-type="float" office:value="1.1331880000000001" table:style-name="ce1">
            <text:p>1.133188</text:p>
          </table:table-cell>
          <table:table-cell office:value-type="float" office:value="1.024076" table:style-name="ce1">
            <text:p>1.024076</text:p>
          </table:table-cell>
          <table:table-cell office:value-type="float" office:value="33.983547999999999" table:style-name="ce1">
            <text:p>33.983548</text:p>
          </table:table-cell>
          <table:table-cell office:value-type="float" office:value="8.6452000000000009" table:style-name="ce1">
            <text:p>8.6452</text:p>
          </table:table-cell>
          <table:table-cell office:value-type="float" office:value="8.6293000000000006" table:style-name="ce1">
            <text:p>8.6293</text:p>
          </table:table-cell>
          <table:table-cell office:value-type="float" office:value="7.5350999999999999" table:style-name="ce1">
            <text:p>7.5351</text:p>
          </table:table-cell>
          <table:table-cell office:value-type="float" office:value="52.462499999999999" table:style-name="ce1">
            <text:p>52.462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6169530000000001" table:style-name="ce1">
            <text:p>1.616953</text:p>
          </table:table-cell>
          <table:table-cell office:value-type="float" office:value="8.6452000000000009" table:style-name="ce1">
            <text:p>8.6452</text:p>
          </table:table-cell>
          <table:table-cell office:value-type="float" office:value="1.1331880000000001" table:style-name="ce1">
            <text:p>1.133188</text:p>
          </table:table-cell>
          <table:table-cell office:value-type="float" office:value="8.6293000000000006" table:style-name="ce1">
            <text:p>8.6293</text:p>
          </table:table-cell>
          <table:table-cell office:value-type="float" office:value="1.024076" table:style-name="ce1">
            <text:p>1.024076</text:p>
          </table:table-cell>
          <table:table-cell office:value-type="float" office:value="7.5350999999999999" table:style-name="ce1">
            <text:p>7.5351</text:p>
          </table:table-cell>
          <table:table-cell office:value-type="float" office:value="33.983547999999999" table:style-name="ce1">
            <text:p>33.983548</text:p>
          </table:table-cell>
          <table:table-cell office:value-type="float" office:value="52.462499999999999" table:style-name="ce1">
            <text:p>52.4625</text:p>
          </table:table-cell>
          <table:table-cell table:number-columns-repeated="16366"/>
        </table:table-row>
        <table:table-row table:style-name="ro1">
          <table:table-cell office:value-type="float" office:value="2.1275140000000001" table:style-name="ce1">
            <text:p>2.127514</text:p>
          </table:table-cell>
          <table:table-cell office:value-type="float" office:value="1.2541119999999999" table:style-name="ce1">
            <text:p>1.254112</text:p>
          </table:table-cell>
          <table:table-cell office:value-type="float" office:value="1.27742" table:style-name="ce1">
            <text:p>1.27742</text:p>
          </table:table-cell>
          <table:table-cell office:value-type="float" office:value="41.172237000000003" table:style-name="ce1">
            <text:p>41.172237</text:p>
          </table:table-cell>
          <table:table-cell office:value-type="float" office:value="10.771699999999999" table:style-name="ce1">
            <text:p>10.7717</text:p>
          </table:table-cell>
          <table:table-cell office:value-type="float" office:value="10.765499999999999" table:style-name="ce1">
            <text:p>10.7655</text:p>
          </table:table-cell>
          <table:table-cell office:value-type="float" office:value="9.3994" table:style-name="ce1">
            <text:p>9.3994</text:p>
          </table:table-cell>
          <table:table-cell office:value-type="float" office:value="65.082599999999999" table:style-name="ce1">
            <text:p>65.08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.1275140000000001" table:style-name="ce1">
            <text:p>2.127514</text:p>
          </table:table-cell>
          <table:table-cell office:value-type="float" office:value="10.771699999999999" table:style-name="ce1">
            <text:p>10.7717</text:p>
          </table:table-cell>
          <table:table-cell office:value-type="float" office:value="1.2541119999999999" table:style-name="ce1">
            <text:p>1.254112</text:p>
          </table:table-cell>
          <table:table-cell office:value-type="float" office:value="10.765499999999999" table:style-name="ce1">
            <text:p>10.7655</text:p>
          </table:table-cell>
          <table:table-cell office:value-type="float" office:value="1.27742" table:style-name="ce1">
            <text:p>1.27742</text:p>
          </table:table-cell>
          <table:table-cell office:value-type="float" office:value="9.3994" table:style-name="ce1">
            <text:p>9.3994</text:p>
          </table:table-cell>
          <table:table-cell office:value-type="float" office:value="41.172237000000003" table:style-name="ce1">
            <text:p>41.172237</text:p>
          </table:table-cell>
          <table:table-cell office:value-type="float" office:value="65.082599999999999" table:style-name="ce1">
            <text:p>65.0826</text:p>
          </table:table-cell>
          <table:table-cell table:number-columns-repeated="16366"/>
        </table:table-row>
        <table:table-row table:style-name="ro1">
          <table:table-cell office:value-type="float" office:value="2.0905879999999999" table:style-name="ce1">
            <text:p>2.090588</text:p>
          </table:table-cell>
          <table:table-cell office:value-type="float" office:value="1.684723" table:style-name="ce1">
            <text:p>1.684723</text:p>
          </table:table-cell>
          <table:table-cell office:value-type="float" office:value="1.520222" table:style-name="ce1">
            <text:p>1.520222</text:p>
          </table:table-cell>
          <table:table-cell office:value-type="float" office:value="53.180981000000003" table:style-name="ce1">
            <text:p>53.180981</text:p>
          </table:table-cell>
          <table:table-cell office:value-type="float" office:value="12.9292" table:style-name="ce1">
            <text:p>12.9292</text:p>
          </table:table-cell>
          <table:table-cell office:value-type="float" office:value="12.9269" table:style-name="ce1">
            <text:p>12.9269</text:p>
          </table:table-cell>
          <table:table-cell office:value-type="float" office:value="11.2935" table:style-name="ce1">
            <text:p>11.2935</text:p>
          </table:table-cell>
          <table:table-cell office:value-type="float" office:value="79.314800000000005" table:style-name="ce1">
            <text:p>79.314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.0905879999999999" table:style-name="ce1">
            <text:p>2.090588</text:p>
          </table:table-cell>
          <table:table-cell office:value-type="float" office:value="12.9292" table:style-name="ce1">
            <text:p>12.9292</text:p>
          </table:table-cell>
          <table:table-cell office:value-type="float" office:value="1.684723" table:style-name="ce1">
            <text:p>1.684723</text:p>
          </table:table-cell>
          <table:table-cell office:value-type="float" office:value="12.9269" table:style-name="ce1">
            <text:p>12.9269</text:p>
          </table:table-cell>
          <table:table-cell office:value-type="float" office:value="1.520222" table:style-name="ce1">
            <text:p>1.520222</text:p>
          </table:table-cell>
          <table:table-cell office:value-type="float" office:value="11.2935" table:style-name="ce1">
            <text:p>11.2935</text:p>
          </table:table-cell>
          <table:table-cell office:value-type="float" office:value="53.180981000000003" table:style-name="ce1">
            <text:p>53.180981</text:p>
          </table:table-cell>
          <table:table-cell office:value-type="float" office:value="79.314800000000005" table:style-name="ce1">
            <text:p>79.3148</text:p>
          </table:table-cell>
          <table:table-cell table:number-columns-repeated="16366"/>
        </table:table-row>
        <table:table-row table:style-name="ro1">
          <table:table-cell office:value-type="float" office:value="2.611199" table:style-name="ce1">
            <text:p>2.611199</text:p>
          </table:table-cell>
          <table:table-cell office:value-type="float" office:value="1.8286530000000001" table:style-name="ce1">
            <text:p>1.828653</text:p>
          </table:table-cell>
          <table:table-cell office:value-type="float" office:value="2.08636" table:style-name="ce1">
            <text:p>2.08636</text:p>
          </table:table-cell>
          <table:table-cell office:value-type="float" office:value="64.553740000000005" table:style-name="ce1">
            <text:p>64.55374</text:p>
          </table:table-cell>
          <table:table-cell office:value-type="float" office:value="15.129" table:style-name="ce1">
            <text:p>15.129</text:p>
          </table:table-cell>
          <table:table-cell office:value-type="float" office:value="15.148400000000001" table:style-name="ce1">
            <text:p>15.1484</text:p>
          </table:table-cell>
          <table:table-cell office:value-type="float" office:value="13.353999999999999" table:style-name="ce1">
            <text:p>13.354</text:p>
          </table:table-cell>
          <table:table-cell office:value-type="float" office:value="94.913399999999996" table:style-name="ce1">
            <text:p>94.91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.611199" table:style-name="ce1">
            <text:p>2.611199</text:p>
          </table:table-cell>
          <table:table-cell office:value-type="float" office:value="15.129" table:style-name="ce1">
            <text:p>15.129</text:p>
          </table:table-cell>
          <table:table-cell office:value-type="float" office:value="1.8286530000000001" table:style-name="ce1">
            <text:p>1.828653</text:p>
          </table:table-cell>
          <table:table-cell office:value-type="float" office:value="15.148400000000001" table:style-name="ce1">
            <text:p>15.1484</text:p>
          </table:table-cell>
          <table:table-cell office:value-type="float" office:value="2.08636" table:style-name="ce1">
            <text:p>2.08636</text:p>
          </table:table-cell>
          <table:table-cell office:value-type="float" office:value="13.353999999999999" table:style-name="ce1">
            <text:p>13.354</text:p>
          </table:table-cell>
          <table:table-cell office:value-type="float" office:value="64.553740000000005" table:style-name="ce1">
            <text:p>64.55374</text:p>
          </table:table-cell>
          <table:table-cell office:value-type="float" office:value="94.913399999999996" table:style-name="ce1">
            <text:p>94.9134</text:p>
          </table:table-cell>
          <table:table-cell table:number-columns-repeated="16366"/>
        </table:table-row>
        <table:table-row table:style-name="ro1">
          <table:table-cell office:value-type="float" office:value="2.712885" table:style-name="ce1">
            <text:p>2.712885</text:p>
          </table:table-cell>
          <table:table-cell office:value-type="float" office:value="2.002802" table:style-name="ce1">
            <text:p>2.002802</text:p>
          </table:table-cell>
          <table:table-cell office:value-type="float" office:value="2.2776730000000001" table:style-name="ce1">
            <text:p>2.277673</text:p>
          </table:table-cell>
          <table:table-cell office:value-type="float" office:value="71.579632000000004" table:style-name="ce1">
            <text:p>71.579632</text:p>
          </table:table-cell>
          <table:table-cell office:value-type="float" office:value="17.285299999999999" table:style-name="ce1">
            <text:p>17.2853</text:p>
          </table:table-cell>
          <table:table-cell office:value-type="float" office:value="17.2989" table:style-name="ce1">
            <text:p>17.2989</text:p>
          </table:table-cell>
          <table:table-cell office:value-type="float" office:value="15.123200000000001" table:style-name="ce1">
            <text:p>15.1232</text:p>
          </table:table-cell>
          <table:table-cell office:value-type="float" office:value="108.2282" table:style-name="ce1">
            <text:p>108.228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712885" table:style-name="ce1">
            <text:p>2.712885</text:p>
          </table:table-cell>
          <table:table-cell office:value-type="float" office:value="17.285299999999999" table:style-name="ce1">
            <text:p>17.2853</text:p>
          </table:table-cell>
          <table:table-cell office:value-type="float" office:value="2.002802" table:style-name="ce1">
            <text:p>2.002802</text:p>
          </table:table-cell>
          <table:table-cell office:value-type="float" office:value="17.2989" table:style-name="ce1">
            <text:p>17.2989</text:p>
          </table:table-cell>
          <table:table-cell office:value-type="float" office:value="2.2776730000000001" table:style-name="ce1">
            <text:p>2.277673</text:p>
          </table:table-cell>
          <table:table-cell office:value-type="float" office:value="15.123200000000001" table:style-name="ce1">
            <text:p>15.1232</text:p>
          </table:table-cell>
          <table:table-cell office:value-type="float" office:value="71.579632000000004" table:style-name="ce1">
            <text:p>71.579632</text:p>
          </table:table-cell>
          <table:table-cell office:value-type="float" office:value="108.2282" table:style-name="ce1">
            <text:p>108.2282</text:p>
          </table:table-cell>
          <table:table-cell table:number-columns-repeated="16366"/>
        </table:table-row>
        <table:table-row table:style-name="ro1">
          <table:table-cell office:value-type="float" office:value="3.1631100000000001" table:style-name="ce1">
            <text:p>3.16311</text:p>
          </table:table-cell>
          <table:table-cell office:value-type="float" office:value="2.3743289999999999" table:style-name="ce1">
            <text:p>2.374329</text:p>
          </table:table-cell>
          <table:table-cell office:value-type="float" office:value="2.2727309999999998" table:style-name="ce1">
            <text:p>2.272731</text:p>
          </table:table-cell>
          <table:table-cell office:value-type="float" office:value="80.731339000000006" table:style-name="ce1">
            <text:p>80.731339</text:p>
          </table:table-cell>
          <table:table-cell office:value-type="float" office:value="19.6111" table:style-name="ce1">
            <text:p>19.6111</text:p>
          </table:table-cell>
          <table:table-cell office:value-type="float" office:value="19.6706" table:style-name="ce1">
            <text:p>19.6706</text:p>
          </table:table-cell>
          <table:table-cell office:value-type="float" office:value="17.213899999999999" table:style-name="ce1">
            <text:p>17.2139</text:p>
          </table:table-cell>
          <table:table-cell office:value-type="float" office:value="122.8553" table:style-name="ce1">
            <text:p>122.855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.1631100000000001" table:style-name="ce1">
            <text:p>3.16311</text:p>
          </table:table-cell>
          <table:table-cell office:value-type="float" office:value="19.6111" table:style-name="ce1">
            <text:p>19.6111</text:p>
          </table:table-cell>
          <table:table-cell office:value-type="float" office:value="2.3743289999999999" table:style-name="ce1">
            <text:p>2.374329</text:p>
          </table:table-cell>
          <table:table-cell office:value-type="float" office:value="19.6706" table:style-name="ce1">
            <text:p>19.6706</text:p>
          </table:table-cell>
          <table:table-cell office:value-type="float" office:value="2.2727309999999998" table:style-name="ce1">
            <text:p>2.272731</text:p>
          </table:table-cell>
          <table:table-cell office:value-type="float" office:value="17.213899999999999" table:style-name="ce1">
            <text:p>17.2139</text:p>
          </table:table-cell>
          <table:table-cell office:value-type="float" office:value="80.731339000000006" table:style-name="ce1">
            <text:p>80.731339</text:p>
          </table:table-cell>
          <table:table-cell office:value-type="float" office:value="122.8553" table:style-name="ce1">
            <text:p>122.8553</text:p>
          </table:table-cell>
          <table:table-cell table:number-columns-repeated="16366"/>
        </table:table-row>
        <table:table-row table:style-name="ro1">
          <table:table-cell office:value-type="float" office:value="3.2018719999999998" table:style-name="ce1">
            <text:p>3.201872</text:p>
          </table:table-cell>
          <table:table-cell office:value-type="float" office:value="2.4894630000000002" table:style-name="ce1">
            <text:p>2.489463</text:p>
          </table:table-cell>
          <table:table-cell office:value-type="float" office:value="2.882393" table:style-name="ce1">
            <text:p>2.882393</text:p>
          </table:table-cell>
          <table:table-cell office:value-type="float" office:value="90.674993000000001" table:style-name="ce1">
            <text:p>90.674993</text:p>
          </table:table-cell>
          <table:table-cell office:value-type="float" office:value="21.608599999999999" table:style-name="ce1">
            <text:p>21.6086</text:p>
          </table:table-cell>
          <table:table-cell office:value-type="float" office:value="21.753" table:style-name="ce1">
            <text:p>21.753</text:p>
          </table:table-cell>
          <table:table-cell office:value-type="float" office:value="18.905000000000001" table:style-name="ce1">
            <text:p>18.905</text:p>
          </table:table-cell>
          <table:table-cell office:value-type="float" office:value="136.60820000000001" table:style-name="ce1">
            <text:p>136.608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2018719999999998" table:style-name="ce1">
            <text:p>3.201872</text:p>
          </table:table-cell>
          <table:table-cell office:value-type="float" office:value="21.608599999999999" table:style-name="ce1">
            <text:p>21.6086</text:p>
          </table:table-cell>
          <table:table-cell office:value-type="float" office:value="2.4894630000000002" table:style-name="ce1">
            <text:p>2.489463</text:p>
          </table:table-cell>
          <table:table-cell office:value-type="float" office:value="21.753" table:style-name="ce1">
            <text:p>21.753</text:p>
          </table:table-cell>
          <table:table-cell office:value-type="float" office:value="2.882393" table:style-name="ce1">
            <text:p>2.882393</text:p>
          </table:table-cell>
          <table:table-cell office:value-type="float" office:value="18.905000000000001" table:style-name="ce1">
            <text:p>18.905</text:p>
          </table:table-cell>
          <table:table-cell office:value-type="float" office:value="90.674993000000001" table:style-name="ce1">
            <text:p>90.674993</text:p>
          </table:table-cell>
          <table:table-cell office:value-type="float" office:value="136.60820000000001" table:style-name="ce1">
            <text:p>136.6082</text:p>
          </table:table-cell>
          <table:table-cell table:number-columns-repeated="16366"/>
        </table:table-row>
        <table:table-row table:style-name="ro1">
          <table:table-cell office:value-type="float" office:value="3.6607159999999999" table:style-name="ce1">
            <text:p>3.660716</text:p>
          </table:table-cell>
          <table:table-cell office:value-type="float" office:value="2.9261740000000001" table:style-name="ce1">
            <text:p>2.926174</text:p>
          </table:table-cell>
          <table:table-cell office:value-type="float" office:value="2.9209450000000001" table:style-name="ce1">
            <text:p>2.920945</text:p>
          </table:table-cell>
          <table:table-cell office:value-type="float" office:value="99.785450999999995" table:style-name="ce1">
            <text:p>99.785451</text:p>
          </table:table-cell>
          <table:table-cell office:value-type="float" office:value="23.833100000000002" table:style-name="ce1">
            <text:p>23.8331</text:p>
          </table:table-cell>
          <table:table-cell office:value-type="float" office:value="23.787600000000001" table:style-name="ce1">
            <text:p>23.7876</text:p>
          </table:table-cell>
          <table:table-cell office:value-type="float" office:value="20.720600000000001" table:style-name="ce1">
            <text:p>20.7206</text:p>
          </table:table-cell>
          <table:table-cell office:value-type="float" office:value="151.2764" table:style-name="ce1">
            <text:p>151.276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.6607159999999999" table:style-name="ce1">
            <text:p>3.660716</text:p>
          </table:table-cell>
          <table:table-cell office:value-type="float" office:value="23.833100000000002" table:style-name="ce1">
            <text:p>23.8331</text:p>
          </table:table-cell>
          <table:table-cell office:value-type="float" office:value="2.9261740000000001" table:style-name="ce1">
            <text:p>2.926174</text:p>
          </table:table-cell>
          <table:table-cell office:value-type="float" office:value="23.787600000000001" table:style-name="ce1">
            <text:p>23.7876</text:p>
          </table:table-cell>
          <table:table-cell office:value-type="float" office:value="2.9209450000000001" table:style-name="ce1">
            <text:p>2.920945</text:p>
          </table:table-cell>
          <table:table-cell office:value-type="float" office:value="20.720600000000001" table:style-name="ce1">
            <text:p>20.7206</text:p>
          </table:table-cell>
          <table:table-cell office:value-type="float" office:value="99.785450999999995" table:style-name="ce1">
            <text:p>99.785451</text:p>
          </table:table-cell>
          <table:table-cell office:value-type="float" office:value="151.2764" table:style-name="ce1">
            <text:p>151.2764</text:p>
          </table:table-cell>
          <table:table-cell table:number-columns-repeated="16366"/>
        </table:table-row>
        <table:table-row table:style-name="ro1">
          <table:table-cell office:value-type="float" office:value="4.7140089999999999" table:style-name="ce1">
            <text:p>4.714009</text:p>
          </table:table-cell>
          <table:table-cell office:value-type="float" office:value="4.2213209999999997" table:style-name="ce1">
            <text:p>4.221321</text:p>
          </table:table-cell>
          <table:table-cell office:value-type="float" office:value="4.3066630000000004" table:style-name="ce1">
            <text:p>4.306663</text:p>
          </table:table-cell>
          <table:table-cell office:value-type="float" office:value="107.71344000000001" table:style-name="ce1">
            <text:p>107.71344</text:p>
          </table:table-cell>
          <table:table-cell office:value-type="float" office:value="25.832100000000001" table:style-name="ce1">
            <text:p>25.8321</text:p>
          </table:table-cell>
          <table:table-cell office:value-type="float" office:value="25.817299999999999" table:style-name="ce1">
            <text:p>25.8173</text:p>
          </table:table-cell>
          <table:table-cell office:value-type="float" office:value="22.529199999999999" table:style-name="ce1">
            <text:p>22.5292</text:p>
          </table:table-cell>
          <table:table-cell office:value-type="float" office:value="161.96860000000001" table:style-name="ce1">
            <text:p>161.968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.7140089999999999" table:style-name="ce1">
            <text:p>4.714009</text:p>
          </table:table-cell>
          <table:table-cell office:value-type="float" office:value="25.832100000000001" table:style-name="ce1">
            <text:p>25.8321</text:p>
          </table:table-cell>
          <table:table-cell office:value-type="float" office:value="4.2213209999999997" table:style-name="ce1">
            <text:p>4.221321</text:p>
          </table:table-cell>
          <table:table-cell office:value-type="float" office:value="25.817299999999999" table:style-name="ce1">
            <text:p>25.8173</text:p>
          </table:table-cell>
          <table:table-cell office:value-type="float" office:value="4.3066630000000004" table:style-name="ce1">
            <text:p>4.306663</text:p>
          </table:table-cell>
          <table:table-cell office:value-type="float" office:value="22.529199999999999" table:style-name="ce1">
            <text:p>22.5292</text:p>
          </table:table-cell>
          <table:table-cell office:value-type="float" office:value="107.71344000000001" table:style-name="ce1">
            <text:p>107.71344</text:p>
          </table:table-cell>
          <table:table-cell office:value-type="float" office:value="161.96860000000001" table:style-name="ce1">
            <text:p>161.9686</text:p>
          </table:table-cell>
          <table:table-cell table:number-columns-repeated="16366"/>
        </table:table-row>
        <table:table-row table:style-name="ro1">
          <table:table-cell office:value-type="float" office:value="4.1635330000000002" table:style-name="ce1">
            <text:p>4.163533</text:p>
          </table:table-cell>
          <table:table-cell office:value-type="float" office:value="3.5910899999999999" table:style-name="ce1">
            <text:p>3.59109</text:p>
          </table:table-cell>
          <table:table-cell office:value-type="float" office:value="3.704726" table:style-name="ce1">
            <text:p>3.704726</text:p>
          </table:table-cell>
          <table:table-cell office:value-type="float" office:value="117.398723" table:style-name="ce1">
            <text:p>117.398723</text:p>
          </table:table-cell>
          <table:table-cell office:value-type="float" office:value="28.4239" table:style-name="ce1">
            <text:p>28.4239</text:p>
          </table:table-cell>
          <table:table-cell office:value-type="float" office:value="28.412199999999999" table:style-name="ce1">
            <text:p>28.4122</text:p>
          </table:table-cell>
          <table:table-cell office:value-type="float" office:value="24.916499999999999" table:style-name="ce1">
            <text:p>24.9165</text:p>
          </table:table-cell>
          <table:table-cell office:value-type="float" office:value="178.46350000000001" table:style-name="ce1">
            <text:p>178.463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.1635330000000002" table:style-name="ce1">
            <text:p>4.163533</text:p>
          </table:table-cell>
          <table:table-cell office:value-type="float" office:value="28.4239" table:style-name="ce1">
            <text:p>28.4239</text:p>
          </table:table-cell>
          <table:table-cell office:value-type="float" office:value="3.5910899999999999" table:style-name="ce1">
            <text:p>3.59109</text:p>
          </table:table-cell>
          <table:table-cell office:value-type="float" office:value="28.412199999999999" table:style-name="ce1">
            <text:p>28.4122</text:p>
          </table:table-cell>
          <table:table-cell office:value-type="float" office:value="3.704726" table:style-name="ce1">
            <text:p>3.704726</text:p>
          </table:table-cell>
          <table:table-cell office:value-type="float" office:value="24.916499999999999" table:style-name="ce1">
            <text:p>24.9165</text:p>
          </table:table-cell>
          <table:table-cell office:value-type="float" office:value="117.398723" table:style-name="ce1">
            <text:p>117.398723</text:p>
          </table:table-cell>
          <table:table-cell office:value-type="float" office:value="178.46350000000001" table:style-name="ce1">
            <text:p>178.4635</text:p>
          </table:table-cell>
          <table:table-cell table:number-columns-repeated="16366"/>
        </table:table-row>
        <table:table-row table:style-name="ro1">
          <table:table-cell office:value-type="float" office:value="4.3599629999999996" table:style-name="ce1">
            <text:p>4.359963</text:p>
          </table:table-cell>
          <table:table-cell office:value-type="float" office:value="3.7957830000000001" table:style-name="ce1">
            <text:p>3.795783</text:p>
          </table:table-cell>
          <table:table-cell office:value-type="float" office:value="4.1664450000000004" table:style-name="ce1">
            <text:p>4.166445</text:p>
          </table:table-cell>
          <table:table-cell office:value-type="float" office:value="123.58548399999999" table:style-name="ce1">
            <text:p>123.585484</text:p>
          </table:table-cell>
          <table:table-cell office:value-type="float" office:value="30.542100000000001" table:style-name="ce1">
            <text:p>30.5421</text:p>
          </table:table-cell>
          <table:table-cell office:value-type="float" office:value="30.514800000000001" table:style-name="ce1">
            <text:p>30.5148</text:p>
          </table:table-cell>
          <table:table-cell office:value-type="float" office:value="26.763100000000001" table:style-name="ce1">
            <text:p>26.7631</text:p>
          </table:table-cell>
          <table:table-cell office:value-type="float" office:value="195.85339999999999" table:style-name="ce1">
            <text:p>195.853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.3599629999999996" table:style-name="ce1">
            <text:p>4.359963</text:p>
          </table:table-cell>
          <table:table-cell office:value-type="float" office:value="30.542100000000001" table:style-name="ce1">
            <text:p>30.5421</text:p>
          </table:table-cell>
          <table:table-cell office:value-type="float" office:value="3.7957830000000001" table:style-name="ce1">
            <text:p>3.795783</text:p>
          </table:table-cell>
          <table:table-cell office:value-type="float" office:value="30.514800000000001" table:style-name="ce1">
            <text:p>30.5148</text:p>
          </table:table-cell>
          <table:table-cell office:value-type="float" office:value="4.1664450000000004" table:style-name="ce1">
            <text:p>4.166445</text:p>
          </table:table-cell>
          <table:table-cell office:value-type="float" office:value="26.763100000000001" table:style-name="ce1">
            <text:p>26.7631</text:p>
          </table:table-cell>
          <table:table-cell office:value-type="float" office:value="123.58548399999999" table:style-name="ce1">
            <text:p>123.585484</text:p>
          </table:table-cell>
          <table:table-cell office:value-type="float" office:value="195.85339999999999" table:style-name="ce1">
            <text:p>195.8534</text:p>
          </table:table-cell>
          <table:table-cell table:number-columns-repeated="16366"/>
        </table:table-row>
        <table:table-row table:style-name="ro1">
          <table:table-cell office:value-type="float" office:value="4.7295689999999997" table:style-name="ce1">
            <text:p>4.729569</text:p>
          </table:table-cell>
          <table:table-cell office:value-type="float" office:value="4.2118500000000001" table:style-name="ce1">
            <text:p>4.21185</text:p>
          </table:table-cell>
          <table:table-cell office:value-type="float" office:value="4.3669130000000003" table:style-name="ce1">
            <text:p>4.366913</text:p>
          </table:table-cell>
          <table:table-cell office:value-type="float" office:value="135.877398" table:style-name="ce1">
            <text:p>135.877398</text:p>
          </table:table-cell>
          <table:table-cell office:value-type="float" office:value="32.6706" table:style-name="ce1">
            <text:p>32.6706</text:p>
          </table:table-cell>
          <table:table-cell office:value-type="float" office:value="32.744999999999997" table:style-name="ce1">
            <text:p>32.745</text:p>
          </table:table-cell>
          <table:table-cell office:value-type="float" office:value="28.8109" table:style-name="ce1">
            <text:p>28.8109</text:p>
          </table:table-cell>
          <table:table-cell office:value-type="float" office:value="207.053" table:style-name="ce1">
            <text:p>207.05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.7295689999999997" table:style-name="ce1">
            <text:p>4.729569</text:p>
          </table:table-cell>
          <table:table-cell office:value-type="float" office:value="32.6706" table:style-name="ce1">
            <text:p>32.6706</text:p>
          </table:table-cell>
          <table:table-cell office:value-type="float" office:value="4.2118500000000001" table:style-name="ce1">
            <text:p>4.21185</text:p>
          </table:table-cell>
          <table:table-cell office:value-type="float" office:value="32.744999999999997" table:style-name="ce1">
            <text:p>32.745</text:p>
          </table:table-cell>
          <table:table-cell office:value-type="float" office:value="4.3669130000000003" table:style-name="ce1">
            <text:p>4.366913</text:p>
          </table:table-cell>
          <table:table-cell office:value-type="float" office:value="28.8109" table:style-name="ce1">
            <text:p>28.8109</text:p>
          </table:table-cell>
          <table:table-cell office:value-type="float" office:value="135.877398" table:style-name="ce1">
            <text:p>135.877398</text:p>
          </table:table-cell>
          <table:table-cell office:value-type="float" office:value="207.053" table:style-name="ce1">
            <text:p>207.053</text:p>
          </table:table-cell>
          <table:table-cell table:number-columns-repeated="16366"/>
        </table:table-row>
        <table:table-row table:style-name="ro1">
          <table:table-cell office:value-type="float" office:value="5.2940889999999996" table:style-name="ce1">
            <text:p>5.294089</text:p>
          </table:table-cell>
          <table:table-cell office:value-type="float" office:value="4.3981329999999996" table:style-name="ce1">
            <text:p>4.398133</text:p>
          </table:table-cell>
          <table:table-cell office:value-type="float" office:value="4.3839870000000003" table:style-name="ce1">
            <text:p>4.383987</text:p>
          </table:table-cell>
          <table:table-cell office:value-type="float" office:value="143.05685800000001" table:style-name="ce1">
            <text:p>143.056858</text:p>
          </table:table-cell>
          <table:table-cell office:value-type="float" office:value="35.017600000000002" table:style-name="ce1">
            <text:p>35.0176</text:p>
          </table:table-cell>
          <table:table-cell office:value-type="float" office:value="34.963500000000003" table:style-name="ce1">
            <text:p>34.9635</text:p>
          </table:table-cell>
          <table:table-cell office:value-type="float" office:value="30.544599999999999" table:style-name="ce1">
            <text:p>30.5446</text:p>
          </table:table-cell>
          <table:table-cell office:value-type="float" office:value="221.75450000000001" table:style-name="ce1">
            <text:p>221.754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.2940889999999996" table:style-name="ce1">
            <text:p>5.294089</text:p>
          </table:table-cell>
          <table:table-cell office:value-type="float" office:value="35.017600000000002" table:style-name="ce1">
            <text:p>35.0176</text:p>
          </table:table-cell>
          <table:table-cell office:value-type="float" office:value="4.3981329999999996" table:style-name="ce1">
            <text:p>4.398133</text:p>
          </table:table-cell>
          <table:table-cell office:value-type="float" office:value="34.963500000000003" table:style-name="ce1">
            <text:p>34.9635</text:p>
          </table:table-cell>
          <table:table-cell office:value-type="float" office:value="4.3839870000000003" table:style-name="ce1">
            <text:p>4.383987</text:p>
          </table:table-cell>
          <table:table-cell office:value-type="float" office:value="30.544599999999999" table:style-name="ce1">
            <text:p>30.5446</text:p>
          </table:table-cell>
          <table:table-cell office:value-type="float" office:value="143.05685800000001" table:style-name="ce1">
            <text:p>143.056858</text:p>
          </table:table-cell>
          <table:table-cell office:value-type="float" office:value="221.75450000000001" table:style-name="ce1">
            <text:p>221.7545</text:p>
          </table:table-cell>
          <table:table-cell table:number-columns-repeated="16366"/>
        </table:table-row>
        <table:table-row table:style-name="ro1">
          <table:table-cell office:value-type="float" office:value="5.4212870000000004" table:style-name="ce1">
            <text:p>5.421287</text:p>
          </table:table-cell>
          <table:table-cell office:value-type="float" office:value="4.6186870000000004" table:style-name="ce1">
            <text:p>4.618687</text:p>
          </table:table-cell>
          <table:table-cell office:value-type="float" office:value="4.8791419999999999" table:style-name="ce1">
            <text:p>4.879142</text:p>
          </table:table-cell>
          <table:table-cell office:value-type="float" office:value="152.56322700000001" table:style-name="ce1">
            <text:p>152.563227</text:p>
          </table:table-cell>
          <table:table-cell office:value-type="float" office:value="37.595300000000002" table:style-name="ce1">
            <text:p>37.5953</text:p>
          </table:table-cell>
          <table:table-cell office:value-type="float" office:value="37.150300000000001" table:style-name="ce1">
            <text:p>37.1503</text:p>
          </table:table-cell>
          <table:table-cell office:value-type="float" office:value="32.238199999999999" table:style-name="ce1">
            <text:p>32.2382</text:p>
          </table:table-cell>
          <table:table-cell office:value-type="float" office:value="240.91720000000001" table:style-name="ce1">
            <text:p>240.917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.4212870000000004" table:style-name="ce1">
            <text:p>5.421287</text:p>
          </table:table-cell>
          <table:table-cell office:value-type="float" office:value="37.595300000000002" table:style-name="ce1">
            <text:p>37.5953</text:p>
          </table:table-cell>
          <table:table-cell office:value-type="float" office:value="4.6186870000000004" table:style-name="ce1">
            <text:p>4.618687</text:p>
          </table:table-cell>
          <table:table-cell office:value-type="float" office:value="37.150300000000001" table:style-name="ce1">
            <text:p>37.1503</text:p>
          </table:table-cell>
          <table:table-cell office:value-type="float" office:value="4.8791419999999999" table:style-name="ce1">
            <text:p>4.879142</text:p>
          </table:table-cell>
          <table:table-cell office:value-type="float" office:value="32.238199999999999" table:style-name="ce1">
            <text:p>32.2382</text:p>
          </table:table-cell>
          <table:table-cell office:value-type="float" office:value="152.56322700000001" table:style-name="ce1">
            <text:p>152.563227</text:p>
          </table:table-cell>
          <table:table-cell office:value-type="float" office:value="240.91720000000001" table:style-name="ce1">
            <text:p>240.9172</text:p>
          </table:table-cell>
          <table:table-cell table:number-columns-repeated="16366"/>
        </table:table-row>
        <table:table-row table:style-name="ro1">
          <table:table-cell office:value-type="float" office:value="5.6770940000000003" table:style-name="ce1">
            <text:p>5.677094</text:p>
          </table:table-cell>
          <table:table-cell office:value-type="float" office:value="5.0949679999999997" table:style-name="ce1">
            <text:p>5.094968</text:p>
          </table:table-cell>
          <table:table-cell office:value-type="float" office:value="4.943956" table:style-name="ce1">
            <text:p>4.943956</text:p>
          </table:table-cell>
          <table:table-cell office:value-type="float" office:value="161.51656800000001" table:style-name="ce1">
            <text:p>161.516568</text:p>
          </table:table-cell>
          <table:table-cell office:value-type="float" office:value="39.3658" table:style-name="ce1">
            <text:p>39.3658</text:p>
          </table:table-cell>
          <table:table-cell office:value-type="float" office:value="39.096899999999998" table:style-name="ce1">
            <text:p>39.0969</text:p>
          </table:table-cell>
          <table:table-cell office:value-type="float" office:value="34.080500000000001" table:style-name="ce1">
            <text:p>34.0805</text:p>
          </table:table-cell>
          <table:table-cell office:value-type="float" office:value="252.46709999999999" table:style-name="ce1">
            <text:p>252.467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.6770940000000003" table:style-name="ce1">
            <text:p>5.677094</text:p>
          </table:table-cell>
          <table:table-cell office:value-type="float" office:value="39.3658" table:style-name="ce1">
            <text:p>39.3658</text:p>
          </table:table-cell>
          <table:table-cell office:value-type="float" office:value="5.0949679999999997" table:style-name="ce1">
            <text:p>5.094968</text:p>
          </table:table-cell>
          <table:table-cell office:value-type="float" office:value="39.096899999999998" table:style-name="ce1">
            <text:p>39.0969</text:p>
          </table:table-cell>
          <table:table-cell office:value-type="float" office:value="4.943956" table:style-name="ce1">
            <text:p>4.943956</text:p>
          </table:table-cell>
          <table:table-cell office:value-type="float" office:value="34.080500000000001" table:style-name="ce1">
            <text:p>34.0805</text:p>
          </table:table-cell>
          <table:table-cell office:value-type="float" office:value="161.51656800000001" table:style-name="ce1">
            <text:p>161.516568</text:p>
          </table:table-cell>
          <table:table-cell office:value-type="float" office:value="252.46709999999999" table:style-name="ce1">
            <text:p>252.4671</text:p>
          </table:table-cell>
          <table:table-cell table:number-columns-repeated="16366"/>
        </table:table-row>
        <table:table-row table:style-name="ro1">
          <table:table-cell office:value-type="float" office:value="5.9675409999999998" table:style-name="ce1">
            <text:p>5.967541</text:p>
          </table:table-cell>
          <table:table-cell office:value-type="float" office:value="5.0037520000000004" table:style-name="ce1">
            <text:p>5.003752</text:p>
          </table:table-cell>
          <table:table-cell office:value-type="float" office:value="5.3471719999999996" table:style-name="ce1">
            <text:p>5.347172</text:p>
          </table:table-cell>
          <table:table-cell office:value-type="float" office:value="169.45231100000001" table:style-name="ce1">
            <text:p>169.452311</text:p>
          </table:table-cell>
          <table:table-cell office:value-type="float" office:value="41.2864" table:style-name="ce1">
            <text:p>41.2864</text:p>
          </table:table-cell>
          <table:table-cell office:value-type="float" office:value="41.177300000000002" table:style-name="ce1">
            <text:p>41.1773</text:p>
          </table:table-cell>
          <table:table-cell office:value-type="float" office:value="35.9529" table:style-name="ce1">
            <text:p>35.9529</text:p>
          </table:table-cell>
          <table:table-cell office:value-type="float" office:value="260.39879999999999" table:style-name="ce1">
            <text:p>260.398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.9675409999999998" table:style-name="ce1">
            <text:p>5.967541</text:p>
          </table:table-cell>
          <table:table-cell office:value-type="float" office:value="41.2864" table:style-name="ce1">
            <text:p>41.2864</text:p>
          </table:table-cell>
          <table:table-cell office:value-type="float" office:value="5.0037520000000004" table:style-name="ce1">
            <text:p>5.003752</text:p>
          </table:table-cell>
          <table:table-cell office:value-type="float" office:value="41.177300000000002" table:style-name="ce1">
            <text:p>41.1773</text:p>
          </table:table-cell>
          <table:table-cell office:value-type="float" office:value="5.3471719999999996" table:style-name="ce1">
            <text:p>5.347172</text:p>
          </table:table-cell>
          <table:table-cell office:value-type="float" office:value="35.9529" table:style-name="ce1">
            <text:p>35.9529</text:p>
          </table:table-cell>
          <table:table-cell office:value-type="float" office:value="169.45231100000001" table:style-name="ce1">
            <text:p>169.452311</text:p>
          </table:table-cell>
          <table:table-cell office:value-type="float" office:value="260.39879999999999" table:style-name="ce1">
            <text:p>260.3988</text:p>
          </table:table-cell>
          <table:table-cell table:number-columns-repeated="16366"/>
        </table:table-row>
        <table:table-row table:style-name="ro1">
          <table:table-cell office:value-type="float" office:value="6.3720169999999996" table:style-name="ce1">
            <text:p>6.372017</text:p>
          </table:table-cell>
          <table:table-cell office:value-type="float" office:value="5.4563389999999998" table:style-name="ce1">
            <text:p>5.456339</text:p>
          </table:table-cell>
          <table:table-cell office:value-type="float" office:value="5.3896519999999999" table:style-name="ce1">
            <text:p>5.389652</text:p>
          </table:table-cell>
          <table:table-cell office:value-type="float" office:value="180.57646800000001" table:style-name="ce1">
            <text:p>180.576468</text:p>
          </table:table-cell>
          <table:table-cell office:value-type="float" office:value="43.099800000000002" table:style-name="ce1">
            <text:p>43.0998</text:p>
          </table:table-cell>
          <table:table-cell office:value-type="float" office:value="43.060400000000001" table:style-name="ce1">
            <text:p>43.0604</text:p>
          </table:table-cell>
          <table:table-cell office:value-type="float" office:value="37.563099999999999" table:style-name="ce1">
            <text:p>37.5631</text:p>
          </table:table-cell>
          <table:table-cell office:value-type="float" office:value="272.2534" table:style-name="ce1">
            <text:p>272.253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3720169999999996" table:style-name="ce1">
            <text:p>6.372017</text:p>
          </table:table-cell>
          <table:table-cell office:value-type="float" office:value="43.099800000000002" table:style-name="ce1">
            <text:p>43.0998</text:p>
          </table:table-cell>
          <table:table-cell office:value-type="float" office:value="5.4563389999999998" table:style-name="ce1">
            <text:p>5.456339</text:p>
          </table:table-cell>
          <table:table-cell office:value-type="float" office:value="43.060400000000001" table:style-name="ce1">
            <text:p>43.0604</text:p>
          </table:table-cell>
          <table:table-cell office:value-type="float" office:value="5.3896519999999999" table:style-name="ce1">
            <text:p>5.389652</text:p>
          </table:table-cell>
          <table:table-cell office:value-type="float" office:value="37.563099999999999" table:style-name="ce1">
            <text:p>37.5631</text:p>
          </table:table-cell>
          <table:table-cell office:value-type="float" office:value="180.57646800000001" table:style-name="ce1">
            <text:p>180.576468</text:p>
          </table:table-cell>
          <table:table-cell office:value-type="float" office:value="272.2534" table:style-name="ce1">
            <text:p>272.2534</text:p>
          </table:table-cell>
          <table:table-cell table:number-columns-repeated="16366"/>
        </table:table-row>
        <table:table-row table:style-name="ro1">
          <table:table-cell office:value-type="float" office:value="6.5143890000000004" table:style-name="ce1">
            <text:p>6.514389</text:p>
          </table:table-cell>
          <table:table-cell office:value-type="float" office:value="5.6826109999999996" table:style-name="ce1">
            <text:p>5.682611</text:p>
          </table:table-cell>
          <table:table-cell office:value-type="float" office:value="6.026942" table:style-name="ce1">
            <text:p>6.026942</text:p>
          </table:table-cell>
          <table:table-cell office:value-type="float" office:value="189.54893300000001" table:style-name="ce1">
            <text:p>189.548933</text:p>
          </table:table-cell>
          <table:table-cell office:value-type="float" office:value="45.946800000000003" table:style-name="ce1">
            <text:p>45.9468</text:p>
          </table:table-cell>
          <table:table-cell office:value-type="float" office:value="45.774000000000001" table:style-name="ce1">
            <text:p>45.774</text:p>
          </table:table-cell>
          <table:table-cell office:value-type="float" office:value="39.848999999999997" table:style-name="ce1">
            <text:p>39.849</text:p>
          </table:table-cell>
          <table:table-cell office:value-type="float" office:value="287.02260000000001" table:style-name="ce1">
            <text:p>287.022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.5143890000000004" table:style-name="ce1">
            <text:p>6.514389</text:p>
          </table:table-cell>
          <table:table-cell office:value-type="float" office:value="45.946800000000003" table:style-name="ce1">
            <text:p>45.9468</text:p>
          </table:table-cell>
          <table:table-cell office:value-type="float" office:value="5.6826109999999996" table:style-name="ce1">
            <text:p>5.682611</text:p>
          </table:table-cell>
          <table:table-cell office:value-type="float" office:value="45.774000000000001" table:style-name="ce1">
            <text:p>45.774</text:p>
          </table:table-cell>
          <table:table-cell office:value-type="float" office:value="6.026942" table:style-name="ce1">
            <text:p>6.026942</text:p>
          </table:table-cell>
          <table:table-cell office:value-type="float" office:value="39.848999999999997" table:style-name="ce1">
            <text:p>39.849</text:p>
          </table:table-cell>
          <table:table-cell office:value-type="float" office:value="189.54893300000001" table:style-name="ce1">
            <text:p>189.548933</text:p>
          </table:table-cell>
          <table:table-cell office:value-type="float" office:value="287.02260000000001" table:style-name="ce1">
            <text:p>287.0226</text:p>
          </table:table-cell>
          <table:table-cell table:number-columns-repeated="16366"/>
        </table:table-row>
        <table:table-row table:style-name="ro1">
          <table:table-cell office:value-type="float" office:value="6.6508419999999999" table:style-name="ce1">
            <text:p>6.650842</text:p>
          </table:table-cell>
          <table:table-cell office:value-type="float" office:value="5.9300620000000004" table:style-name="ce1">
            <text:p>5.930062</text:p>
          </table:table-cell>
          <table:table-cell office:value-type="float" office:value="5.9248690000000002" table:style-name="ce1">
            <text:p>5.924869</text:p>
          </table:table-cell>
          <table:table-cell office:value-type="float" office:value="195.00869700000001" table:style-name="ce1">
            <text:p>195.008697</text:p>
          </table:table-cell>
          <table:table-cell office:value-type="float" office:value="47.451300000000003" table:style-name="ce1">
            <text:p>47.4513</text:p>
          </table:table-cell>
          <table:table-cell office:value-type="float" office:value="47.512799999999999" table:style-name="ce1">
            <text:p>47.5128</text:p>
          </table:table-cell>
          <table:table-cell office:value-type="float" office:value="41.3643" table:style-name="ce1">
            <text:p>41.3643</text:p>
          </table:table-cell>
          <table:table-cell office:value-type="float" office:value="300.07130000000001" table:style-name="ce1">
            <text:p>300.071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6.6508419999999999" table:style-name="ce1">
            <text:p>6.650842</text:p>
          </table:table-cell>
          <table:table-cell office:value-type="float" office:value="47.451300000000003" table:style-name="ce1">
            <text:p>47.4513</text:p>
          </table:table-cell>
          <table:table-cell office:value-type="float" office:value="5.9300620000000004" table:style-name="ce1">
            <text:p>5.930062</text:p>
          </table:table-cell>
          <table:table-cell office:value-type="float" office:value="47.512799999999999" table:style-name="ce1">
            <text:p>47.5128</text:p>
          </table:table-cell>
          <table:table-cell office:value-type="float" office:value="5.9248690000000002" table:style-name="ce1">
            <text:p>5.924869</text:p>
          </table:table-cell>
          <table:table-cell office:value-type="float" office:value="41.3643" table:style-name="ce1">
            <text:p>41.3643</text:p>
          </table:table-cell>
          <table:table-cell office:value-type="float" office:value="195.00869700000001" table:style-name="ce1">
            <text:p>195.008697</text:p>
          </table:table-cell>
          <table:table-cell office:value-type="float" office:value="300.07130000000001" table:style-name="ce1">
            <text:p>300.0713</text:p>
          </table:table-cell>
          <table:table-cell table:number-columns-repeated="16366"/>
        </table:table-row>
        <table:table-row table:style-name="ro1">
          <table:table-cell office:value-type="float" office:value="7.250127" table:style-name="ce1">
            <text:p>7.250127</text:p>
          </table:table-cell>
          <table:table-cell office:value-type="float" office:value="6.6519680000000001" table:style-name="ce1">
            <text:p>6.651968</text:p>
          </table:table-cell>
          <table:table-cell office:value-type="float" office:value="6.6470859999999998" table:style-name="ce1">
            <text:p>6.647086</text:p>
          </table:table-cell>
          <table:table-cell office:value-type="float" office:value="207.06133399999999" table:style-name="ce1">
            <text:p>207.061334</text:p>
          </table:table-cell>
          <table:table-cell office:value-type="float" office:value="49.895099999999999" table:style-name="ce1">
            <text:p>49.8951</text:p>
          </table:table-cell>
          <table:table-cell office:value-type="float" office:value="49.850499999999997" table:style-name="ce1">
            <text:p>49.8505</text:p>
          </table:table-cell>
          <table:table-cell office:value-type="float" office:value="43.328400000000002" table:style-name="ce1">
            <text:p>43.3284</text:p>
          </table:table-cell>
          <table:table-cell office:value-type="float" office:value="317.28460000000001" table:style-name="ce1">
            <text:p>317.2846</text:p>
          </table:table-cell>
          <table:table-cell table:style-name="ce1"/>
          <table:table-cell office:value-type="float" office:value="23" table:style-name="ce1">
            <text:p>23</text:p>
            <draw:frame xmlns:presentation="urn:oasis:names:tc:opendocument:xmlns:presentation:1.0" draw:z-index="3" draw:id="id5" draw:style-name="a5" draw:name="图表 3" svg:x="0.5in" svg:y="0.05208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office:value-type="float" office:value="7.250127" table:style-name="ce1">
            <text:p>7.250127</text:p>
          </table:table-cell>
          <table:table-cell office:value-type="float" office:value="49.895099999999999" table:style-name="ce1">
            <text:p>49.8951</text:p>
          </table:table-cell>
          <table:table-cell office:value-type="float" office:value="6.6519680000000001" table:style-name="ce1">
            <text:p>6.651968</text:p>
          </table:table-cell>
          <table:table-cell office:value-type="float" office:value="49.850499999999997" table:style-name="ce1">
            <text:p>49.8505</text:p>
          </table:table-cell>
          <table:table-cell office:value-type="float" office:value="6.6470859999999998" table:style-name="ce1">
            <text:p>6.647086</text:p>
          </table:table-cell>
          <table:table-cell office:value-type="float" office:value="43.328400000000002" table:style-name="ce1">
            <text:p>43.3284</text:p>
          </table:table-cell>
          <table:table-cell office:value-type="float" office:value="207.06133399999999" table:style-name="ce1">
            <text:p>207.061334</text:p>
          </table:table-cell>
          <table:table-cell office:value-type="float" office:value="317.28460000000001" table:style-name="ce1">
            <text:p>317.2846</text:p>
          </table:table-cell>
          <table:table-cell table:number-columns-repeated="16366"/>
        </table:table-row>
        <table:table-row table:style-name="ro1">
          <table:table-cell office:value-type="float" office:value="7.1601419999999996" table:style-name="ce1">
            <text:p>7.160142</text:p>
          </table:table-cell>
          <table:table-cell office:value-type="float" office:value="6.5089459999999999" table:style-name="ce1">
            <text:p>6.508946</text:p>
          </table:table-cell>
          <table:table-cell office:value-type="float" office:value="6.6295339999999996" table:style-name="ce1">
            <text:p>6.629534</text:p>
          </table:table-cell>
          <table:table-cell office:value-type="float" office:value="219.52446699999999" table:style-name="ce1">
            <text:p>219.524467</text:p>
          </table:table-cell>
          <table:table-cell office:value-type="float" office:value="52.151699999999998" table:style-name="ce1">
            <text:p>52.1517</text:p>
          </table:table-cell>
          <table:table-cell office:value-type="float" office:value="52.061700000000002" table:style-name="ce1">
            <text:p>52.0617</text:p>
          </table:table-cell>
          <table:table-cell office:value-type="float" office:value="45.620800000000003" table:style-name="ce1">
            <text:p>45.6208</text:p>
          </table:table-cell>
          <table:table-cell office:value-type="float" office:value="337.3818" table:style-name="ce1">
            <text:p>337.381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7.1601419999999996" table:style-name="ce1">
            <text:p>7.160142</text:p>
          </table:table-cell>
          <table:table-cell office:value-type="float" office:value="52.151699999999998" table:style-name="ce1">
            <text:p>52.1517</text:p>
          </table:table-cell>
          <table:table-cell office:value-type="float" office:value="6.5089459999999999" table:style-name="ce1">
            <text:p>6.508946</text:p>
          </table:table-cell>
          <table:table-cell office:value-type="float" office:value="52.061700000000002" table:style-name="ce1">
            <text:p>52.0617</text:p>
          </table:table-cell>
          <table:table-cell office:value-type="float" office:value="6.6295339999999996" table:style-name="ce1">
            <text:p>6.629534</text:p>
          </table:table-cell>
          <table:table-cell office:value-type="float" office:value="45.620800000000003" table:style-name="ce1">
            <text:p>45.6208</text:p>
          </table:table-cell>
          <table:table-cell office:value-type="float" office:value="219.52446699999999" table:style-name="ce1">
            <text:p>219.524467</text:p>
          </table:table-cell>
          <table:table-cell office:value-type="float" office:value="337.3818" table:style-name="ce1">
            <text:p>337.3818</text:p>
          </table:table-cell>
          <table:table-cell table:number-columns-repeated="16366"/>
        </table:table-row>
        <table:table-row table:style-name="ro1">
          <table:table-cell office:value-type="float" office:value="7.6104450000000003" table:style-name="ce1">
            <text:p>7.610445</text:p>
          </table:table-cell>
          <table:table-cell office:value-type="float" office:value="6.9685480000000002" table:style-name="ce1">
            <text:p>6.968548</text:p>
          </table:table-cell>
          <table:table-cell office:value-type="float" office:value="7.1661570000000001" table:style-name="ce1">
            <text:p>7.166157</text:p>
          </table:table-cell>
          <table:table-cell office:value-type="float" office:value="226.51996299999999" table:style-name="ce1">
            <text:p>226.519963</text:p>
          </table:table-cell>
          <table:table-cell office:value-type="float" office:value="54.959000000000003" table:style-name="ce1">
            <text:p>54.959</text:p>
          </table:table-cell>
          <table:table-cell office:value-type="float" office:value="54.412199999999999" table:style-name="ce1">
            <text:p>54.4122</text:p>
          </table:table-cell>
          <table:table-cell office:value-type="float" office:value="47.7239" table:style-name="ce1">
            <text:p>47.7239</text:p>
          </table:table-cell>
          <table:table-cell office:value-type="float" office:value="351.89440000000002" table:style-name="ce1">
            <text:p>351.89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.6104450000000003" table:style-name="ce1">
            <text:p>7.610445</text:p>
          </table:table-cell>
          <table:table-cell office:value-type="float" office:value="54.959000000000003" table:style-name="ce1">
            <text:p>54.959</text:p>
          </table:table-cell>
          <table:table-cell office:value-type="float" office:value="6.9685480000000002" table:style-name="ce1">
            <text:p>6.968548</text:p>
          </table:table-cell>
          <table:table-cell office:value-type="float" office:value="54.412199999999999" table:style-name="ce1">
            <text:p>54.4122</text:p>
          </table:table-cell>
          <table:table-cell office:value-type="float" office:value="7.1661570000000001" table:style-name="ce1">
            <text:p>7.166157</text:p>
          </table:table-cell>
          <table:table-cell office:value-type="float" office:value="47.7239" table:style-name="ce1">
            <text:p>47.7239</text:p>
          </table:table-cell>
          <table:table-cell office:value-type="float" office:value="226.51996299999999" table:style-name="ce1">
            <text:p>226.519963</text:p>
          </table:table-cell>
          <table:table-cell office:value-type="float" office:value="351.89440000000002" table:style-name="ce1">
            <text:p>351.8944</text:p>
          </table:table-cell>
          <table:table-cell table:number-columns-repeated="16366"/>
        </table:table-row>
        <table:table-row table:style-name="ro1">
          <table:table-cell office:value-type="float" office:value="7.9856590000000001" table:style-name="ce1">
            <text:p>7.985659</text:p>
          </table:table-cell>
          <table:table-cell office:value-type="float" office:value="7.0434599999999996" table:style-name="ce1">
            <text:p>7.04346</text:p>
          </table:table-cell>
          <table:table-cell office:value-type="float" office:value="7.236745" table:style-name="ce1">
            <text:p>7.236745</text:p>
          </table:table-cell>
          <table:table-cell office:value-type="float" office:value="237.425918" table:style-name="ce1">
            <text:p>237.425918</text:p>
          </table:table-cell>
          <table:table-cell office:value-type="float" office:value="56.290700000000001" table:style-name="ce1">
            <text:p>56.2907</text:p>
          </table:table-cell>
          <table:table-cell office:value-type="float" office:value="56.128399999999999" table:style-name="ce1">
            <text:p>56.1284</text:p>
          </table:table-cell>
          <table:table-cell office:value-type="float" office:value="49.0242" table:style-name="ce1">
            <text:p>49.0242</text:p>
          </table:table-cell>
          <table:table-cell office:value-type="float" office:value="356.10919999999999" table:style-name="ce1">
            <text:p>356.109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7.9856590000000001" table:style-name="ce1">
            <text:p>7.985659</text:p>
          </table:table-cell>
          <table:table-cell office:value-type="float" office:value="56.290700000000001" table:style-name="ce1">
            <text:p>56.2907</text:p>
          </table:table-cell>
          <table:table-cell office:value-type="float" office:value="7.0434599999999996" table:style-name="ce1">
            <text:p>7.04346</text:p>
          </table:table-cell>
          <table:table-cell office:value-type="float" office:value="56.128399999999999" table:style-name="ce1">
            <text:p>56.1284</text:p>
          </table:table-cell>
          <table:table-cell office:value-type="float" office:value="7.236745" table:style-name="ce1">
            <text:p>7.236745</text:p>
          </table:table-cell>
          <table:table-cell office:value-type="float" office:value="49.0242" table:style-name="ce1">
            <text:p>49.0242</text:p>
          </table:table-cell>
          <table:table-cell office:value-type="float" office:value="237.425918" table:style-name="ce1">
            <text:p>237.425918</text:p>
          </table:table-cell>
          <table:table-cell office:value-type="float" office:value="356.10919999999999" table:style-name="ce1">
            <text:p>356.1092</text:p>
          </table:table-cell>
          <table:table-cell table:number-columns-repeated="16366"/>
        </table:table-row>
        <table:table-row table:style-name="ro1">
          <table:table-cell office:value-type="float" office:value="8.4852900000000009" table:style-name="ce1">
            <text:p>8.48529</text:p>
          </table:table-cell>
          <table:table-cell office:value-type="float" office:value="7.6111680000000002" table:style-name="ce1">
            <text:p>7.611168</text:p>
          </table:table-cell>
          <table:table-cell office:value-type="float" office:value="7.6261320000000001" table:style-name="ce1">
            <text:p>7.626132</text:p>
          </table:table-cell>
          <table:table-cell office:value-type="float" office:value="245.87697800000001" table:style-name="ce1">
            <text:p>245.876978</text:p>
          </table:table-cell>
          <table:table-cell office:value-type="float" office:value="59.2166" table:style-name="ce1">
            <text:p>59.2166</text:p>
          </table:table-cell>
          <table:table-cell office:value-type="float" office:value="58.945799999999998" table:style-name="ce1">
            <text:p>58.9458</text:p>
          </table:table-cell>
          <table:table-cell office:value-type="float" office:value="51.621099999999998" table:style-name="ce1">
            <text:p>51.6211</text:p>
          </table:table-cell>
          <table:table-cell office:value-type="float" office:value="415.08409999999998" table:style-name="ce1">
            <text:p>415.084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.4852900000000009" table:style-name="ce1">
            <text:p>8.48529</text:p>
          </table:table-cell>
          <table:table-cell office:value-type="float" office:value="59.2166" table:style-name="ce1">
            <text:p>59.2166</text:p>
          </table:table-cell>
          <table:table-cell office:value-type="float" office:value="7.6111680000000002" table:style-name="ce1">
            <text:p>7.611168</text:p>
          </table:table-cell>
          <table:table-cell office:value-type="float" office:value="58.945799999999998" table:style-name="ce1">
            <text:p>58.9458</text:p>
          </table:table-cell>
          <table:table-cell office:value-type="float" office:value="7.6261320000000001" table:style-name="ce1">
            <text:p>7.626132</text:p>
          </table:table-cell>
          <table:table-cell office:value-type="float" office:value="51.621099999999998" table:style-name="ce1">
            <text:p>51.6211</text:p>
          </table:table-cell>
          <table:table-cell office:value-type="float" office:value="245.87697800000001" table:style-name="ce1">
            <text:p>245.876978</text:p>
          </table:table-cell>
          <table:table-cell office:value-type="float" office:value="415.08409999999998" table:style-name="ce1">
            <text:p>415.0841</text:p>
            <draw:frame xmlns:presentation="urn:oasis:names:tc:opendocument:xmlns:presentation:1.0" draw:z-index="4" draw:id="id6" draw:style-name="a6" draw:name="图表 4" svg:x="0in" svg:y="0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8.6727480000000003" table:style-name="ce1">
            <text:p>8.672748</text:p>
          </table:table-cell>
          <table:table-cell office:value-type="float" office:value="7.6725779999999997" table:style-name="ce1">
            <text:p>7.672578</text:p>
          </table:table-cell>
          <table:table-cell office:value-type="float" office:value="7.9726140000000001" table:style-name="ce1">
            <text:p>7.972614</text:p>
          </table:table-cell>
          <table:table-cell office:value-type="float" office:value="255.32414299999999" table:style-name="ce1">
            <text:p>255.324143</text:p>
          </table:table-cell>
          <table:table-cell office:value-type="float" office:value="60.960700000000003" table:style-name="ce1">
            <text:p>60.9607</text:p>
          </table:table-cell>
          <table:table-cell office:value-type="float" office:value="61.029699999999998" table:style-name="ce1">
            <text:p>61.0297</text:p>
          </table:table-cell>
          <table:table-cell office:value-type="float" office:value="53.002400000000002" table:style-name="ce1">
            <text:p>53.0024</text:p>
          </table:table-cell>
          <table:table-cell office:value-type="float" office:value="385.57150000000001" table:style-name="ce1">
            <text:p>385.571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8.6727480000000003" table:style-name="ce1">
            <text:p>8.672748</text:p>
          </table:table-cell>
          <table:table-cell office:value-type="float" office:value="60.960700000000003" table:style-name="ce1">
            <text:p>60.9607</text:p>
          </table:table-cell>
          <table:table-cell office:value-type="float" office:value="7.6725779999999997" table:style-name="ce1">
            <text:p>7.672578</text:p>
          </table:table-cell>
          <table:table-cell office:value-type="float" office:value="61.029699999999998" table:style-name="ce1">
            <text:p>61.0297</text:p>
          </table:table-cell>
          <table:table-cell office:value-type="float" office:value="7.9726140000000001" table:style-name="ce1">
            <text:p>7.972614</text:p>
          </table:table-cell>
          <table:table-cell office:value-type="float" office:value="53.002400000000002" table:style-name="ce1">
            <text:p>53.0024</text:p>
          </table:table-cell>
          <table:table-cell office:value-type="float" office:value="255.32414299999999" table:style-name="ce1">
            <text:p>255.324143</text:p>
          </table:table-cell>
          <table:table-cell office:value-type="float" office:value="385.57150000000001" table:style-name="ce1">
            <text:p>385.5715</text:p>
          </table:table-cell>
          <table:table-cell table:number-columns-repeated="16366"/>
        </table:table-row>
        <table:table-row table:style-name="ro1">
          <table:table-cell office:value-type="float" office:value="8.7646700000000006" table:style-name="ce1">
            <text:p>8.76467</text:p>
          </table:table-cell>
          <table:table-cell office:value-type="float" office:value="8.3506520000000002" table:style-name="ce1">
            <text:p>8.350652</text:p>
          </table:table-cell>
          <table:table-cell office:value-type="float" office:value="8.1432339999999996" table:style-name="ce1">
            <text:p>8.143234</text:p>
          </table:table-cell>
          <table:table-cell office:value-type="float" office:value="262.19737600000002" table:style-name="ce1">
            <text:p>262.197376</text:p>
          </table:table-cell>
          <table:table-cell office:value-type="float" office:value="63.4133" table:style-name="ce1">
            <text:p>63.4133</text:p>
          </table:table-cell>
          <table:table-cell office:value-type="float" office:value="63.529600000000002" table:style-name="ce1">
            <text:p>63.5296</text:p>
          </table:table-cell>
          <table:table-cell office:value-type="float" office:value="55.3979" table:style-name="ce1">
            <text:p>55.3979</text:p>
          </table:table-cell>
          <table:table-cell office:value-type="float" office:value="408.83980000000003" table:style-name="ce1">
            <text:p>408.839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8.7646700000000006" table:style-name="ce1">
            <text:p>8.76467</text:p>
          </table:table-cell>
          <table:table-cell office:value-type="float" office:value="63.4133" table:style-name="ce1">
            <text:p>63.4133</text:p>
          </table:table-cell>
          <table:table-cell office:value-type="float" office:value="8.3506520000000002" table:style-name="ce1">
            <text:p>8.350652</text:p>
          </table:table-cell>
          <table:table-cell office:value-type="float" office:value="63.529600000000002" table:style-name="ce1">
            <text:p>63.5296</text:p>
          </table:table-cell>
          <table:table-cell office:value-type="float" office:value="8.1432339999999996" table:style-name="ce1">
            <text:p>8.143234</text:p>
          </table:table-cell>
          <table:table-cell office:value-type="float" office:value="55.3979" table:style-name="ce1">
            <text:p>55.3979</text:p>
          </table:table-cell>
          <table:table-cell office:value-type="float" office:value="262.19737600000002" table:style-name="ce1">
            <text:p>262.197376</text:p>
          </table:table-cell>
          <table:table-cell office:value-type="float" office:value="408.83980000000003" table:style-name="ce1">
            <text:p>408.8398</text:p>
          </table:table-cell>
          <table:table-cell table:number-columns-repeated="16366"/>
        </table:table-row>
        <table:table-row table:style-name="ro1">
          <table:table-cell office:value-type="float" office:value="8.8236620000000006" table:style-name="ce1">
            <text:p>8.823662</text:p>
          </table:table-cell>
          <table:table-cell office:value-type="float" office:value="8.6288219999999995" table:style-name="ce1">
            <text:p>8.628822</text:p>
          </table:table-cell>
          <table:table-cell office:value-type="float" office:value="8.7067979999999991" table:style-name="ce1">
            <text:p>8.706798</text:p>
          </table:table-cell>
          <table:table-cell office:value-type="float" office:value="274.08091200000001" table:style-name="ce1">
            <text:p>274.080912</text:p>
          </table:table-cell>
          <table:table-cell office:value-type="float" office:value="68.249899999999997" table:style-name="ce1">
            <text:p>68.2499</text:p>
          </table:table-cell>
          <table:table-cell office:value-type="float" office:value="68.166799999999995" table:style-name="ce1">
            <text:p>68.1668</text:p>
          </table:table-cell>
          <table:table-cell office:value-type="float" office:value="59.823099999999997" table:style-name="ce1">
            <text:p>59.8231</text:p>
          </table:table-cell>
          <table:table-cell office:value-type="float" office:value="469.44310000000002" table:style-name="ce1">
            <text:p>469.443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.8236620000000006" table:style-name="ce1">
            <text:p>8.823662</text:p>
          </table:table-cell>
          <table:table-cell office:value-type="float" office:value="68.249899999999997" table:style-name="ce1">
            <text:p>68.2499</text:p>
          </table:table-cell>
          <table:table-cell office:value-type="float" office:value="8.6288219999999995" table:style-name="ce1">
            <text:p>8.628822</text:p>
          </table:table-cell>
          <table:table-cell office:value-type="float" office:value="68.166799999999995" table:style-name="ce1">
            <text:p>68.1668</text:p>
          </table:table-cell>
          <table:table-cell office:value-type="float" office:value="8.7067979999999991" table:style-name="ce1">
            <text:p>8.706798</text:p>
          </table:table-cell>
          <table:table-cell office:value-type="float" office:value="59.823099999999997" table:style-name="ce1">
            <text:p>59.8231</text:p>
          </table:table-cell>
          <table:table-cell office:value-type="float" office:value="274.08091200000001" table:style-name="ce1">
            <text:p>274.080912</text:p>
          </table:table-cell>
          <table:table-cell office:value-type="float" office:value="469.44310000000002" table:style-name="ce1">
            <text:p>469.4431</text:p>
          </table:table-cell>
          <table:table-cell table:number-columns-repeated="16366"/>
        </table:table-row>
        <table:table-row table:style-name="ro1">
          <table:table-cell office:value-type="float" office:value="9.628247" table:style-name="ce1">
            <text:p>9.628247</text:p>
          </table:table-cell>
          <table:table-cell office:value-type="float" office:value="8.8985230000000008" table:style-name="ce1">
            <text:p>8.898523</text:p>
          </table:table-cell>
          <table:table-cell office:value-type="float" office:value="8.9072669999999992" table:style-name="ce1">
            <text:p>8.907267</text:p>
          </table:table-cell>
          <table:table-cell office:value-type="float" office:value="287.99647900000002" table:style-name="ce1">
            <text:p>287.996479</text:p>
          </table:table-cell>
          <table:table-cell office:value-type="float" office:value="66.982600000000005" table:style-name="ce1">
            <text:p>66.9826</text:p>
          </table:table-cell>
          <table:table-cell office:value-type="float" office:value="67.855599999999995" table:style-name="ce1">
            <text:p>67.8556</text:p>
          </table:table-cell>
          <table:table-cell office:value-type="float" office:value="59.073700000000002" table:style-name="ce1">
            <text:p>59.0737</text:p>
          </table:table-cell>
          <table:table-cell office:value-type="float" office:value="424.6551" table:style-name="ce1">
            <text:p>424.655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9.628247" table:style-name="ce1">
            <text:p>9.628247</text:p>
          </table:table-cell>
          <table:table-cell office:value-type="float" office:value="66.982600000000005" table:style-name="ce1">
            <text:p>66.9826</text:p>
          </table:table-cell>
          <table:table-cell office:value-type="float" office:value="8.8985230000000008" table:style-name="ce1">
            <text:p>8.898523</text:p>
          </table:table-cell>
          <table:table-cell office:value-type="float" office:value="67.855599999999995" table:style-name="ce1">
            <text:p>67.8556</text:p>
          </table:table-cell>
          <table:table-cell office:value-type="float" office:value="8.9072669999999992" table:style-name="ce1">
            <text:p>8.907267</text:p>
          </table:table-cell>
          <table:table-cell office:value-type="float" office:value="59.073700000000002" table:style-name="ce1">
            <text:p>59.0737</text:p>
          </table:table-cell>
          <table:table-cell office:value-type="float" office:value="287.99647900000002" table:style-name="ce1">
            <text:p>287.996479</text:p>
          </table:table-cell>
          <table:table-cell office:value-type="float" office:value="424.6551" table:style-name="ce1">
            <text:p>424.6551</text:p>
          </table:table-cell>
          <table:table-cell table:number-columns-repeated="16366"/>
        </table:table-row>
        <table:table-row table:style-name="ro1">
          <table:table-cell office:value-type="float" office:value="9.7809229999999996" table:style-name="ce1">
            <text:p>9.780923</text:p>
          </table:table-cell>
          <table:table-cell office:value-type="float" office:value="9.1546780000000005" table:style-name="ce1">
            <text:p>9.154678</text:p>
          </table:table-cell>
          <table:table-cell office:value-type="float" office:value="9.7248900000000003" table:style-name="ce1">
            <text:p>9.72489</text:p>
          </table:table-cell>
          <table:table-cell office:value-type="float" office:value="297.56599" table:style-name="ce1">
            <text:p>297.56599</text:p>
          </table:table-cell>
          <table:table-cell office:value-type="float" office:value="68.961699999999993" table:style-name="ce1">
            <text:p>68.9617</text:p>
          </table:table-cell>
          <table:table-cell office:value-type="float" office:value="68.896299999999997" table:style-name="ce1">
            <text:p>68.8963</text:p>
          </table:table-cell>
          <table:table-cell office:value-type="float" office:value="60.249000000000002" table:style-name="ce1">
            <text:p>60.249</text:p>
          </table:table-cell>
          <table:table-cell office:value-type="float" office:value="437.32319999999999" table:style-name="ce1">
            <text:p>437.323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9.7809229999999996" table:style-name="ce1">
            <text:p>9.780923</text:p>
          </table:table-cell>
          <table:table-cell office:value-type="float" office:value="68.961699999999993" table:style-name="ce1">
            <text:p>68.9617</text:p>
          </table:table-cell>
          <table:table-cell office:value-type="float" office:value="9.1546780000000005" table:style-name="ce1">
            <text:p>9.154678</text:p>
          </table:table-cell>
          <table:table-cell office:value-type="float" office:value="68.896299999999997" table:style-name="ce1">
            <text:p>68.8963</text:p>
          </table:table-cell>
          <table:table-cell office:value-type="float" office:value="9.7248900000000003" table:style-name="ce1">
            <text:p>9.72489</text:p>
          </table:table-cell>
          <table:table-cell office:value-type="float" office:value="60.249000000000002" table:style-name="ce1">
            <text:p>60.249</text:p>
          </table:table-cell>
          <table:table-cell office:value-type="float" office:value="297.56599" table:style-name="ce1">
            <text:p>297.56599</text:p>
          </table:table-cell>
          <table:table-cell office:value-type="float" office:value="437.32319999999999" table:style-name="ce1">
            <text:p>437.3232</text:p>
          </table:table-cell>
          <table:table-cell table:number-columns-repeated="16366"/>
        </table:table-row>
        <table:table-row table:style-name="ro1">
          <table:table-cell office:value-type="float" office:value="10.851729000000001" table:style-name="ce1">
            <text:p>10.851729</text:p>
          </table:table-cell>
          <table:table-cell office:value-type="float" office:value="9.9038719999999998" table:style-name="ce1">
            <text:p>9.903872</text:p>
          </table:table-cell>
          <table:table-cell office:value-type="float" office:value="10.073288" table:style-name="ce1">
            <text:p>10.073288</text:p>
          </table:table-cell>
          <table:table-cell office:value-type="float" office:value="306.08722799999998" table:style-name="ce1">
            <text:p>306.087228</text:p>
          </table:table-cell>
          <table:table-cell office:value-type="float" office:value="71.610699999999994" table:style-name="ce1">
            <text:p>71.6107</text:p>
          </table:table-cell>
          <table:table-cell office:value-type="float" office:value="71.687700000000007" table:style-name="ce1">
            <text:p>71.6877</text:p>
          </table:table-cell>
          <table:table-cell office:value-type="float" office:value="63.093000000000004" table:style-name="ce1">
            <text:p>63.093</text:p>
            <draw:frame xmlns:presentation="urn:oasis:names:tc:opendocument:xmlns:presentation:1.0" draw:z-index="1" draw:id="id3" draw:style-name="a3" draw:name="图表 1" svg:x="0.51042in" svg:y="0.08333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office:value-type="float" office:value="455.99700000000001" table:style-name="ce1">
            <text:p>455.997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0.851729000000001" table:style-name="ce1">
            <text:p>10.851729</text:p>
          </table:table-cell>
          <table:table-cell office:value-type="float" office:value="71.610699999999994" table:style-name="ce1">
            <text:p>71.6107</text:p>
          </table:table-cell>
          <table:table-cell office:value-type="float" office:value="9.9038719999999998" table:style-name="ce1">
            <text:p>9.903872</text:p>
          </table:table-cell>
          <table:table-cell office:value-type="float" office:value="71.687700000000007" table:style-name="ce1">
            <text:p>71.6877</text:p>
          </table:table-cell>
          <table:table-cell office:value-type="float" office:value="10.073288" table:style-name="ce1">
            <text:p>10.073288</text:p>
          </table:table-cell>
          <table:table-cell office:value-type="float" office:value="63.093000000000004" table:style-name="ce1">
            <text:p>63.093</text:p>
          </table:table-cell>
          <table:table-cell office:value-type="float" office:value="306.08722799999998" table:style-name="ce1">
            <text:p>306.087228</text:p>
          </table:table-cell>
          <table:table-cell office:value-type="float" office:value="455.99700000000001" table:style-name="ce1">
            <text:p>455.997</text:p>
          </table:table-cell>
          <table:table-cell table:number-columns-repeated="16366"/>
        </table:table-row>
        <table:table-row table:style-name="ro1">
          <table:table-cell office:value-type="float" office:value="10.864895000000001" table:style-name="ce1">
            <text:p>10.864895</text:p>
          </table:table-cell>
          <table:table-cell office:value-type="float" office:value="10.333280999999999" table:style-name="ce1">
            <text:p>10.333281</text:p>
          </table:table-cell>
          <table:table-cell office:value-type="float" office:value="10.597657999999999" table:style-name="ce1">
            <text:p>10.597658</text:p>
          </table:table-cell>
          <table:table-cell office:value-type="float" office:value="315.520442" table:style-name="ce1">
            <text:p>315.520442</text:p>
          </table:table-cell>
          <table:table-cell office:value-type="float" office:value="74.011899999999997" table:style-name="ce1">
            <text:p>74.0119</text:p>
          </table:table-cell>
          <table:table-cell office:value-type="float" office:value="73.545500000000004" table:style-name="ce1">
            <text:p>73.5455</text:p>
          </table:table-cell>
          <table:table-cell office:value-type="float" office:value="64.179100000000005" table:style-name="ce1">
            <text:p>64.1791</text:p>
          </table:table-cell>
          <table:table-cell office:value-type="float" office:value="468.51060000000001" table:style-name="ce1">
            <text:p>468.510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0.864895000000001" table:style-name="ce1">
            <text:p>10.864895</text:p>
          </table:table-cell>
          <table:table-cell office:value-type="float" office:value="74.011899999999997" table:style-name="ce1">
            <text:p>74.0119</text:p>
          </table:table-cell>
          <table:table-cell office:value-type="float" office:value="10.333280999999999" table:style-name="ce1">
            <text:p>10.333281</text:p>
          </table:table-cell>
          <table:table-cell office:value-type="float" office:value="73.545500000000004" table:style-name="ce1">
            <text:p>73.5455</text:p>
          </table:table-cell>
          <table:table-cell office:value-type="float" office:value="10.597657999999999" table:style-name="ce1">
            <text:p>10.597658</text:p>
          </table:table-cell>
          <table:table-cell office:value-type="float" office:value="64.179100000000005" table:style-name="ce1">
            <text:p>64.1791</text:p>
            <draw:frame xmlns:presentation="urn:oasis:names:tc:opendocument:xmlns:presentation:1.0" draw:z-index="2" draw:id="id4" draw:style-name="a4" draw:name="图表 2" svg:x="0in" svg:y="0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office:value-type="float" office:value="315.520442" table:style-name="ce1">
            <text:p>315.520442</text:p>
          </table:table-cell>
          <table:table-cell office:value-type="float" office:value="468.51060000000001" table:style-name="ce1">
            <text:p>468.5106</text:p>
          </table:table-cell>
          <table:table-cell table:number-columns-repeated="16366"/>
        </table:table-row>
        <table:table-row table:style-name="ro1">
          <table:table-cell office:value-type="float" office:value="11.314492" table:style-name="ce1">
            <text:p>11.314492</text:p>
          </table:table-cell>
          <table:table-cell office:value-type="float" office:value="10.436858000000001" table:style-name="ce1">
            <text:p>10.436858</text:p>
          </table:table-cell>
          <table:table-cell office:value-type="float" office:value="10.697761" table:style-name="ce1">
            <text:p>10.697761</text:p>
          </table:table-cell>
          <table:table-cell office:value-type="float" office:value="323.95624900000001" table:style-name="ce1">
            <text:p>323.956249</text:p>
          </table:table-cell>
          <table:table-cell office:value-type="float" office:value="75.5334" table:style-name="ce1">
            <text:p>75.5334</text:p>
          </table:table-cell>
          <table:table-cell office:value-type="float" office:value="75.498500000000007" table:style-name="ce1">
            <text:p>75.4985</text:p>
          </table:table-cell>
          <table:table-cell office:value-type="float" office:value="66.066999999999993" table:style-name="ce1">
            <text:p>66.067</text:p>
          </table:table-cell>
          <table:table-cell office:value-type="float" office:value="478.12299999999999" table:style-name="ce1">
            <text:p>478.12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1.314492" table:style-name="ce1">
            <text:p>11.314492</text:p>
          </table:table-cell>
          <table:table-cell office:value-type="float" office:value="75.5334" table:style-name="ce1">
            <text:p>75.5334</text:p>
          </table:table-cell>
          <table:table-cell office:value-type="float" office:value="10.436858000000001" table:style-name="ce1">
            <text:p>10.436858</text:p>
          </table:table-cell>
          <table:table-cell office:value-type="float" office:value="75.498500000000007" table:style-name="ce1">
            <text:p>75.4985</text:p>
          </table:table-cell>
          <table:table-cell office:value-type="float" office:value="10.697761" table:style-name="ce1">
            <text:p>10.697761</text:p>
          </table:table-cell>
          <table:table-cell office:value-type="float" office:value="66.066999999999993" table:style-name="ce1">
            <text:p>66.067</text:p>
          </table:table-cell>
          <table:table-cell office:value-type="float" office:value="323.95624900000001" table:style-name="ce1">
            <text:p>323.956249</text:p>
          </table:table-cell>
          <table:table-cell office:value-type="float" office:value="478.12299999999999" table:style-name="ce1">
            <text:p>478.123</text:p>
          </table:table-cell>
          <table:table-cell table:number-columns-repeated="16366"/>
        </table:table-row>
        <table:table-row table:style-name="ro1">
          <table:table-cell office:value-type="float" office:value="11.792491" table:style-name="ce1">
            <text:p>11.792491</text:p>
          </table:table-cell>
          <table:table-cell office:value-type="float" office:value="10.852622" table:style-name="ce1">
            <text:p>10.852622</text:p>
          </table:table-cell>
          <table:table-cell office:value-type="float" office:value="11.180515" table:style-name="ce1">
            <text:p>11.180515</text:p>
          </table:table-cell>
          <table:table-cell office:value-type="float" office:value="335.150893" table:style-name="ce1">
            <text:p>335.150893</text:p>
          </table:table-cell>
          <table:table-cell office:value-type="float" office:value="77.599199999999996" table:style-name="ce1">
            <text:p>77.5992</text:p>
          </table:table-cell>
          <table:table-cell office:value-type="float" office:value="77.740899999999996" table:style-name="ce1">
            <text:p>77.7409</text:p>
          </table:table-cell>
          <table:table-cell office:value-type="float" office:value="67.779499999999999" table:style-name="ce1">
            <text:p>67.7795</text:p>
          </table:table-cell>
          <table:table-cell office:value-type="float" office:value="490.68990000000002" table:style-name="ce1">
            <text:p>490.6899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1.792491" table:style-name="ce1">
            <text:p>11.792491</text:p>
          </table:table-cell>
          <table:table-cell office:value-type="float" office:value="77.599199999999996" table:style-name="ce1">
            <text:p>77.5992</text:p>
          </table:table-cell>
          <table:table-cell office:value-type="float" office:value="10.852622" table:style-name="ce1">
            <text:p>10.852622</text:p>
          </table:table-cell>
          <table:table-cell office:value-type="float" office:value="77.740899999999996" table:style-name="ce1">
            <text:p>77.7409</text:p>
          </table:table-cell>
          <table:table-cell office:value-type="float" office:value="11.180515" table:style-name="ce1">
            <text:p>11.180515</text:p>
          </table:table-cell>
          <table:table-cell office:value-type="float" office:value="67.779499999999999" table:style-name="ce1">
            <text:p>67.7795</text:p>
          </table:table-cell>
          <table:table-cell office:value-type="float" office:value="335.150893" table:style-name="ce1">
            <text:p>335.150893</text:p>
          </table:table-cell>
          <table:table-cell office:value-type="float" office:value="490.68990000000002" table:style-name="ce1">
            <text:p>490.6899</text:p>
          </table:table-cell>
          <table:table-cell table:number-columns-repeated="16366"/>
        </table:table-row>
        <table:table-row table:style-name="ro1">
          <table:table-cell office:value-type="float" office:value="12.100929000000001" table:style-name="ce1">
            <text:p>12.100929</text:p>
          </table:table-cell>
          <table:table-cell office:value-type="float" office:value="11.274100000000001" table:style-name="ce1">
            <text:p>11.2741</text:p>
          </table:table-cell>
          <table:table-cell office:value-type="float" office:value="11.76749" table:style-name="ce1">
            <text:p>11.76749</text:p>
          </table:table-cell>
          <table:table-cell office:value-type="float" office:value="346.09510299999999" table:style-name="ce1">
            <text:p>346.095103</text:p>
          </table:table-cell>
          <table:table-cell office:value-type="float" office:value="79.972499999999997" table:style-name="ce1">
            <text:p>79.9725</text:p>
          </table:table-cell>
          <table:table-cell office:value-type="float" office:value="79.712100000000007" table:style-name="ce1">
            <text:p>79.7121</text:p>
          </table:table-cell>
          <table:table-cell office:value-type="float" office:value="69.681100000000001" table:style-name="ce1">
            <text:p>69.6811</text:p>
          </table:table-cell>
          <table:table-cell office:value-type="float" office:value="504.75779999999997" table:style-name="ce1">
            <text:p>504.7578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2.100929000000001" table:style-name="ce1">
            <text:p>12.100929</text:p>
          </table:table-cell>
          <table:table-cell office:value-type="float" office:value="79.972499999999997" table:style-name="ce1">
            <text:p>79.9725</text:p>
          </table:table-cell>
          <table:table-cell office:value-type="float" office:value="11.274100000000001" table:style-name="ce1">
            <text:p>11.2741</text:p>
          </table:table-cell>
          <table:table-cell office:value-type="float" office:value="79.712100000000007" table:style-name="ce1">
            <text:p>79.7121</text:p>
          </table:table-cell>
          <table:table-cell office:value-type="float" office:value="11.76749" table:style-name="ce1">
            <text:p>11.76749</text:p>
          </table:table-cell>
          <table:table-cell office:value-type="float" office:value="69.681100000000001" table:style-name="ce1">
            <text:p>69.6811</text:p>
          </table:table-cell>
          <table:table-cell office:value-type="float" office:value="346.09510299999999" table:style-name="ce1">
            <text:p>346.095103</text:p>
          </table:table-cell>
          <table:table-cell office:value-type="float" office:value="504.75779999999997" table:style-name="ce1">
            <text:p>504.7578</text:p>
          </table:table-cell>
          <table:table-cell table:number-columns-repeated="16366"/>
        </table:table-row>
        <table:table-row table:style-name="ro1">
          <table:table-cell office:value-type="float" office:value="11.468928" table:style-name="ce1">
            <text:p>11.468928</text:p>
          </table:table-cell>
          <table:table-cell office:value-type="float" office:value="10.845803999999999" table:style-name="ce1">
            <text:p>10.845804</text:p>
          </table:table-cell>
          <table:table-cell office:value-type="float" office:value="10.942747000000001" table:style-name="ce1">
            <text:p>10.942747</text:p>
          </table:table-cell>
          <table:table-cell office:value-type="float" office:value="349.39119599999998" table:style-name="ce1">
            <text:p>349.391196</text:p>
          </table:table-cell>
          <table:table-cell office:value-type="float" office:value="81.714399999999998" table:style-name="ce1">
            <text:p>81.7144</text:p>
          </table:table-cell>
          <table:table-cell office:value-type="float" office:value="81.660799999999995" table:style-name="ce1">
            <text:p>81.6608</text:p>
          </table:table-cell>
          <table:table-cell office:value-type="float" office:value="71.561999999999998" table:style-name="ce1">
            <text:p>71.562</text:p>
          </table:table-cell>
          <table:table-cell office:value-type="float" office:value="519.25070000000005" table:style-name="ce1">
            <text:p>519.250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1.468928" table:style-name="ce1">
            <text:p>11.468928</text:p>
          </table:table-cell>
          <table:table-cell office:value-type="float" office:value="81.714399999999998" table:style-name="ce1">
            <text:p>81.7144</text:p>
          </table:table-cell>
          <table:table-cell office:value-type="float" office:value="10.845803999999999" table:style-name="ce1">
            <text:p>10.845804</text:p>
          </table:table-cell>
          <table:table-cell office:value-type="float" office:value="81.660799999999995" table:style-name="ce1">
            <text:p>81.6608</text:p>
          </table:table-cell>
          <table:table-cell office:value-type="float" office:value="10.942747000000001" table:style-name="ce1">
            <text:p>10.942747</text:p>
          </table:table-cell>
          <table:table-cell office:value-type="float" office:value="71.561999999999998" table:style-name="ce1">
            <text:p>71.562</text:p>
          </table:table-cell>
          <table:table-cell office:value-type="float" office:value="349.39119599999998" table:style-name="ce1">
            <text:p>349.391196</text:p>
          </table:table-cell>
          <table:table-cell office:value-type="float" office:value="519.25070000000005" table:style-name="ce1">
            <text:p>519.2507</text:p>
          </table:table-cell>
          <table:table-cell table:number-columns-repeated="16366"/>
        </table:table-row>
        <table:table-row table:style-name="ro1">
          <table:table-cell office:value-type="float" office:value="11.451568" table:style-name="ce1">
            <text:p>11.451568</text:p>
          </table:table-cell>
          <table:table-cell office:value-type="float" office:value="10.889211" table:style-name="ce1">
            <text:p>10.889211</text:p>
          </table:table-cell>
          <table:table-cell office:value-type="float" office:value="11.456261" table:style-name="ce1">
            <text:p>11.456261</text:p>
          </table:table-cell>
          <table:table-cell office:value-type="float" office:value="360.58225399999998" table:style-name="ce1">
            <text:p>360.582254</text:p>
          </table:table-cell>
          <table:table-cell office:value-type="float" office:value="83.961299999999994" table:style-name="ce1">
            <text:p>83.9613</text:p>
          </table:table-cell>
          <table:table-cell office:value-type="float" office:value="83.821100000000001" table:style-name="ce1">
            <text:p>83.8211</text:p>
          </table:table-cell>
          <table:table-cell office:value-type="float" office:value="73.290700000000001" table:style-name="ce1">
            <text:p>73.2907</text:p>
          </table:table-cell>
          <table:table-cell office:value-type="float" office:value="530.23360000000002" table:style-name="ce1">
            <text:p>530.233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1.451568" table:style-name="ce1">
            <text:p>11.451568</text:p>
          </table:table-cell>
          <table:table-cell office:value-type="float" office:value="83.961299999999994" table:style-name="ce1">
            <text:p>83.9613</text:p>
          </table:table-cell>
          <table:table-cell office:value-type="float" office:value="10.889211" table:style-name="ce1">
            <text:p>10.889211</text:p>
          </table:table-cell>
          <table:table-cell office:value-type="float" office:value="83.821100000000001" table:style-name="ce1">
            <text:p>83.8211</text:p>
          </table:table-cell>
          <table:table-cell office:value-type="float" office:value="11.456261" table:style-name="ce1">
            <text:p>11.456261</text:p>
          </table:table-cell>
          <table:table-cell office:value-type="float" office:value="73.290700000000001" table:style-name="ce1">
            <text:p>73.2907</text:p>
          </table:table-cell>
          <table:table-cell office:value-type="float" office:value="360.58225399999998" table:style-name="ce1">
            <text:p>360.582254</text:p>
          </table:table-cell>
          <table:table-cell office:value-type="float" office:value="530.23360000000002" table:style-name="ce1">
            <text:p>530.2336</text:p>
          </table:table-cell>
          <table:table-cell table:number-columns-repeated="16366"/>
        </table:table-row>
        <table:table-row table:style-name="ro1">
          <table:table-cell office:value-type="float" office:value="11.853116" table:style-name="ce1">
            <text:p>11.853116</text:p>
          </table:table-cell>
          <table:table-cell office:value-type="float" office:value="11.271037" table:style-name="ce1">
            <text:p>11.271037</text:p>
          </table:table-cell>
          <table:table-cell office:value-type="float" office:value="11.220981" table:style-name="ce1">
            <text:p>11.220981</text:p>
          </table:table-cell>
          <table:table-cell office:value-type="float" office:value="365.61509100000001" table:style-name="ce1">
            <text:p>365.615091</text:p>
          </table:table-cell>
          <table:table-cell office:value-type="float" office:value="86.739500000000007" table:style-name="ce1">
            <text:p>86.7395</text:p>
          </table:table-cell>
          <table:table-cell office:value-type="float" office:value="87.180099999999996" table:style-name="ce1">
            <text:p>87.1801</text:p>
          </table:table-cell>
          <table:table-cell office:value-type="float" office:value="77.042299999999997" table:style-name="ce1">
            <text:p>77.0423</text:p>
          </table:table-cell>
          <table:table-cell office:value-type="float" office:value="553.12249999999995" table:style-name="ce1">
            <text:p>553.122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.853116" table:style-name="ce1">
            <text:p>11.853116</text:p>
          </table:table-cell>
          <table:table-cell office:value-type="float" office:value="86.739500000000007" table:style-name="ce1">
            <text:p>86.7395</text:p>
          </table:table-cell>
          <table:table-cell office:value-type="float" office:value="11.271037" table:style-name="ce1">
            <text:p>11.271037</text:p>
          </table:table-cell>
          <table:table-cell office:value-type="float" office:value="87.180099999999996" table:style-name="ce1">
            <text:p>87.1801</text:p>
          </table:table-cell>
          <table:table-cell office:value-type="float" office:value="11.220981" table:style-name="ce1">
            <text:p>11.220981</text:p>
          </table:table-cell>
          <table:table-cell office:value-type="float" office:value="77.042299999999997" table:style-name="ce1">
            <text:p>77.0423</text:p>
          </table:table-cell>
          <table:table-cell office:value-type="float" office:value="365.61509100000001" table:style-name="ce1">
            <text:p>365.615091</text:p>
          </table:table-cell>
          <table:table-cell office:value-type="float" office:value="553.12249999999995" table:style-name="ce1">
            <text:p>553.1225</text:p>
          </table:table-cell>
          <table:table-cell table:number-columns-repeated="16366"/>
        </table:table-row>
        <table:table-row table:style-name="ro1">
          <table:table-cell office:value-type="float" office:value="14.266902" table:style-name="ce1">
            <text:p>14.266902</text:p>
          </table:table-cell>
          <table:table-cell office:value-type="float" office:value="13.340009" table:style-name="ce1">
            <text:p>13.340009</text:p>
          </table:table-cell>
          <table:table-cell office:value-type="float" office:value="12.476876000000001" table:style-name="ce1">
            <text:p>12.476876</text:p>
          </table:table-cell>
          <table:table-cell office:value-type="float" office:value="378.40175900000003" table:style-name="ce1">
            <text:p>378.401759</text:p>
          </table:table-cell>
          <table:table-cell office:value-type="float" office:value="88.133099999999999" table:style-name="ce1">
            <text:p>88.1331</text:p>
          </table:table-cell>
          <table:table-cell office:value-type="float" office:value="87.968500000000006" table:style-name="ce1">
            <text:p>87.9685</text:p>
          </table:table-cell>
          <table:table-cell office:value-type="float" office:value="76.963700000000003" table:style-name="ce1">
            <text:p>76.9637</text:p>
          </table:table-cell>
          <table:table-cell office:value-type="float" office:value="559.6431" table:style-name="ce1">
            <text:p>559.6431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4.266902" table:style-name="ce1">
            <text:p>14.266902</text:p>
          </table:table-cell>
          <table:table-cell office:value-type="float" office:value="88.133099999999999" table:style-name="ce1">
            <text:p>88.1331</text:p>
          </table:table-cell>
          <table:table-cell office:value-type="float" office:value="13.340009" table:style-name="ce1">
            <text:p>13.340009</text:p>
          </table:table-cell>
          <table:table-cell office:value-type="float" office:value="87.968500000000006" table:style-name="ce1">
            <text:p>87.9685</text:p>
          </table:table-cell>
          <table:table-cell office:value-type="float" office:value="12.476876000000001" table:style-name="ce1">
            <text:p>12.476876</text:p>
          </table:table-cell>
          <table:table-cell office:value-type="float" office:value="76.963700000000003" table:style-name="ce1">
            <text:p>76.9637</text:p>
          </table:table-cell>
          <table:table-cell office:value-type="float" office:value="378.40175900000003" table:style-name="ce1">
            <text:p>378.401759</text:p>
          </table:table-cell>
          <table:table-cell office:value-type="float" office:value="559.6431" table:style-name="ce1">
            <text:p>559.6431</text:p>
          </table:table-cell>
          <table:table-cell table:number-columns-repeated="16366"/>
        </table:table-row>
        <table:table-row table:style-name="ro1">
          <table:table-cell office:value-type="float" office:value="12.483853999999999" table:style-name="ce1">
            <text:p>12.483854</text:p>
          </table:table-cell>
          <table:table-cell office:value-type="float" office:value="11.780882999999999" table:style-name="ce1">
            <text:p>11.780883</text:p>
          </table:table-cell>
          <table:table-cell office:value-type="float" office:value="12.054149000000001" table:style-name="ce1">
            <text:p>12.054149</text:p>
          </table:table-cell>
          <table:table-cell office:value-type="float" office:value="388.10692399999999" table:style-name="ce1">
            <text:p>388.106924</text:p>
          </table:table-cell>
          <table:table-cell office:value-type="float" office:value="90.373199999999997" table:style-name="ce1">
            <text:p>90.3732</text:p>
          </table:table-cell>
          <table:table-cell office:value-type="float" office:value="90.163899999999998" table:style-name="ce1">
            <text:p>90.1639</text:p>
          </table:table-cell>
          <table:table-cell office:value-type="float" office:value="78.921300000000002" table:style-name="ce1">
            <text:p>78.9213</text:p>
          </table:table-cell>
          <table:table-cell office:value-type="float" office:value="571.5779" table:style-name="ce1">
            <text:p>571.577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2.483853999999999" table:style-name="ce1">
            <text:p>12.483854</text:p>
          </table:table-cell>
          <table:table-cell office:value-type="float" office:value="90.373199999999997" table:style-name="ce1">
            <text:p>90.3732</text:p>
          </table:table-cell>
          <table:table-cell office:value-type="float" office:value="11.780882999999999" table:style-name="ce1">
            <text:p>11.780883</text:p>
          </table:table-cell>
          <table:table-cell office:value-type="float" office:value="90.163899999999998" table:style-name="ce1">
            <text:p>90.1639</text:p>
          </table:table-cell>
          <table:table-cell office:value-type="float" office:value="12.054149000000001" table:style-name="ce1">
            <text:p>12.054149</text:p>
          </table:table-cell>
          <table:table-cell office:value-type="float" office:value="78.921300000000002" table:style-name="ce1">
            <text:p>78.9213</text:p>
          </table:table-cell>
          <table:table-cell office:value-type="float" office:value="388.10692399999999" table:style-name="ce1">
            <text:p>388.106924</text:p>
          </table:table-cell>
          <table:table-cell office:value-type="float" office:value="571.5779" table:style-name="ce1">
            <text:p>571.5779</text:p>
          </table:table-cell>
          <table:table-cell table:number-columns-repeated="16366"/>
        </table:table-row>
        <table:table-row table:style-name="ro1">
          <table:table-cell office:value-type="float" office:value="12.737707" table:style-name="ce1">
            <text:p>12.737707</text:p>
          </table:table-cell>
          <table:table-cell office:value-type="float" office:value="12.173382" table:style-name="ce1">
            <text:p>12.173382</text:p>
          </table:table-cell>
          <table:table-cell office:value-type="float" office:value="12.500024" table:style-name="ce1">
            <text:p>12.500024</text:p>
          </table:table-cell>
          <table:table-cell office:value-type="float" office:value="393.734848" table:style-name="ce1">
            <text:p>393.734848</text:p>
          </table:table-cell>
          <table:table-cell office:value-type="float" office:value="92.877300000000005" table:style-name="ce1">
            <text:p>92.8773</text:p>
          </table:table-cell>
          <table:table-cell office:value-type="float" office:value="92.876800000000003" table:style-name="ce1">
            <text:p>92.8768</text:p>
          </table:table-cell>
          <table:table-cell office:value-type="float" office:value="81.127099999999999" table:style-name="ce1">
            <text:p>81.1271</text:p>
          </table:table-cell>
          <table:table-cell office:value-type="float" office:value="586.20309999999995" table:style-name="ce1">
            <text:p>586.203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2.737707" table:style-name="ce1">
            <text:p>12.737707</text:p>
          </table:table-cell>
          <table:table-cell office:value-type="float" office:value="92.877300000000005" table:style-name="ce1">
            <text:p>92.8773</text:p>
          </table:table-cell>
          <table:table-cell office:value-type="float" office:value="12.173382" table:style-name="ce1">
            <text:p>12.173382</text:p>
          </table:table-cell>
          <table:table-cell office:value-type="float" office:value="92.876800000000003" table:style-name="ce1">
            <text:p>92.8768</text:p>
          </table:table-cell>
          <table:table-cell office:value-type="float" office:value="12.500024" table:style-name="ce1">
            <text:p>12.500024</text:p>
          </table:table-cell>
          <table:table-cell office:value-type="float" office:value="81.127099999999999" table:style-name="ce1">
            <text:p>81.1271</text:p>
          </table:table-cell>
          <table:table-cell office:value-type="float" office:value="393.734848" table:style-name="ce1">
            <text:p>393.734848</text:p>
          </table:table-cell>
          <table:table-cell office:value-type="float" office:value="586.20309999999995" table:style-name="ce1">
            <text:p>586.2031</text:p>
          </table:table-cell>
          <table:table-cell table:number-columns-repeated="16366"/>
        </table:table-row>
        <table:table-row table:style-name="ro1">
          <table:table-cell office:value-type="float" office:value="13.203099999999999" table:style-name="ce1">
            <text:p>13.2031</text:p>
          </table:table-cell>
          <table:table-cell office:value-type="float" office:value="12.499511999999999" table:style-name="ce1">
            <text:p>12.499512</text:p>
          </table:table-cell>
          <table:table-cell office:value-type="float" office:value="12.805892999999999" table:style-name="ce1">
            <text:p>12.805893</text:p>
          </table:table-cell>
          <table:table-cell office:value-type="float" office:value="403.305205" table:style-name="ce1">
            <text:p>403.305205</text:p>
          </table:table-cell>
          <table:table-cell office:value-type="float" office:value="94.873000000000005" table:style-name="ce1">
            <text:p>94.873</text:p>
          </table:table-cell>
          <table:table-cell office:value-type="float" office:value="94.814999999999998" table:style-name="ce1">
            <text:p>94.815</text:p>
          </table:table-cell>
          <table:table-cell office:value-type="float" office:value="82.955399999999997" table:style-name="ce1">
            <text:p>82.9554</text:p>
          </table:table-cell>
          <table:table-cell office:value-type="float" office:value="599.62199999999996" table:style-name="ce1">
            <text:p>599.62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3.203099999999999" table:style-name="ce1">
            <text:p>13.2031</text:p>
          </table:table-cell>
          <table:table-cell office:value-type="float" office:value="94.873000000000005" table:style-name="ce1">
            <text:p>94.873</text:p>
          </table:table-cell>
          <table:table-cell office:value-type="float" office:value="12.499511999999999" table:style-name="ce1">
            <text:p>12.499512</text:p>
          </table:table-cell>
          <table:table-cell office:value-type="float" office:value="94.814999999999998" table:style-name="ce1">
            <text:p>94.815</text:p>
          </table:table-cell>
          <table:table-cell office:value-type="float" office:value="12.805892999999999" table:style-name="ce1">
            <text:p>12.805893</text:p>
          </table:table-cell>
          <table:table-cell office:value-type="float" office:value="82.955399999999997" table:style-name="ce1">
            <text:p>82.9554</text:p>
          </table:table-cell>
          <table:table-cell office:value-type="float" office:value="403.305205" table:style-name="ce1">
            <text:p>403.305205</text:p>
          </table:table-cell>
          <table:table-cell office:value-type="float" office:value="599.62199999999996" table:style-name="ce1">
            <text:p>599.622</text:p>
          </table:table-cell>
          <table:table-cell table:number-columns-repeated="16366"/>
        </table:table-row>
        <table:table-row table:style-name="ro1">
          <table:table-cell office:value-type="float" office:value="13.404591999999999" table:style-name="ce1">
            <text:p>13.404592</text:p>
          </table:table-cell>
          <table:table-cell office:value-type="float" office:value="12.611340999999999" table:style-name="ce1">
            <text:p>12.611341</text:p>
          </table:table-cell>
          <table:table-cell office:value-type="float" office:value="12.720583" table:style-name="ce1">
            <text:p>12.720583</text:p>
          </table:table-cell>
          <table:table-cell office:value-type="float" office:value="415.79188799999997" table:style-name="ce1">
            <text:p>415.791888</text:p>
          </table:table-cell>
          <table:table-cell office:value-type="float" office:value="96.688599999999994" table:style-name="ce1">
            <text:p>96.6886</text:p>
          </table:table-cell>
          <table:table-cell office:value-type="float" office:value="96.778700000000001" table:style-name="ce1">
            <text:p>96.7787</text:p>
          </table:table-cell>
          <table:table-cell office:value-type="float" office:value="84.591700000000003" table:style-name="ce1">
            <text:p>84.5917</text:p>
          </table:table-cell>
          <table:table-cell office:value-type="float" office:value="612.75729999999999" table:style-name="ce1">
            <text:p>612.757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3.404591999999999" table:style-name="ce1">
            <text:p>13.404592</text:p>
          </table:table-cell>
          <table:table-cell office:value-type="float" office:value="96.688599999999994" table:style-name="ce1">
            <text:p>96.6886</text:p>
          </table:table-cell>
          <table:table-cell office:value-type="float" office:value="12.611340999999999" table:style-name="ce1">
            <text:p>12.611341</text:p>
          </table:table-cell>
          <table:table-cell office:value-type="float" office:value="96.778700000000001" table:style-name="ce1">
            <text:p>96.7787</text:p>
          </table:table-cell>
          <table:table-cell office:value-type="float" office:value="12.720583" table:style-name="ce1">
            <text:p>12.720583</text:p>
          </table:table-cell>
          <table:table-cell office:value-type="float" office:value="84.591700000000003" table:style-name="ce1">
            <text:p>84.5917</text:p>
          </table:table-cell>
          <table:table-cell office:value-type="float" office:value="415.79188799999997" table:style-name="ce1">
            <text:p>415.791888</text:p>
          </table:table-cell>
          <table:table-cell office:value-type="float" office:value="612.75729999999999" table:style-name="ce1">
            <text:p>612.7573</text:p>
          </table:table-cell>
          <table:table-cell table:number-columns-repeated="16366"/>
        </table:table-row>
        <table:table-row table:style-name="ro1">
          <table:table-cell office:value-type="float" office:value="13.596969" table:style-name="ce1">
            <text:p>13.596969</text:p>
          </table:table-cell>
          <table:table-cell office:value-type="float" office:value="12.903167" table:style-name="ce1">
            <text:p>12.903167</text:p>
          </table:table-cell>
          <table:table-cell office:value-type="float" office:value="13.113588999999999" table:style-name="ce1">
            <text:p>13.113589</text:p>
          </table:table-cell>
          <table:table-cell office:value-type="float" office:value="423.82158299999998" table:style-name="ce1">
            <text:p>423.821583</text:p>
          </table:table-cell>
          <table:table-cell office:value-type="float" office:value="99.266999999999996" table:style-name="ce1">
            <text:p>99.267</text:p>
          </table:table-cell>
          <table:table-cell office:value-type="float" office:value="99.181100000000001" table:style-name="ce1">
            <text:p>99.1811</text:p>
          </table:table-cell>
          <table:table-cell office:value-type="float" office:value="86.567499999999995" table:style-name="ce1">
            <text:p>86.5675</text:p>
          </table:table-cell>
          <table:table-cell office:value-type="float" office:value="626.12310000000002" table:style-name="ce1">
            <text:p>626.1231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3.596969" table:style-name="ce1">
            <text:p>13.596969</text:p>
          </table:table-cell>
          <table:table-cell office:value-type="float" office:value="99.266999999999996" table:style-name="ce1">
            <text:p>99.267</text:p>
          </table:table-cell>
          <table:table-cell office:value-type="float" office:value="12.903167" table:style-name="ce1">
            <text:p>12.903167</text:p>
          </table:table-cell>
          <table:table-cell office:value-type="float" office:value="99.181100000000001" table:style-name="ce1">
            <text:p>99.1811</text:p>
          </table:table-cell>
          <table:table-cell office:value-type="float" office:value="13.113588999999999" table:style-name="ce1">
            <text:p>13.113589</text:p>
          </table:table-cell>
          <table:table-cell office:value-type="float" office:value="86.567499999999995" table:style-name="ce1">
            <text:p>86.5675</text:p>
          </table:table-cell>
          <table:table-cell office:value-type="float" office:value="423.82158299999998" table:style-name="ce1">
            <text:p>423.821583</text:p>
          </table:table-cell>
          <table:table-cell office:value-type="float" office:value="626.12310000000002" table:style-name="ce1">
            <text:p>626.1231</text:p>
          </table:table-cell>
          <table:table-cell table:number-columns-repeated="16366"/>
        </table:table-row>
        <table:table-row table:style-name="ro1">
          <table:table-cell office:value-type="float" office:value="14.960098" table:style-name="ce1">
            <text:p>14.960098</text:p>
          </table:table-cell>
          <table:table-cell office:value-type="float" office:value="13.810741999999999" table:style-name="ce1">
            <text:p>13.810742</text:p>
          </table:table-cell>
          <table:table-cell office:value-type="float" office:value="14.443457" table:style-name="ce1">
            <text:p>14.443457</text:p>
          </table:table-cell>
          <table:table-cell office:value-type="float" office:value="440.642968" table:style-name="ce1">
            <text:p>440.642968</text:p>
          </table:table-cell>
          <table:table-cell office:value-type="float" office:value="101.8113" table:style-name="ce1">
            <text:p>101.8113</text:p>
          </table:table-cell>
          <table:table-cell office:value-type="float" office:value="101.26260000000001" table:style-name="ce1">
            <text:p>101.2626</text:p>
          </table:table-cell>
          <table:table-cell office:value-type="float" office:value="90.300600000000003" table:style-name="ce1">
            <text:p>90.3006</text:p>
          </table:table-cell>
          <table:table-cell office:value-type="float" office:value="649.3886" table:style-name="ce1">
            <text:p>649.388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4.960098" table:style-name="ce1">
            <text:p>14.960098</text:p>
          </table:table-cell>
          <table:table-cell office:value-type="float" office:value="101.8113" table:style-name="ce1">
            <text:p>101.8113</text:p>
          </table:table-cell>
          <table:table-cell office:value-type="float" office:value="13.810741999999999" table:style-name="ce1">
            <text:p>13.810742</text:p>
          </table:table-cell>
          <table:table-cell office:value-type="float" office:value="101.26260000000001" table:style-name="ce1">
            <text:p>101.2626</text:p>
          </table:table-cell>
          <table:table-cell office:value-type="float" office:value="14.443457" table:style-name="ce1">
            <text:p>14.443457</text:p>
          </table:table-cell>
          <table:table-cell office:value-type="float" office:value="90.300600000000003" table:style-name="ce1">
            <text:p>90.3006</text:p>
          </table:table-cell>
          <table:table-cell office:value-type="float" office:value="440.642968" table:style-name="ce1">
            <text:p>440.642968</text:p>
          </table:table-cell>
          <table:table-cell office:value-type="float" office:value="649.3886" table:style-name="ce1">
            <text:p>649.3886</text:p>
          </table:table-cell>
          <table:table-cell table:number-columns-repeated="16366"/>
        </table:table-row>
        <table:table-row table:style-name="ro1">
          <table:table-cell office:value-type="float" office:value="15.987072" table:style-name="ce1">
            <text:p>15.987072</text:p>
          </table:table-cell>
          <table:table-cell office:value-type="float" office:value="15.148717" table:style-name="ce1">
            <text:p>15.148717</text:p>
          </table:table-cell>
          <table:table-cell office:value-type="float" office:value="15.122873" table:style-name="ce1">
            <text:p>15.122873</text:p>
          </table:table-cell>
          <table:table-cell office:value-type="float" office:value="449.75226900000001" table:style-name="ce1">
            <text:p>449.752269</text:p>
          </table:table-cell>
          <table:table-cell office:value-type="float" office:value="103.5946" table:style-name="ce1">
            <text:p>103.5946</text:p>
          </table:table-cell>
          <table:table-cell office:value-type="float" office:value="103.7629" table:style-name="ce1">
            <text:p>103.7629</text:p>
          </table:table-cell>
          <table:table-cell office:value-type="float" office:value="91.472700000000003" table:style-name="ce1">
            <text:p>91.4727</text:p>
          </table:table-cell>
          <table:table-cell office:value-type="float" office:value="659.07640000000004" table:style-name="ce1">
            <text:p>659.076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5.987072" table:style-name="ce1">
            <text:p>15.987072</text:p>
          </table:table-cell>
          <table:table-cell office:value-type="float" office:value="103.5946" table:style-name="ce1">
            <text:p>103.5946</text:p>
          </table:table-cell>
          <table:table-cell office:value-type="float" office:value="15.148717" table:style-name="ce1">
            <text:p>15.148717</text:p>
          </table:table-cell>
          <table:table-cell office:value-type="float" office:value="103.7629" table:style-name="ce1">
            <text:p>103.7629</text:p>
          </table:table-cell>
          <table:table-cell office:value-type="float" office:value="15.122873" table:style-name="ce1">
            <text:p>15.122873</text:p>
          </table:table-cell>
          <table:table-cell office:value-type="float" office:value="91.472700000000003" table:style-name="ce1">
            <text:p>91.4727</text:p>
          </table:table-cell>
          <table:table-cell office:value-type="float" office:value="449.75226900000001" table:style-name="ce1">
            <text:p>449.752269</text:p>
          </table:table-cell>
          <table:table-cell office:value-type="float" office:value="659.07640000000004" table:style-name="ce1">
            <text:p>659.0764</text:p>
          </table:table-cell>
          <table:table-cell table:number-columns-repeated="16366"/>
        </table:table-row>
        <table:table-row table:style-name="ro1">
          <table:table-cell office:value-type="float" office:value="16.147852" table:style-name="ce1">
            <text:p>16.147852</text:p>
          </table:table-cell>
          <table:table-cell office:value-type="float" office:value="15.548631" table:style-name="ce1">
            <text:p>15.548631</text:p>
          </table:table-cell>
          <table:table-cell office:value-type="float" office:value="15.894408" table:style-name="ce1">
            <text:p>15.894408</text:p>
          </table:table-cell>
          <table:table-cell office:value-type="float" office:value="462.20234900000003" table:style-name="ce1">
            <text:p>462.202349</text:p>
          </table:table-cell>
          <table:table-cell office:value-type="float" office:value="105.6931" table:style-name="ce1">
            <text:p>105.6931</text:p>
          </table:table-cell>
          <table:table-cell office:value-type="float" office:value="106.4298" table:style-name="ce1">
            <text:p>106.4298</text:p>
          </table:table-cell>
          <table:table-cell office:value-type="float" office:value="92.604600000000005" table:style-name="ce1">
            <text:p>92.6046</text:p>
          </table:table-cell>
          <table:table-cell office:value-type="float" office:value="671.92470000000003" table:style-name="ce1">
            <text:p>671.924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6.147852" table:style-name="ce1">
            <text:p>16.147852</text:p>
          </table:table-cell>
          <table:table-cell office:value-type="float" office:value="105.6931" table:style-name="ce1">
            <text:p>105.6931</text:p>
          </table:table-cell>
          <table:table-cell office:value-type="float" office:value="15.548631" table:style-name="ce1">
            <text:p>15.548631</text:p>
          </table:table-cell>
          <table:table-cell office:value-type="float" office:value="106.4298" table:style-name="ce1">
            <text:p>106.4298</text:p>
          </table:table-cell>
          <table:table-cell office:value-type="float" office:value="15.894408" table:style-name="ce1">
            <text:p>15.894408</text:p>
          </table:table-cell>
          <table:table-cell office:value-type="float" office:value="92.604600000000005" table:style-name="ce1">
            <text:p>92.6046</text:p>
          </table:table-cell>
          <table:table-cell office:value-type="float" office:value="462.20234900000003" table:style-name="ce1">
            <text:p>462.202349</text:p>
          </table:table-cell>
          <table:table-cell office:value-type="float" office:value="671.92470000000003" table:style-name="ce1">
            <text:p>671.9247</text:p>
          </table:table-cell>
          <table:table-cell table:number-columns-repeated="16366"/>
        </table:table-row>
        <table:table-row table:style-name="ro1">
          <table:table-cell office:value-type="float" office:value="19.375568999999999" table:style-name="ce1">
            <text:p>19.375569</text:p>
          </table:table-cell>
          <table:table-cell office:value-type="float" office:value="18.812626999999999" table:style-name="ce1">
            <text:p>18.812627</text:p>
          </table:table-cell>
          <table:table-cell office:value-type="float" office:value="20.780645" table:style-name="ce1">
            <text:p>20.780645</text:p>
          </table:table-cell>
          <table:table-cell office:value-type="float" office:value="483.854871" table:style-name="ce1">
            <text:p>483.854871</text:p>
          </table:table-cell>
          <table:table-cell office:value-type="float" office:value="108.7509" table:style-name="ce1">
            <text:p>108.7509</text:p>
          </table:table-cell>
          <table:table-cell office:value-type="float" office:value="108.8248" table:style-name="ce1">
            <text:p>108.8248</text:p>
          </table:table-cell>
          <table:table-cell office:value-type="float" office:value="94.860500000000002" table:style-name="ce1">
            <text:p>94.8605</text:p>
          </table:table-cell>
          <table:table-cell office:value-type="float" office:value="688.6277" table:style-name="ce1">
            <text:p>688.627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9.375568999999999" table:style-name="ce1">
            <text:p>19.375569</text:p>
          </table:table-cell>
          <table:table-cell office:value-type="float" office:value="108.7509" table:style-name="ce1">
            <text:p>108.7509</text:p>
          </table:table-cell>
          <table:table-cell office:value-type="float" office:value="18.812626999999999" table:style-name="ce1">
            <text:p>18.812627</text:p>
          </table:table-cell>
          <table:table-cell office:value-type="float" office:value="108.8248" table:style-name="ce1">
            <text:p>108.8248</text:p>
          </table:table-cell>
          <table:table-cell office:value-type="float" office:value="20.780645" table:style-name="ce1">
            <text:p>20.780645</text:p>
          </table:table-cell>
          <table:table-cell office:value-type="float" office:value="94.860500000000002" table:style-name="ce1">
            <text:p>94.8605</text:p>
          </table:table-cell>
          <table:table-cell office:value-type="float" office:value="483.854871" table:style-name="ce1">
            <text:p>483.854871</text:p>
          </table:table-cell>
          <table:table-cell office:value-type="float" office:value="688.6277" table:style-name="ce1">
            <text:p>688.6277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" svg:font-family="&quot;Nimbus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Nimbus Sans" style:font-name-asian="Nimbus Sans" style:font-name-complex="Nimbus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ulia</meta:initial-creator>
    <dc:creator>julia</dc:creator>
    <meta:creation-date>2018-02-06T17:40:23Z</meta:creation-date>
    <dc:date>2018-02-07T03:15:50Z</dc:date>
    <meta:editing-cycles>1</meta:editing-cycles>
    <meta:editing-duration>PT4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est Cas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A$56:.$A$105"/>
          </chart:axis>
          <chart:axis chart:dimension="y" chart:name="primary-y" chart:style-name="Axs1">
            <chart:title chart:style-name="AT01">
              <text:p text:style-name="a1" text:class-names="" text:cond-style-name="">time duration</text:p>
            </chart:title>
            <chart:grid chart:class="major" chart:style-name="GMa1"/>
          </chart:axis>
          <chart:series chart:label-cell-address="Sheet1.$B$55" chart:values-cell-range-address="Sheet1.$B$56:.$B$105" chart:class="chart:line" chart:attached-axis="primary-y" chart:style-name="G0S0">
            <chart:data-point chart:repeated="50"/>
          </chart:series>
          <chart:series chart:label-cell-address="Sheet1.$C$55" chart:values-cell-range-address="Sheet1.$C$56:.$C$105" chart:class="chart:line" chart:attached-axis="primary-y" chart:style-name="G0S1">
            <chart:data-point chart:repeated="50"/>
          </chart:series>
          <chart:series chart:label-cell-address="Sheet1.$D$55" chart:values-cell-range-address="Sheet1.$D$56:.$D$105" chart:class="chart:line" chart:attached-axis="primary-y" chart:style-name="G0S2">
            <chart:data-point chart:repeated="50"/>
          </chart:series>
          <chart:series chart:label-cell-address="Sheet1.$E$55" chart:values-cell-range-address="Sheet1.$E$56:.$E$105" chart:class="chart:line" chart:attached-axis="primary-y" chart:style-name="G0S3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orst Cas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A$56:.$A$105"/>
          </chart:axis>
          <chart:axis chart:dimension="y" chart:name="primary-y" chart:style-name="Axs1">
            <chart:title chart:style-name="AT01">
              <text:p text:style-name="a1" text:class-names="" text:cond-style-name="">time duration</text:p>
            </chart:title>
            <chart:grid chart:class="major" chart:style-name="GMa1"/>
          </chart:axis>
          <chart:series chart:label-cell-address="Sheet1.$F$55" chart:values-cell-range-address="Sheet1.$F$56:.$F$105" chart:class="chart:line" chart:attached-axis="primary-y" chart:style-name="G0S0">
            <chart:data-point chart:repeated="50"/>
          </chart:series>
          <chart:series chart:label-cell-address="Sheet1.$G$55" chart:values-cell-range-address="Sheet1.$G$56:.$G$105" chart:class="chart:line" chart:attached-axis="primary-y" chart:style-name="G0S1">
            <chart:data-point chart:repeated="50"/>
          </chart:series>
          <chart:series chart:label-cell-address="Sheet1.$H$55" chart:values-cell-range-address="Sheet1.$H$56:.$H$105" chart:class="chart:line" chart:attached-axis="primary-y" chart:style-name="G0S2">
            <chart:data-point chart:repeated="50"/>
          </chart:series>
          <chart:series chart:label-cell-address="Sheet1.$I$55" chart:values-cell-range-address="Sheet1.$I$56:.$I$105" chart:class="chart:line" chart:attached-axis="primary-y" chart:style-name="G0S3"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Cas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A$56:.$A$105"/>
          </chart:axis>
          <chart:axis chart:dimension="y" chart:name="primary-y" chart:style-name="Axs1">
            <chart:title chart:style-name="AT01">
              <text:p text:style-name="a1" text:class-names="" text:cond-style-name="">time duration</text:p>
            </chart:title>
            <chart:grid chart:class="major" chart:style-name="GMa1"/>
          </chart:axis>
          <chart:series chart:label-cell-address="Sheet1.$J$55" chart:values-cell-range-address="Sheet1.$J$56:.$J$105" chart:class="chart:line" chart:attached-axis="primary-y" chart:style-name="G0S0">
            <chart:data-point chart:repeated="50"/>
          </chart:series>
          <chart:series chart:label-cell-address="Sheet1.$K$55" chart:values-cell-range-address="Sheet1.$K$56:.$K$105" chart:class="chart:line" chart:attached-axis="primary-y" chart:style-name="G0S1">
            <chart:data-point chart:repeated="50"/>
          </chart:series>
          <chart:series chart:label-cell-address="Sheet1.$L$55" chart:values-cell-range-address="Sheet1.$L$56:.$L$105" chart:class="chart:line" chart:attached-axis="primary-y" chart:style-name="G0S2">
            <chart:data-point chart:repeated="50"/>
          </chart:series>
          <chart:series chart:label-cell-address="Sheet1.$M$55" chart:values-cell-range-address="Sheet1.$M$56:.$M$105" chart:class="chart:line" chart:attached-axis="primary-y" chart:style-name="G0S3">
            <chart:data-point chart:repeated="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Linear Search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time duration in miliseconds</text:p>
            </chart:title>
            <chart:grid chart:class="major" chart:style-name="GMa1"/>
          </chart:axis>
          <chart:series chart:label-cell-address="Sheet2.$K$1" chart:values-cell-range-address="Sheet2.$K$2:.$K$51" chart:class="chart:line" chart:attached-axis="primary-y" chart:style-name="G0S0">
            <chart:data-point chart:repeated="50"/>
          </chart:series>
          <chart:series chart:label-cell-address="Sheet2.$L$1" chart:values-cell-range-address="Sheet2.$L$2:.$L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etter Search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time duration in miliseconds</text:p>
            </chart:title>
            <chart:grid chart:class="major" chart:style-name="GMa1"/>
          </chart:axis>
          <chart:series chart:label-cell-address="Sheet2.$M$1" chart:values-cell-range-address="Sheet2.$M$2:.$M$51" chart:class="chart:line" chart:attached-axis="primary-y" chart:style-name="G0S0">
            <chart:data-point chart:repeated="50"/>
          </chart:series>
          <chart:series chart:label-cell-address="Sheet2.$N$1" chart:values-cell-range-address="Sheet2.$N$2:.$N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ntinel Linear Search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time duration in miliseconds</text:p>
            </chart:title>
            <chart:grid chart:class="major" chart:style-name="GMa1"/>
          </chart:axis>
          <chart:series chart:label-cell-address="Sheet2.$O$1" chart:values-cell-range-address="Sheet2.$O$2:.$O$51" chart:class="chart:line" chart:attached-axis="primary-y" chart:style-name="G0S0">
            <chart:data-point chart:repeated="50"/>
          </chart:series>
          <chart:series chart:label-cell-address="Sheet2.$P$1" chart:values-cell-range-address="Sheet2.$P$2:.$P$51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ecursive Linear Search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time duration in miliseconds</text:p>
            </chart:title>
            <chart:grid chart:class="major" chart:style-name="GMa1"/>
          </chart:axis>
          <chart:series chart:label-cell-address="Sheet2.$Q$1" chart:values-cell-range-address="Sheet2.$Q$3:.$Q$52" chart:class="chart:line" chart:attached-axis="primary-y" chart:style-name="G0S0">
            <chart:data-point chart:repeated="50"/>
          </chart:series>
          <chart:series chart:label-cell-address="Sheet2.$R$1" chart:values-cell-range-address="Sheet2.$R$3:.$R$52" chart:class="chart:line" chart:attached-axis="primary-y" chart:style-name="G0S1">
            <chart:data-point chart:repeated="5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